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4.976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266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5.616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52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6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22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d tähistatud n-ga</text:p>
          </table:table-cell>
          <table:table-cell/>
        </table:table-row>
        <table:table-row table:style-name="ro1">
          <table:table-cell office:value-type="float" office:value="20487988">
            <text:p>20487988</text:p>
          </table:table-cell>
          <table:table-cell office:value-type="float" office:value="212933096">
            <text:p>212933096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635031048">
            <text:p>396350310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endavaid uuringuid ei planeeri fPSA &gt; 15 </text:p>
          </table:table-cell>
          <table:table-cell office:value-type="string">
            <text:p>fPSA &gt; 15 </text:p>
          </table:table-cell>
          <table:table-cell office:value-type="string">
            <text:p>% , jääb uroloogi jälgimisele</text:p>
          </table:table-cell>
          <table:table-cell office:value-type="string">
            <text:p>fPSA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3682599">
            <text:p>23682599</text:p>
          </table:table-cell>
          <table:table-cell office:value-type="float" office:value="215181876">
            <text:p>215181876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673030579226">
            <text:p>673030579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orrata S-FPSA 18.02</text:p>
          </table:table-cell>
          <table:table-cell office:value-type="string">
            <text:p>FPSA 18.02</text:p>
          </table:table-cell>
          <table:table-cell office:value-type="string">
            <text:p>.14 .</text:p>
          </table:table-cell>
          <table:table-cell office:value-type="string">
            <text:p>FPSA</text:p>
          </table:table-cell>
          <table:table-cell table:style-name="ce1" office:value-type="float" office:value="18.02">
            <text:p>18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5502545">
            <text:p>5502545</text:p>
          </table:table-cell>
          <table:table-cell office:value-type="float" office:value="92291340">
            <text:p>9229134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26448040789">
            <text:p>264480407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tsiifiline antigeen seerumis S-fPSA 66707</text:p>
          </table:table-cell>
          <table:table-cell office:value-type="string">
            <text:p>fPSA 66707</text:p>
          </table:table-cell>
          <table:table-cell/>
          <table:table-cell office:value-type="string">
            <text:p>fPSA</text:p>
          </table:table-cell>
          <table:table-cell office:value-type="float" office:value="66707">
            <text:p>667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5502565">
            <text:p>5502565</text:p>
          </table:table-cell>
          <table:table-cell office:value-type="float" office:value="92291340">
            <text:p>9229134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1-02-11</text:p>
          </table:table-cell>
          <table:table-cell office:value-type="float" office:value="26448040789">
            <text:p>264480407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tsiifiline antigeen seerumis S-fPSA 66707</text:p>
          </table:table-cell>
          <table:table-cell office:value-type="string">
            <text:p>fPSA 66707</text:p>
          </table:table-cell>
          <table:table-cell/>
          <table:table-cell office:value-type="string">
            <text:p>fPSA</text:p>
          </table:table-cell>
          <table:table-cell office:value-type="float" office:value="66707">
            <text:p>667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18521624">
            <text:p>18521624</text:p>
          </table:table-cell>
          <table:table-cell office:value-type="float" office:value="172355470">
            <text:p>172355470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57686970968">
            <text:p>576869709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5.10.201217 : 31 : Vaba PSA 0.01 </text:p>
          </table:table-cell>
          <table:table-cell office:value-type="string">
            <text:p>Vaba PSA 0.01 </text:p>
          </table:table-cell>
          <table:table-cell office:value-type="string">
            <text:p>ug/l</text:p>
          </table:table-cell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61357">
            <text:p>8661357</text:p>
          </table:table-cell>
          <table:table-cell office:value-type="float" office:value="137451171">
            <text:p>137451171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25636469899">
            <text:p>256364698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56114">
            <text:p>8656114</text:p>
          </table:table-cell>
          <table:table-cell office:value-type="float" office:value="145816491">
            <text:p>145816491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28365223485">
            <text:p>283652234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&lt;0.003 ( &lt;4.100 µg/L ) , 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  <table:table-cell office:value-type="string">
            <text:p>täpsus</text:p>
          </table:table-cell>
        </table:table-row>
        <table:table-row table:style-name="ro1">
          <table:table-cell office:value-type="float" office:value="21977616">
            <text:p>21977616</text:p>
          </table:table-cell>
          <table:table-cell office:value-type="float" office:value="205706476">
            <text:p>205706476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55373181046">
            <text:p>553731810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  <table:table-cell table:formula="of:=498/500*100" office:value-type="float" office:value="99.6">
            <text:p>99,6</text:p>
          </table:table-cell>
        </table:table-row>
        <table:table-row table:style-name="ro1">
          <table:table-cell office:value-type="float" office:value="22331287">
            <text:p>22331287</text:p>
          </table:table-cell>
          <table:table-cell office:value-type="float" office:value="163668729">
            <text:p>163668729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68933098256">
            <text:p>68933098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&lt;0.003 ( &lt;4.100 µg/L ) , 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  <table:table-cell table:formula="of:=496/500*100" office:value-type="float" office:value="99.2">
            <text:p>99,2</text:p>
          </table:table-cell>
        </table:table-row>
        <table:table-row table:style-name="ro1">
          <table:table-cell office:value-type="float" office:value="21439483">
            <text:p>21439483</text:p>
          </table:table-cell>
          <table:table-cell office:value-type="float" office:value="164229565">
            <text:p>164229565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94925360187">
            <text:p>949253601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798715">
            <text:p>13798715</text:p>
          </table:table-cell>
          <table:table-cell office:value-type="float" office:value="181541779">
            <text:p>181541779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44042170523">
            <text:p>440421705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612325">
            <text:p>14612325</text:p>
          </table:table-cell>
          <table:table-cell office:value-type="float" office:value="202381610">
            <text:p>202381610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30894562013">
            <text:p>30894562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59994">
            <text:p>24459994</text:p>
          </table:table-cell>
          <table:table-cell office:value-type="float" office:value="179862634">
            <text:p>179862634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9533698">
            <text:p>673039533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016463">
            <text:p>12016463</text:p>
          </table:table-cell>
          <table:table-cell office:value-type="float" office:value="162546302">
            <text:p>162546302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82500721394">
            <text:p>825007213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75081">
            <text:p>22575081</text:p>
          </table:table-cell>
          <table:table-cell office:value-type="float" office:value="162558762">
            <text:p>162558762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13904577352">
            <text:p>13904577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41227">
            <text:p>11041227</text:p>
          </table:table-cell>
          <table:table-cell office:value-type="float" office:value="155248519">
            <text:p>155248519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22233898327">
            <text:p>22233898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85312">
            <text:p>11085312</text:p>
          </table:table-cell>
          <table:table-cell office:value-type="float" office:value="165391359">
            <text:p>165391359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55812890947">
            <text:p>558128909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65955">
            <text:p>8765955</text:p>
          </table:table-cell>
          <table:table-cell office:value-type="float" office:value="133260213">
            <text:p>133260213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63363529871">
            <text:p>633635298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42427">
            <text:p>4442427</text:p>
          </table:table-cell>
          <table:table-cell office:value-type="float" office:value="84639450">
            <text:p>84639450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88412895008">
            <text:p>884128950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1 ( µg/L )</text:p>
          </table:table-cell>
          <table:table-cell office:value-type="string">
            <text:p>Vaba PSA 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9539">
            <text:p>239539</text:p>
          </table:table-cell>
          <table:table-cell office:value-type="float" office:value="82524212">
            <text:p>82524212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2011-12-13</text:p>
          </table:table-cell>
          <table:table-cell office:value-type="float" office:value="76103748258">
            <text:p>761037482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&lt;0.003 ( &lt;4.400 µg/L ) , 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67548">
            <text:p>4367548</text:p>
          </table:table-cell>
          <table:table-cell office:value-type="float" office:value="123660328">
            <text:p>123660328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22118520736">
            <text:p>221185207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44565">
            <text:p>13844565</text:p>
          </table:table-cell>
          <table:table-cell office:value-type="float" office:value="158976542">
            <text:p>158976542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34119332028">
            <text:p>341193320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64953">
            <text:p>23164953</text:p>
          </table:table-cell>
          <table:table-cell office:value-type="float" office:value="186711514">
            <text:p>186711514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27950641558">
            <text:p>27950641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61522">
            <text:p>2861522</text:p>
          </table:table-cell>
          <table:table-cell office:value-type="float" office:value="124110416">
            <text:p>124110416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37237470650">
            <text:p>372374706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010 ( &lt;4.100 µg/L ) , 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65429">
            <text:p>21965429</text:p>
          </table:table-cell>
          <table:table-cell office:value-type="float" office:value="211440016">
            <text:p>211440016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22233898327">
            <text:p>222338983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91394">
            <text:p>23091394</text:p>
          </table:table-cell>
          <table:table-cell office:value-type="float" office:value="219568979">
            <text:p>21956897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73650129175">
            <text:p>73650129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84265">
            <text:p>7284265</text:p>
          </table:table-cell>
          <table:table-cell office:value-type="float" office:value="124113519">
            <text:p>124113519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14743163959">
            <text:p>147431639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0.020 ( &lt;3.100 µg/L ) , 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81039">
            <text:p>4781039</text:p>
          </table:table-cell>
          <table:table-cell office:value-type="float" office:value="131594332">
            <text:p>131594332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52511213090">
            <text:p>525112130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40096">
            <text:p>8640096</text:p>
          </table:table-cell>
          <table:table-cell office:value-type="float" office:value="135259942">
            <text:p>135259942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55117429932">
            <text:p>551174299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71928">
            <text:p>7271928</text:p>
          </table:table-cell>
          <table:table-cell office:value-type="float" office:value="126799178">
            <text:p>126799178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25636469899">
            <text:p>256364698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09738">
            <text:p>7909738</text:p>
          </table:table-cell>
          <table:table-cell office:value-type="float" office:value="139392144">
            <text:p>139392144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36454938221">
            <text:p>364549382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79038">
            <text:p>10679038</text:p>
          </table:table-cell>
          <table:table-cell office:value-type="float" office:value="156263912">
            <text:p>156263912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83445268488">
            <text:p>834452684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27572">
            <text:p>16627572</text:p>
          </table:table-cell>
          <table:table-cell office:value-type="float" office:value="211976668">
            <text:p>211976668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25</text:p>
          </table:table-cell>
          <table:table-cell office:value-type="float" office:value="41734137318">
            <text:p>417341373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, PSA &lt;0.003 ( &lt;4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06957">
            <text:p>9406957</text:p>
          </table:table-cell>
          <table:table-cell office:value-type="float" office:value="217564451">
            <text:p>217564451</text:p>
          </table:table-cell>
          <table:table-cell office:value-type="string">
            <text:p>2013-12-21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673043157740">
            <text:p>67304315774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170 ( &lt;3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81757">
            <text:p>24181757</text:p>
          </table:table-cell>
          <table:table-cell office:value-type="float" office:value="178783352">
            <text:p>178783352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5238734331">
            <text:p>952387343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44008">
            <text:p>22044008</text:p>
          </table:table-cell>
          <table:table-cell office:value-type="float" office:value="181218009">
            <text:p>18121800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1934383998">
            <text:p>61934383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35312">
            <text:p>23435312</text:p>
          </table:table-cell>
          <table:table-cell office:value-type="float" office:value="177548620">
            <text:p>177548620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23470072378">
            <text:p>23470072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70021">
            <text:p>4570021</text:p>
          </table:table-cell>
          <table:table-cell office:value-type="float" office:value="90523997">
            <text:p>90523997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82334732467">
            <text:p>823347324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55845">
            <text:p>12755845</text:p>
          </table:table-cell>
          <table:table-cell office:value-type="float" office:value="171519874">
            <text:p>171519874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47177627122">
            <text:p>471776271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007 ( &lt;4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61823">
            <text:p>4761823</text:p>
          </table:table-cell>
          <table:table-cell office:value-type="float" office:value="149890070">
            <text:p>149890070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07-24</text:p>
          </table:table-cell>
          <table:table-cell office:value-type="float" office:value="68933098256">
            <text:p>689330982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047 ( &lt;4.100 µg/L ) , 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07259">
            <text:p>7207259</text:p>
          </table:table-cell>
          <table:table-cell office:value-type="float" office:value="125064243">
            <text:p>125064243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43419047335">
            <text:p>434190473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0.060 ( &lt;4.100 µg/L ) , 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62556">
            <text:p>7262556</text:p>
          </table:table-cell>
          <table:table-cell office:value-type="float" office:value="125073416">
            <text:p>125073416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56717131619">
            <text:p>567171316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04276">
            <text:p>21904276</text:p>
          </table:table-cell>
          <table:table-cell office:value-type="float" office:value="195715802">
            <text:p>195715802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76431179033">
            <text:p>76431179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79485">
            <text:p>4179485</text:p>
          </table:table-cell>
          <table:table-cell office:value-type="float" office:value="124153061">
            <text:p>124153061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33501625918">
            <text:p>335016259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 office:value-type="string">
            <text:p><text:s/>Patsient jäetud jälgimislele Ma</text:p>
          </table:table-cell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88138">
            <text:p>5288138</text:p>
          </table:table-cell>
          <table:table-cell office:value-type="float" office:value="149896913">
            <text:p>149896913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75748113415">
            <text:p>757481134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51855">
            <text:p>21451855</text:p>
          </table:table-cell>
          <table:table-cell office:value-type="float" office:value="209936801">
            <text:p>209936801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72280598268">
            <text:p>72280598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82141">
            <text:p>24282141</text:p>
          </table:table-cell>
          <table:table-cell office:value-type="float" office:value="184137620">
            <text:p>18413762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85108228462">
            <text:p>85108228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48330">
            <text:p>7248330</text:p>
          </table:table-cell>
          <table:table-cell office:value-type="float" office:value="127431678">
            <text:p>127431678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84810871450">
            <text:p>848108714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0916">
            <text:p>4960916</text:p>
          </table:table-cell>
          <table:table-cell office:value-type="float" office:value="138445248">
            <text:p>138445248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5373181046">
            <text:p>553731810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82623">
            <text:p>7582623</text:p>
          </table:table-cell>
          <table:table-cell office:value-type="float" office:value="79926452">
            <text:p>79926452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44960311465">
            <text:p>449603114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75749">
            <text:p>4175749</text:p>
          </table:table-cell>
          <table:table-cell office:value-type="float" office:value="126799282">
            <text:p>12679928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22233898327">
            <text:p>222338983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62240">
            <text:p>13162240</text:p>
          </table:table-cell>
          <table:table-cell office:value-type="float" office:value="208560303">
            <text:p>208560303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94438527051">
            <text:p>944385270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51864">
            <text:p>12251864</text:p>
          </table:table-cell>
          <table:table-cell office:value-type="float" office:value="203135336">
            <text:p>203135336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19171072163">
            <text:p>191710721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31431">
            <text:p>7331431</text:p>
          </table:table-cell>
          <table:table-cell office:value-type="float" office:value="122356147">
            <text:p>122356147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16432328252">
            <text:p>164323282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91737">
            <text:p>24491737</text:p>
          </table:table-cell>
          <table:table-cell office:value-type="float" office:value="177638953">
            <text:p>177638953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444557903">
            <text:p>674445579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039 ( &lt;3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556032">
            <text:p>12556032</text:p>
          </table:table-cell>
          <table:table-cell office:value-type="float" office:value="216215947">
            <text:p>216215947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20555779296">
            <text:p>205557792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080 ( &lt;4.100 µg/L ) , fPSA 0.01 ( µg/L )</text:p>
          </table:table-cell>
          <table:table-cell office:value-type="string">
            <text:p>fPSA 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85840">
            <text:p>4485840</text:p>
          </table:table-cell>
          <table:table-cell office:value-type="float" office:value="90523082">
            <text:p>90523082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67189061236">
            <text:p>671890612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93658">
            <text:p>22393658</text:p>
          </table:table-cell>
          <table:table-cell office:value-type="float" office:value="177982561">
            <text:p>17798256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1847383721">
            <text:p>91847383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, PSA &lt;0.003 ( &lt;4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00339">
            <text:p>22800339</text:p>
          </table:table-cell>
          <table:table-cell office:value-type="float" office:value="181212112">
            <text:p>18121211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19171072163">
            <text:p>191710721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36423">
            <text:p>4436423</text:p>
          </table:table-cell>
          <table:table-cell office:value-type="float" office:value="80971087">
            <text:p>80971087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45209339150">
            <text:p>452093391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68016">
            <text:p>11068016</text:p>
          </table:table-cell>
          <table:table-cell office:value-type="float" office:value="176561153">
            <text:p>176561153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78053676386">
            <text:p>780536763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088 ( &lt;4.400 µg/L ) , fPSA 0.01 ( µg/L )</text:p>
          </table:table-cell>
          <table:table-cell office:value-type="string">
            <text:p>fPSA 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10409">
            <text:p>5110409</text:p>
          </table:table-cell>
          <table:table-cell office:value-type="float" office:value="138443982">
            <text:p>138443982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8214149902">
            <text:p>982141499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43323">
            <text:p>14843323</text:p>
          </table:table-cell>
          <table:table-cell office:value-type="float" office:value="186272368">
            <text:p>186272368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32909047736">
            <text:p>329090477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46004">
            <text:p>4646004</text:p>
          </table:table-cell>
          <table:table-cell office:value-type="float" office:value="90521599">
            <text:p>90521599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85020671403">
            <text:p>85020671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33065">
            <text:p>22033065</text:p>
          </table:table-cell>
          <table:table-cell office:value-type="float" office:value="200581858">
            <text:p>20058185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91638317330">
            <text:p>916383173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49229">
            <text:p>8049229</text:p>
          </table:table-cell>
          <table:table-cell office:value-type="float" office:value="145824392">
            <text:p>145824392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52481768473">
            <text:p>524817684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92737">
            <text:p>8392737</text:p>
          </table:table-cell>
          <table:table-cell office:value-type="float" office:value="133260194">
            <text:p>133260194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93976471119">
            <text:p>939764711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&lt;0.01 ( µg/L )</text:p>
          </table:table-cell>
          <table:table-cell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03540">
            <text:p>4503540</text:p>
          </table:table-cell>
          <table:table-cell office:value-type="float" office:value="86477578">
            <text:p>86477578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26921595652">
            <text:p>269215956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&lt;0.01 ( µg/L )</text:p>
          </table:table-cell>
          <table:table-cell/>
          <table:table-cell office:value-type="string">
            <text:p>Vaba 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71166">
            <text:p>11171166</text:p>
          </table:table-cell>
          <table:table-cell office:value-type="float" office:value="168502813">
            <text:p>168502813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85307231908">
            <text:p>853072319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004 ( &lt;4.100 µg/L ) , fPSA &lt;0.01 ( µg/L )</text:p>
          </table:table-cell>
          <table:table-cell office:value-type="string">
            <text:p>fPSA &lt;0.01 ( µg/L )</text:p>
          </table:table-cell>
          <table:table-cell/>
          <table:table-cell office:value-type="string">
            <text:p>f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78414">
            <text:p>7178414</text:p>
          </table:table-cell>
          <table:table-cell office:value-type="float" office:value="122338540">
            <text:p>122338540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52171099398">
            <text:p>521710993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0.110 ( &lt;3.100 µg/L ) , 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56486">
            <text:p>24256486</text:p>
          </table:table-cell>
          <table:table-cell office:value-type="float" office:value="165783544">
            <text:p>165783544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673030430441">
            <text:p>6730304304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191 ( &lt;4.100 µg/L ) , fPSA 0.02 ( µg/L )</text:p>
          </table:table-cell>
          <table:table-cell office:value-type="string">
            <text:p>fPSA 0.02 ( µg/L )</text:p>
          </table:table-cell>
          <table:table-cell/>
          <table:table-cell office:value-type="string">
            <text:p>f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22653">
            <text:p>4222653</text:p>
          </table:table-cell>
          <table:table-cell office:value-type="float" office:value="125064743">
            <text:p>125064743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71285943548">
            <text:p>712859435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1.030 ( &lt;3.100 µg/L ) , 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84939">
            <text:p>11184939</text:p>
          </table:table-cell>
          <table:table-cell office:value-type="float" office:value="204360806">
            <text:p>20436080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91585719109">
            <text:p>915857191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2 ( µg/L )</text:p>
          </table:table-cell>
          <table:table-cell/>
          <table:table-cell office:value-type="string">
            <text:p>f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20214">
            <text:p>4820214</text:p>
          </table:table-cell>
          <table:table-cell office:value-type="float" office:value="151129846">
            <text:p>15112984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35154475981">
            <text:p>351544759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95538">
            <text:p>7395538</text:p>
          </table:table-cell>
          <table:table-cell office:value-type="float" office:value="124081985">
            <text:p>124081985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72419293147">
            <text:p>724192931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15158">
            <text:p>7015158</text:p>
          </table:table-cell>
          <table:table-cell office:value-type="float" office:value="127430836">
            <text:p>127430836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32751814052">
            <text:p>327518140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1508">
            <text:p>671508</text:p>
          </table:table-cell>
          <table:table-cell office:value-type="float" office:value="80959198">
            <text:p>80959198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11395265799">
            <text:p>113952657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28688">
            <text:p>14428688</text:p>
          </table:table-cell>
          <table:table-cell office:value-type="float" office:value="156262422">
            <text:p>156262422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90840458314">
            <text:p>908404583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2 ( µg/L )</text:p>
          </table:table-cell>
          <table:table-cell/>
          <table:table-cell office:value-type="string">
            <text:p>f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38352">
            <text:p>4238352</text:p>
          </table:table-cell>
          <table:table-cell office:value-type="float" office:value="124114402">
            <text:p>124114402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22594534070">
            <text:p>22594534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0.330 ( &lt;3.100 µg/L ) , Vaba PSA 0.02 ( µg/L )</text:p>
          </table:table-cell>
          <table:table-cell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872039">
            <text:p>12872039</text:p>
          </table:table-cell>
          <table:table-cell office:value-type="float" office:value="181704037">
            <text:p>181704037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673030387072">
            <text:p>6730303870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2 ( µg/L )</text:p>
          </table:table-cell>
          <table:table-cell/>
          <table:table-cell office:value-type="string">
            <text:p>Vaba PSA</text:p>
          </table:table-cell>
          <table:table-cell office:value-type="float" office:value="0.02">
            <text:p>0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00853">
            <text:p>23400853</text:p>
          </table:table-cell>
          <table:table-cell office:value-type="float" office:value="161314846">
            <text:p>161314846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11423249298">
            <text:p>11423249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178 ( &lt;4.400 µg/L ) , S , P-Vaba PSA 0.03 ( µg/L )</text:p>
          </table:table-cell>
          <table:table-cell office:value-type="string">
            <text:p>Vaba PSA 0.03 ( µg/L )</text:p>
          </table:table-cell>
          <table:table-cell/>
          <table:table-cell office:value-type="string">
            <text:p>Vaba 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54371">
            <text:p>7154371</text:p>
          </table:table-cell>
          <table:table-cell office:value-type="float" office:value="127424050">
            <text:p>12742405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54406542462">
            <text:p>544065424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373 ( &lt;4.100 µg/L ) , S , P-Vaba PSA 0.03 ( µg/L )</text:p>
          </table:table-cell>
          <table:table-cell office:value-type="string">
            <text:p>Vaba PSA 0.03 ( µg/L )</text:p>
          </table:table-cell>
          <table:table-cell/>
          <table:table-cell office:value-type="string">
            <text:p>Vaba 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67560">
            <text:p>16067560</text:p>
          </table:table-cell>
          <table:table-cell office:value-type="float" office:value="205102170">
            <text:p>205102170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796283761">
            <text:p>72796283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µg/L ) fPSA 0.82 ( µg/L ) S , P-Vaba PSA 0.03 ( µg/L )</text:p>
          </table:table-cell>
          <table:table-cell office:value-type="string">
            <text:p>Vaba PSA 0.03 ( µg/L )</text:p>
          </table:table-cell>
          <table:table-cell office:value-type="string">
            <text:p><text:s/>Suunamiskiri antud kätte * kard</text:p>
          </table:table-cell>
          <table:table-cell office:value-type="string">
            <text:p>Vaba 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30699">
            <text:p>14230699</text:p>
          </table:table-cell>
          <table:table-cell office:value-type="float" office:value="188351633">
            <text:p>188351633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71777018659">
            <text:p>717770186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3 ( µg/L )</text:p>
          </table:table-cell>
          <table:table-cell/>
          <table:table-cell office:value-type="string">
            <text:p>f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99657">
            <text:p>24499657</text:p>
          </table:table-cell>
          <table:table-cell office:value-type="float" office:value="208524714">
            <text:p>208524714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83567248887">
            <text:p>83567248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3 ( µg/L )</text:p>
          </table:table-cell>
          <table:table-cell/>
          <table:table-cell office:value-type="string">
            <text:p>f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35987">
            <text:p>4135987</text:p>
          </table:table-cell>
          <table:table-cell office:value-type="float" office:value="126802482">
            <text:p>12680248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87499815148">
            <text:p>874998151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3 ( µg/L )</text:p>
          </table:table-cell>
          <table:table-cell office:value-type="string">
            <text:p>Vaba PSA 0.03 ( µg/L )</text:p>
          </table:table-cell>
          <table:table-cell/>
          <table:table-cell office:value-type="string">
            <text:p>Vaba 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8470">
            <text:p>16398470</text:p>
          </table:table-cell>
          <table:table-cell office:value-type="float" office:value="195046020">
            <text:p>195046020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07</text:p>
          </table:table-cell>
          <table:table-cell office:value-type="float" office:value="673046738419">
            <text:p>6730467384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3 ( µg/L )</text:p>
          </table:table-cell>
          <table:table-cell/>
          <table:table-cell office:value-type="string">
            <text:p>f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66419">
            <text:p>16866419</text:p>
          </table:table-cell>
          <table:table-cell office:value-type="float" office:value="172143309">
            <text:p>172143309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04</text:p>
          </table:table-cell>
          <table:table-cell office:value-type="float" office:value="11877780597">
            <text:p>118777805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3 ( µg/L )</text:p>
          </table:table-cell>
          <table:table-cell/>
          <table:table-cell office:value-type="string">
            <text:p>f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86660">
            <text:p>22786660</text:p>
          </table:table-cell>
          <table:table-cell office:value-type="float" office:value="167990418">
            <text:p>16799041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2-08-02</text:p>
          </table:table-cell>
          <table:table-cell office:value-type="float" office:value="673047548373">
            <text:p>673047548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154 ( &lt;4.100 µg/L ) , S , P-Vaba PSA 0.03 ( µg/L )</text:p>
          </table:table-cell>
          <table:table-cell office:value-type="string">
            <text:p>Vaba PSA 0.03 ( µg/L )</text:p>
          </table:table-cell>
          <table:table-cell/>
          <table:table-cell office:value-type="string">
            <text:p>Vaba PSA</text:p>
          </table:table-cell>
          <table:table-cell office:value-type="float" office:value="0.03">
            <text:p>0,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54739">
            <text:p>21454739</text:p>
          </table:table-cell>
          <table:table-cell office:value-type="float" office:value="195503931">
            <text:p>195503931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40424058088">
            <text:p>404240580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4 ( µg/L )</text:p>
          </table:table-cell>
          <table:table-cell/>
          <table:table-cell office:value-type="string">
            <text:p>f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850341">
            <text:p>12850341</text:p>
          </table:table-cell>
          <table:table-cell office:value-type="float" office:value="155239289">
            <text:p>155239289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93267715861">
            <text:p>93267715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0,07 , f-PSA 0,04</text:p>
          </table:table-cell>
          <table:table-cell office:value-type="string">
            <text:p>f-PSA 0,04</text:p>
          </table:table-cell>
          <table:table-cell/>
          <table:table-cell office:value-type="string">
            <text:p>f-PSA</text:p>
          </table:table-cell>
          <table:table-cell office:value-type="float" office:value="0.04">
            <text:p>0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46338">
            <text:p>10846338</text:p>
          </table:table-cell>
          <table:table-cell office:value-type="float" office:value="167477881">
            <text:p>167477881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422707">
            <text:p>6730304227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4 ( µg/L )</text:p>
          </table:table-cell>
          <table:table-cell/>
          <table:table-cell office:value-type="string">
            <text:p>f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5017">
            <text:p>805017</text:p>
          </table:table-cell>
          <table:table-cell office:value-type="float" office:value="122326224">
            <text:p>122326224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4-24</text:p>
          </table:table-cell>
          <table:table-cell office:value-type="float" office:value="40441972316">
            <text:p>404419723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4 ( µg/L )</text:p>
          </table:table-cell>
          <table:table-cell/>
          <table:table-cell office:value-type="string">
            <text:p>Vaba 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41147">
            <text:p>23441147</text:p>
          </table:table-cell>
          <table:table-cell office:value-type="float" office:value="201631218">
            <text:p>201631218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92990898001">
            <text:p>92990898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PSA 1.200 ( &lt;4.400 µg/L ) S , P-Vaba PSA 0.04 ( µg/L )</text:p>
          </table:table-cell>
          <table:table-cell office:value-type="string">
            <text:p>Vaba PSA 0.04 ( µg/L )</text:p>
          </table:table-cell>
          <table:table-cell/>
          <table:table-cell office:value-type="string">
            <text:p>Vaba 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61349">
            <text:p>5261349</text:p>
          </table:table-cell>
          <table:table-cell office:value-type="float" office:value="149896094">
            <text:p>149896094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18589727627">
            <text:p>185897276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4 ( µg/L )</text:p>
          </table:table-cell>
          <table:table-cell office:value-type="string">
            <text:p>Vaba PSA 0.04 ( µg/L )</text:p>
          </table:table-cell>
          <table:table-cell/>
          <table:table-cell office:value-type="string">
            <text:p>Vaba 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77559">
            <text:p>14977559</text:p>
          </table:table-cell>
          <table:table-cell office:value-type="float" office:value="156264058">
            <text:p>156264058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87499815148">
            <text:p>87499815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4 ( µg/L )</text:p>
          </table:table-cell>
          <table:table-cell/>
          <table:table-cell office:value-type="string">
            <text:p>f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14655">
            <text:p>17814655</text:p>
          </table:table-cell>
          <table:table-cell office:value-type="float" office:value="210915988">
            <text:p>210915988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9378">
            <text:p>673030429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s 6,3 ; kolest 5,0 ; PSA 0,63 ; vaba PSA 0,044</text:p>
          </table:table-cell>
          <table:table-cell office:value-type="string">
            <text:p>vaba PSA 0,044</text:p>
          </table:table-cell>
          <table:table-cell/>
          <table:table-cell office:value-type="string">
            <text:p>vaba PSA</text:p>
          </table:table-cell>
          <table:table-cell office:value-type="float" office:value="0.044">
            <text:p>0,0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14541">
            <text:p>12914541</text:p>
          </table:table-cell>
          <table:table-cell office:value-type="float" office:value="219142007">
            <text:p>219142007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6784057035">
            <text:p>667840570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0.480 ( &lt;4.400 µg/L ) fPSA 0.05 ( µg/L )</text:p>
          </table:table-cell>
          <table:table-cell office:value-type="string">
            <text:p>fPSA 0.05 ( µg/L )</text:p>
          </table:table-cell>
          <table:table-cell/>
          <table:table-cell office:value-type="string">
            <text:p>f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67270">
            <text:p>22267270</text:p>
          </table:table-cell>
          <table:table-cell office:value-type="float" office:value="185653294">
            <text:p>185653294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51200474193">
            <text:p>512004741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346 ( &lt;4.400 µg/L ) , fPSA 0.05 ( µg/L )</text:p>
          </table:table-cell>
          <table:table-cell office:value-type="string">
            <text:p>fPSA 0.05 ( µg/L )</text:p>
          </table:table-cell>
          <table:table-cell/>
          <table:table-cell office:value-type="string">
            <text:p>f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71163">
            <text:p>14371163</text:p>
          </table:table-cell>
          <table:table-cell office:value-type="float" office:value="205647877">
            <text:p>205647877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673042761746">
            <text:p>6730427617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5 ( µg/L )</text:p>
          </table:table-cell>
          <table:table-cell/>
          <table:table-cell office:value-type="string">
            <text:p>f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63666">
            <text:p>6663666</text:p>
          </table:table-cell>
          <table:table-cell office:value-type="float" office:value="151114185">
            <text:p>151114185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93282844561">
            <text:p>932828445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370 ( &lt;4.400 µg/L ) , S , P-Vaba PSA 0.05 ( µg/L )</text:p>
          </table:table-cell>
          <table:table-cell office:value-type="string">
            <text:p>Vaba PSA 0.05 ( µg/L )</text:p>
          </table:table-cell>
          <table:table-cell/>
          <table:table-cell office:value-type="string">
            <text:p>Vaba 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63162">
            <text:p>7763162</text:p>
          </table:table-cell>
          <table:table-cell office:value-type="float" office:value="90680463">
            <text:p>90680463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74660577627">
            <text:p>746605776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5 ( µg/L )</text:p>
          </table:table-cell>
          <table:table-cell/>
          <table:table-cell office:value-type="string">
            <text:p>Vaba 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09826">
            <text:p>4409826</text:p>
          </table:table-cell>
          <table:table-cell office:value-type="float" office:value="123659976">
            <text:p>12365997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22029626883">
            <text:p>22029626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5 ( µg/L )</text:p>
          </table:table-cell>
          <table:table-cell/>
          <table:table-cell office:value-type="string">
            <text:p>Vaba PSA</text:p>
          </table:table-cell>
          <table:table-cell office:value-type="float" office:value="0.05">
            <text:p>0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123623">
            <text:p>14123623</text:p>
          </table:table-cell>
          <table:table-cell office:value-type="float" office:value="158980078">
            <text:p>158980078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84138873251">
            <text:p>841388732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PSA 0.470 ( &lt;3.100 µg/L ) Vaba PSA 0.06 ( µg/L )</text:p>
          </table:table-cell>
          <table:table-cell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80008">
            <text:p>16380008</text:p>
          </table:table-cell>
          <table:table-cell office:value-type="float" office:value="165746883">
            <text:p>165746883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673037146177">
            <text:p>6730371461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6 ( µg/L )</text:p>
          </table:table-cell>
          <table:table-cell/>
          <table:table-cell office:value-type="string">
            <text:p>f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25032">
            <text:p>11025032</text:p>
          </table:table-cell>
          <table:table-cell office:value-type="float" office:value="161315801">
            <text:p>16131580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80381568719">
            <text:p>803815687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6 ( µg/L )</text:p>
          </table:table-cell>
          <table:table-cell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217">
            <text:p>45217</text:p>
          </table:table-cell>
          <table:table-cell office:value-type="float" office:value="134085912">
            <text:p>134085912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98892753424">
            <text:p>988927534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352 ( &lt;4.100 µg/L ) , S , P-Vaba PSA 0.06 ( µg/L )</text:p>
          </table:table-cell>
          <table:table-cell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15825">
            <text:p>4615825</text:p>
          </table:table-cell>
          <table:table-cell office:value-type="float" office:value="84640207">
            <text:p>8464020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68613257160">
            <text:p>68613257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12361">
            <text:p>16912361</text:p>
          </table:table-cell>
          <table:table-cell office:value-type="float" office:value="158937714">
            <text:p>158937714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79854932220">
            <text:p>798549322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782 ( &lt;4.100 µg/L ) , S , P-Vaba PSA 0.06 ( µg/L )</text:p>
          </table:table-cell>
          <table:table-cell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85591">
            <text:p>7785591</text:p>
          </table:table-cell>
          <table:table-cell office:value-type="float" office:value="84640207">
            <text:p>8464020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68613257160">
            <text:p>6861325716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98068">
            <text:p>4998068</text:p>
          </table:table-cell>
          <table:table-cell office:value-type="float" office:value="141724021">
            <text:p>141724021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13</text:p>
          </table:table-cell>
          <table:table-cell office:value-type="float" office:value="52533386200">
            <text:p>525333862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6 ( µg/L )</text:p>
          </table:table-cell>
          <table:table-cell office:value-type="string">
            <text:p>Vaba PSA 0.06 ( µg/L )</text:p>
          </table:table-cell>
          <table:table-cell/>
          <table:table-cell office:value-type="string">
            <text:p>Vaba PSA</text:p>
          </table:table-cell>
          <table:table-cell office:value-type="float" office:value="0.06">
            <text:p>0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58718">
            <text:p>23258718</text:p>
          </table:table-cell>
          <table:table-cell office:value-type="float" office:value="176576374">
            <text:p>176576374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73030557526">
            <text:p>673030557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390 ( &lt;4.400 µg/L ) . fPSA 0.07 ( µg/L )</text:p>
          </table:table-cell>
          <table:table-cell office:value-type="string">
            <text:p>fPSA 0.07 ( µg/L )</text:p>
          </table:table-cell>
          <table:table-cell/>
          <table:table-cell office:value-type="string">
            <text:p>f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30155">
            <text:p>8530155</text:p>
          </table:table-cell>
          <table:table-cell office:value-type="float" office:value="133263933">
            <text:p>133263933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51863953892">
            <text:p>5186395389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7 ( µg/L )</text:p>
          </table:table-cell>
          <table:table-cell office:value-type="string">
            <text:p>Vaba PSA 0.07 ( µg/L )</text:p>
          </table:table-cell>
          <table:table-cell/>
          <table:table-cell office:value-type="string">
            <text:p>Vaba 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603302">
            <text:p>11603302</text:p>
          </table:table-cell>
          <table:table-cell office:value-type="float" office:value="193609687">
            <text:p>193609687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4971212">
            <text:p>6730349712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7 ( µg/L )</text:p>
          </table:table-cell>
          <table:table-cell/>
          <table:table-cell office:value-type="string">
            <text:p>f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717958">
            <text:p>5717958</text:p>
          </table:table-cell>
          <table:table-cell office:value-type="float" office:value="142375803">
            <text:p>142375803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462317397">
            <text:p>124623173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iires ; C-pept-madala N piir ; fPSA &lt;0,07</text:p>
          </table:table-cell>
          <table:table-cell office:value-type="string">
            <text:p>fPSA &lt;0,07</text:p>
          </table:table-cell>
          <table:table-cell office:value-type="string">
            <text:p>;HORM EUT ilma asendusravi , aut</text:p>
          </table:table-cell>
          <table:table-cell office:value-type="string">
            <text:p>fPSA</text:p>
          </table:table-cell>
          <table:table-cell office:value-type="float" office:value="0.07">
            <text:p>0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63636">
            <text:p>6663636</text:p>
          </table:table-cell>
          <table:table-cell office:value-type="float" office:value="151114185">
            <text:p>151114185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0-09</text:p>
          </table:table-cell>
          <table:table-cell office:value-type="float" office:value="93282844561">
            <text:p>932828445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813 ( &lt;4.400 µg/L ) , S , P-Vaba PSA 0.07 ( µg/L )</text:p>
          </table:table-cell>
          <table:table-cell office:value-type="string">
            <text:p>Vaba PSA 0.07 ( µg/L )</text:p>
          </table:table-cell>
          <table:table-cell/>
          <table:table-cell office:value-type="string">
            <text:p>Vaba 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20645">
            <text:p>10620645</text:p>
          </table:table-cell>
          <table:table-cell office:value-type="float" office:value="199233968">
            <text:p>199233968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75164432572">
            <text:p>751644325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7 ( µg/L )</text:p>
          </table:table-cell>
          <table:table-cell/>
          <table:table-cell office:value-type="string">
            <text:p>f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536522">
            <text:p>12536522</text:p>
          </table:table-cell>
          <table:table-cell office:value-type="float" office:value="176052120">
            <text:p>176052120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92081656743">
            <text:p>920816567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7 ( µg/L )</text:p>
          </table:table-cell>
          <table:table-cell/>
          <table:table-cell office:value-type="string">
            <text:p>f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963">
            <text:p>75963</text:p>
          </table:table-cell>
          <table:table-cell office:value-type="float" office:value="141692490">
            <text:p>141692490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23172453996">
            <text:p>231724539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411 ( &lt;4.100 µg/L ) , S , P-Vaba PSA 0.07 ( µg/L )</text:p>
          </table:table-cell>
          <table:table-cell office:value-type="string">
            <text:p>Vaba PSA 0.07 ( µg/L )</text:p>
          </table:table-cell>
          <table:table-cell/>
          <table:table-cell office:value-type="string">
            <text:p>Vaba 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80177">
            <text:p>8080177</text:p>
          </table:table-cell>
          <table:table-cell office:value-type="float" office:value="131568735">
            <text:p>131568735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30003253048">
            <text:p>300032530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296 ( &lt;4.400 µg/L ) , S , P-Vaba PSA 0.07 ( µg/L )</text:p>
          </table:table-cell>
          <table:table-cell office:value-type="string">
            <text:p>Vaba PSA 0.07 ( µg/L )</text:p>
          </table:table-cell>
          <table:table-cell/>
          <table:table-cell office:value-type="string">
            <text:p>Vaba 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12647">
            <text:p>4812647</text:p>
          </table:table-cell>
          <table:table-cell office:value-type="float" office:value="131568735">
            <text:p>131568735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30003253048">
            <text:p>300032530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296 ( &lt;4.400 µg/L ) , S , P-Vaba PSA 0.07 ( µg/L )</text:p>
          </table:table-cell>
          <table:table-cell office:value-type="string">
            <text:p>Vaba PSA 0.07 ( µg/L )</text:p>
          </table:table-cell>
          <table:table-cell/>
          <table:table-cell office:value-type="string">
            <text:p>Vaba PSA</text:p>
          </table:table-cell>
          <table:table-cell office:value-type="float" office:value="0.07">
            <text:p>0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60700">
            <text:p>16760700</text:p>
          </table:table-cell>
          <table:table-cell office:value-type="float" office:value="180392295">
            <text:p>180392295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87953331237">
            <text:p>879533312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8 ( µg/L )</text:p>
          </table:table-cell>
          <table:table-cell/>
          <table:table-cell office:value-type="string">
            <text:p>fPSA</text:p>
          </table:table-cell>
          <table:table-cell office:value-type="float" office:value="0.08">
            <text:p>0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09863">
            <text:p>14409863</text:p>
          </table:table-cell>
          <table:table-cell office:value-type="float" office:value="216244870">
            <text:p>216244870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28213129145">
            <text:p>282131291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8 ( µg/L )</text:p>
          </table:table-cell>
          <table:table-cell/>
          <table:table-cell office:value-type="string">
            <text:p>fPSA</text:p>
          </table:table-cell>
          <table:table-cell office:value-type="float" office:value="0.08">
            <text:p>0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0768">
            <text:p>4960768</text:p>
          </table:table-cell>
          <table:table-cell office:value-type="float" office:value="148424229">
            <text:p>148424229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9401463343">
            <text:p>594014633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8 ( µg/L )</text:p>
          </table:table-cell>
          <table:table-cell office:value-type="string">
            <text:p>Vaba PSA 0.08 ( µg/L )</text:p>
          </table:table-cell>
          <table:table-cell/>
          <table:table-cell office:value-type="string">
            <text:p>Vaba PSA</text:p>
          </table:table-cell>
          <table:table-cell office:value-type="float" office:value="0.08">
            <text:p>0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85656">
            <text:p>6785656</text:p>
          </table:table-cell>
          <table:table-cell office:value-type="float" office:value="141693283">
            <text:p>141693283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74875813936">
            <text:p>7487581393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0.841 ( &lt;4.400 µg/L ) , S , P-Vaba PSA 0.09 ( µg/L )</text:p>
          </table:table-cell>
          <table:table-cell office:value-type="string">
            <text:p>Vaba PSA 0.09 ( µg/L )</text:p>
          </table:table-cell>
          <table:table-cell/>
          <table:table-cell office:value-type="string">
            <text:p>Vaba 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3599">
            <text:p>8333599</text:p>
          </table:table-cell>
          <table:table-cell office:value-type="float" office:value="139390219">
            <text:p>139390219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51190659434">
            <text:p>511906594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9 ( µg/L )</text:p>
          </table:table-cell>
          <table:table-cell office:value-type="string">
            <text:p>Vaba PSA 0.09 ( µg/L )</text:p>
          </table:table-cell>
          <table:table-cell/>
          <table:table-cell office:value-type="string">
            <text:p>Vaba 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95875">
            <text:p>6695875</text:p>
          </table:table-cell>
          <table:table-cell office:value-type="float" office:value="95614833">
            <text:p>95614833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office:value-type="string">
            <text:p>2012-02-21</text:p>
          </table:table-cell>
          <table:table-cell office:value-type="float" office:value="24433610178">
            <text:p>244336101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1.950 ( &lt;4.400 µg/L ) , Vaba PSA 0.09 ( µg/L )</text:p>
          </table:table-cell>
          <table:table-cell office:value-type="string">
            <text:p>Vaba PSA 0.09 ( µg/L )</text:p>
          </table:table-cell>
          <table:table-cell/>
          <table:table-cell office:value-type="string">
            <text:p>Vaba 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24489">
            <text:p>7824489</text:p>
          </table:table-cell>
          <table:table-cell office:value-type="float" office:value="84638207">
            <text:p>8463820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19312595185">
            <text:p>193125951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09 ( µg/L )</text:p>
          </table:table-cell>
          <table:table-cell/>
          <table:table-cell office:value-type="string">
            <text:p>Vaba 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33455">
            <text:p>11033455</text:p>
          </table:table-cell>
          <table:table-cell office:value-type="float" office:value="166391399">
            <text:p>166391399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46143343">
            <text:p>6730461433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09 ( µg/L )</text:p>
          </table:table-cell>
          <table:table-cell/>
          <table:table-cell office:value-type="string">
            <text:p>f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82064">
            <text:p>5182064</text:p>
          </table:table-cell>
          <table:table-cell office:value-type="float" office:value="148425482">
            <text:p>14842548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22029626883">
            <text:p>22029626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09 ( µg/L )</text:p>
          </table:table-cell>
          <table:table-cell office:value-type="string">
            <text:p>Vaba PSA 0.09 ( µg/L )</text:p>
          </table:table-cell>
          <table:table-cell/>
          <table:table-cell office:value-type="string">
            <text:p>Vaba 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95690">
            <text:p>12395690</text:p>
          </table:table-cell>
          <table:table-cell office:value-type="float" office:value="178321032">
            <text:p>17832103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378679">
            <text:p>6730303786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0 ( µg/L )</text:p>
          </table:table-cell>
          <table:table-cell/>
          <table:table-cell office:value-type="string">
            <text:p>fPSA</text:p>
          </table:table-cell>
          <table:table-cell office:value-type="float" office:value="0.1">
            <text:p>0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42309">
            <text:p>23142309</text:p>
          </table:table-cell>
          <table:table-cell office:value-type="float" office:value="187457624">
            <text:p>187457624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30807664330">
            <text:p>308076643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0 ( µg/L )</text:p>
          </table:table-cell>
          <table:table-cell/>
          <table:table-cell office:value-type="string">
            <text:p>fPSA</text:p>
          </table:table-cell>
          <table:table-cell office:value-type="float" office:value="0.1">
            <text:p>0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31034">
            <text:p>12331034</text:p>
          </table:table-cell>
          <table:table-cell office:value-type="float" office:value="214893936">
            <text:p>214893936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43127161377">
            <text:p>431271613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1 ( µg/L )</text:p>
          </table:table-cell>
          <table:table-cell/>
          <table:table-cell office:value-type="string">
            <text:p>fPSA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16763">
            <text:p>22716763</text:p>
          </table:table-cell>
          <table:table-cell office:value-type="float" office:value="168642661">
            <text:p>168642661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99431935298">
            <text:p>99431935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1 ( µg/L )</text:p>
          </table:table-cell>
          <table:table-cell/>
          <table:table-cell office:value-type="string">
            <text:p>fPSA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10801">
            <text:p>16510801</text:p>
          </table:table-cell>
          <table:table-cell office:value-type="float" office:value="206005042">
            <text:p>206005042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office:value-type="string">
            <text:p>2013-10-22</text:p>
          </table:table-cell>
          <table:table-cell office:value-type="float" office:value="673046058539">
            <text:p>6730460585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1 ( µg/L )</text:p>
          </table:table-cell>
          <table:table-cell/>
          <table:table-cell office:value-type="string">
            <text:p>fPSA</text:p>
          </table:table-cell>
          <table:table-cell office:value-type="float" office:value="0.11">
            <text:p>0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86091">
            <text:p>23686091</text:p>
          </table:table-cell>
          <table:table-cell office:value-type="float" office:value="210139731">
            <text:p>210139731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71491818134">
            <text:p>714918181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2 ( µg/L )</text:p>
          </table:table-cell>
          <table:table-cell/>
          <table:table-cell office:value-type="string">
            <text:p>f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89259">
            <text:p>13589259</text:p>
          </table:table-cell>
          <table:table-cell office:value-type="float" office:value="210139731">
            <text:p>210139731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71491818134">
            <text:p>714918181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2 ( µg/L )</text:p>
          </table:table-cell>
          <table:table-cell/>
          <table:table-cell office:value-type="string">
            <text:p>f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49588">
            <text:p>14549588</text:p>
          </table:table-cell>
          <table:table-cell office:value-type="float" office:value="200838712">
            <text:p>200838712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22029626883">
            <text:p>22029626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2 ( µg/L )</text:p>
          </table:table-cell>
          <table:table-cell/>
          <table:table-cell office:value-type="string">
            <text:p>f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83777">
            <text:p>7783777</text:p>
          </table:table-cell>
          <table:table-cell office:value-type="float" office:value="81645462">
            <text:p>81645462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81603447179">
            <text:p>8160344717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12 ( µg/L )</text:p>
          </table:table-cell>
          <table:table-cell office:value-type="string">
            <text:p>Vaba PSA 0.12 ( µg/L )</text:p>
          </table:table-cell>
          <table:table-cell/>
          <table:table-cell office:value-type="string">
            <text:p>Vaba 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68673">
            <text:p>21868673</text:p>
          </table:table-cell>
          <table:table-cell office:value-type="float" office:value="204154197">
            <text:p>204154197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9032478">
            <text:p>6730390324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2 ( µg/L )</text:p>
          </table:table-cell>
          <table:table-cell/>
          <table:table-cell office:value-type="string">
            <text:p>f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46479">
            <text:p>7346479</text:p>
          </table:table-cell>
          <table:table-cell office:value-type="float" office:value="127431104">
            <text:p>127431104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51496682552">
            <text:p>514966825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12 ( µg/L )</text:p>
          </table:table-cell>
          <table:table-cell/>
          <table:table-cell office:value-type="string">
            <text:p>Vaba 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66899">
            <text:p>21466899</text:p>
          </table:table-cell>
          <table:table-cell office:value-type="float" office:value="171308321">
            <text:p>171308321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384582">
            <text:p>673030384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2 ( µg/L )</text:p>
          </table:table-cell>
          <table:table-cell/>
          <table:table-cell office:value-type="string">
            <text:p>fPSA</text:p>
          </table:table-cell>
          <table:table-cell office:value-type="float" office:value="0.12">
            <text:p>0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4895">
            <text:p>654895</text:p>
          </table:table-cell>
          <table:table-cell office:value-type="float" office:value="131479936">
            <text:p>131479936</text:p>
          </table:table-cell>
          <table:table-cell office:value-type="string">
            <text:p>2012-07-10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85947779467">
            <text:p>859477794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13 ( µg/L )</text:p>
          </table:table-cell>
          <table:table-cell office:value-type="string">
            <text:p>Vaba PSA 0.13 ( µg/L )</text:p>
          </table:table-cell>
          <table:table-cell/>
          <table:table-cell office:value-type="string">
            <text:p>Vaba PSA</text:p>
          </table:table-cell>
          <table:table-cell office:value-type="float" office:value="0.13">
            <text:p>0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32821">
            <text:p>7632821</text:p>
          </table:table-cell>
          <table:table-cell office:value-type="float" office:value="90680444">
            <text:p>90680444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46231616760">
            <text:p>4623161676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13 ( µg/L )</text:p>
          </table:table-cell>
          <table:table-cell/>
          <table:table-cell office:value-type="string">
            <text:p>Vaba PSA</text:p>
          </table:table-cell>
          <table:table-cell office:value-type="float" office:value="0.13">
            <text:p>0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70548">
            <text:p>10870548</text:p>
          </table:table-cell>
          <table:table-cell office:value-type="float" office:value="161316599">
            <text:p>16131659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206513307">
            <text:p>672065133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3 ( µg/L )</text:p>
          </table:table-cell>
          <table:table-cell/>
          <table:table-cell office:value-type="string">
            <text:p>fPSA</text:p>
          </table:table-cell>
          <table:table-cell office:value-type="float" office:value="0.13">
            <text:p>0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98713">
            <text:p>12798713</text:p>
          </table:table-cell>
          <table:table-cell office:value-type="float" office:value="165927084">
            <text:p>165927084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6168">
            <text:p>6730304061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- 0,40 , vaba PSA 0,15</text:p>
          </table:table-cell>
          <table:table-cell office:value-type="string">
            <text:p>vaba PSA 0,15</text:p>
          </table:table-cell>
          <table:table-cell/>
          <table:table-cell office:value-type="string">
            <text:p>vaba PSA</text:p>
          </table:table-cell>
          <table:table-cell office:value-type="float" office:value="0.15">
            <text:p>0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96110">
            <text:p>12296110</text:p>
          </table:table-cell>
          <table:table-cell office:value-type="float" office:value="160343447">
            <text:p>160343447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29917925273">
            <text:p>299179252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5 ( µg/L )</text:p>
          </table:table-cell>
          <table:table-cell/>
          <table:table-cell office:value-type="string">
            <text:p>fPSA</text:p>
          </table:table-cell>
          <table:table-cell office:value-type="float" office:value="0.15">
            <text:p>0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16133">
            <text:p>8716133</text:p>
          </table:table-cell>
          <table:table-cell office:value-type="float" office:value="151131092">
            <text:p>151131092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40156962388">
            <text:p>4015696238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1.070 ( &lt;4.400 µg/L ) , S , P-Vaba PSA 0.15 ( µg/L )</text:p>
          </table:table-cell>
          <table:table-cell office:value-type="string">
            <text:p>Vaba PSA 0.15 ( µg/L )</text:p>
          </table:table-cell>
          <table:table-cell/>
          <table:table-cell office:value-type="string">
            <text:p>Vaba PSA</text:p>
          </table:table-cell>
          <table:table-cell office:value-type="float" office:value="0.15">
            <text:p>0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63209">
            <text:p>23363209</text:p>
          </table:table-cell>
          <table:table-cell office:value-type="float" office:value="165396075">
            <text:p>165396075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27472642776">
            <text:p>27472642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5 ( µg/L )</text:p>
          </table:table-cell>
          <table:table-cell/>
          <table:table-cell office:value-type="string">
            <text:p>fPSA</text:p>
          </table:table-cell>
          <table:table-cell office:value-type="float" office:value="0.15">
            <text:p>0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85950">
            <text:p>16885950</text:p>
          </table:table-cell>
          <table:table-cell office:value-type="float" office:value="219147342">
            <text:p>219147342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36911966779">
            <text:p>369119667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5 ( µg/L )</text:p>
          </table:table-cell>
          <table:table-cell/>
          <table:table-cell office:value-type="string">
            <text:p>fPSA</text:p>
          </table:table-cell>
          <table:table-cell office:value-type="float" office:value="0.15">
            <text:p>0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14983">
            <text:p>8114983</text:p>
          </table:table-cell>
          <table:table-cell office:value-type="float" office:value="142356339">
            <text:p>142356339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774928840">
            <text:p>277749288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 &lt; 4ug/l ) , vaba fraktsioon - fPSA -0,154 </text:p>
          </table:table-cell>
          <table:table-cell office:value-type="string">
            <text:p>fPSA -0,154 </text:p>
          </table:table-cell>
          <table:table-cell office:value-type="string">
            <text:p>ug/l ( norm &lt;0,42 )</text:p>
          </table:table-cell>
          <table:table-cell office:value-type="string">
            <text:p>fPSA</text:p>
          </table:table-cell>
          <table:table-cell office:value-type="float" office:value="0.154">
            <text:p>0,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72835">
            <text:p>22072835</text:p>
          </table:table-cell>
          <table:table-cell office:value-type="float" office:value="207142601">
            <text:p>207142601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22898884064">
            <text:p>228988840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6 ( µg/L )</text:p>
          </table:table-cell>
          <table:table-cell/>
          <table:table-cell office:value-type="string">
            <text:p>f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23668">
            <text:p>22623668</text:p>
          </table:table-cell>
          <table:table-cell office:value-type="float" office:value="206847547">
            <text:p>20684754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42000655197">
            <text:p>420006551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6 ( µg/L )</text:p>
          </table:table-cell>
          <table:table-cell/>
          <table:table-cell office:value-type="string">
            <text:p>f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049895">
            <text:p>13049895</text:p>
          </table:table-cell>
          <table:table-cell office:value-type="float" office:value="199794406">
            <text:p>19979440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9003665">
            <text:p>6730390036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6 ( µg/L )</text:p>
          </table:table-cell>
          <table:table-cell/>
          <table:table-cell office:value-type="string">
            <text:p>f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29247">
            <text:p>24329247</text:p>
          </table:table-cell>
          <table:table-cell office:value-type="float" office:value="187061292">
            <text:p>187061292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17611165538">
            <text:p>176111655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6 ( µg/L )</text:p>
          </table:table-cell>
          <table:table-cell/>
          <table:table-cell office:value-type="string">
            <text:p>f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89644">
            <text:p>22489644</text:p>
          </table:table-cell>
          <table:table-cell office:value-type="float" office:value="190424789">
            <text:p>190424789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54215687315">
            <text:p>54215687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1.300 ( &lt;4.100 µg/L ) , fPSA 0.16 ( µg/L )</text:p>
          </table:table-cell>
          <table:table-cell office:value-type="string">
            <text:p>fPSA 0.16 ( µg/L )</text:p>
          </table:table-cell>
          <table:table-cell/>
          <table:table-cell office:value-type="string">
            <text:p>f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302275">
            <text:p>13302275</text:p>
          </table:table-cell>
          <table:table-cell office:value-type="float" office:value="173398640">
            <text:p>173398640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47715223769">
            <text:p>477152237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7 ( µg/L )</text:p>
          </table:table-cell>
          <table:table-cell/>
          <table:table-cell office:value-type="string">
            <text:p>fPSA</text:p>
          </table:table-cell>
          <table:table-cell office:value-type="float" office:value="0.17">
            <text:p>0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99020">
            <text:p>14999020</text:p>
          </table:table-cell>
          <table:table-cell office:value-type="float" office:value="176808305">
            <text:p>176808305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3184224148">
            <text:p>63184224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7 ( µg/L )</text:p>
          </table:table-cell>
          <table:table-cell/>
          <table:table-cell office:value-type="string">
            <text:p>fPSA</text:p>
          </table:table-cell>
          <table:table-cell office:value-type="float" office:value="0.17">
            <text:p>0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911278">
            <text:p>23911278</text:p>
          </table:table-cell>
          <table:table-cell office:value-type="float" office:value="181253419">
            <text:p>18125341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41130640507">
            <text:p>41130640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7 ( µg/L )</text:p>
          </table:table-cell>
          <table:table-cell/>
          <table:table-cell office:value-type="string">
            <text:p>fPSA</text:p>
          </table:table-cell>
          <table:table-cell office:value-type="float" office:value="0.17">
            <text:p>0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50499">
            <text:p>24650499</text:p>
          </table:table-cell>
          <table:table-cell office:value-type="float" office:value="176076229">
            <text:p>176076229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5517463635">
            <text:p>65517463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7 ( µg/L )</text:p>
          </table:table-cell>
          <table:table-cell/>
          <table:table-cell office:value-type="string">
            <text:p>fPSA</text:p>
          </table:table-cell>
          <table:table-cell office:value-type="float" office:value="0.17">
            <text:p>0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47114">
            <text:p>8047114</text:p>
          </table:table-cell>
          <table:table-cell office:value-type="float" office:value="131568487">
            <text:p>131568487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64494842644">
            <text:p>644948426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3.110 ( &lt;4.100 µg/L ) , Vaba PSA 0.17 ( µg/L )</text:p>
          </table:table-cell>
          <table:table-cell office:value-type="string">
            <text:p>Vaba PSA 0.17 ( µg/L )</text:p>
          </table:table-cell>
          <table:table-cell/>
          <table:table-cell office:value-type="string">
            <text:p>Vaba PSA</text:p>
          </table:table-cell>
          <table:table-cell office:value-type="float" office:value="0.17">
            <text:p>0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74765">
            <text:p>12774765</text:p>
          </table:table-cell>
          <table:table-cell office:value-type="float" office:value="180120796">
            <text:p>18012079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23821014292">
            <text:p>238210142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8 ( µg/L )</text:p>
          </table:table-cell>
          <table:table-cell/>
          <table:table-cell office:value-type="string">
            <text:p>fPSA</text:p>
          </table:table-cell>
          <table:table-cell office:value-type="float" office:value="0.18">
            <text:p>0,1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963829">
            <text:p>11963829</text:p>
          </table:table-cell>
          <table:table-cell office:value-type="float" office:value="178311571">
            <text:p>178311571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67263387390">
            <text:p>672633873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18 ( µg/L )</text:p>
          </table:table-cell>
          <table:table-cell office:value-type="string">
            <text:p>Vaba PSA 0.18 ( µg/L )</text:p>
          </table:table-cell>
          <table:table-cell/>
          <table:table-cell office:value-type="string">
            <text:p>Vaba PSA</text:p>
          </table:table-cell>
          <table:table-cell office:value-type="float" office:value="0.18">
            <text:p>0,1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61671">
            <text:p>13561671</text:p>
          </table:table-cell>
          <table:table-cell office:value-type="float" office:value="207352057">
            <text:p>20735205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15135722528">
            <text:p>151357225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19 ( µg/L )</text:p>
          </table:table-cell>
          <table:table-cell/>
          <table:table-cell office:value-type="string">
            <text:p>fPSA</text:p>
          </table:table-cell>
          <table:table-cell office:value-type="float" office:value="0.19">
            <text:p>0,1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5625">
            <text:p>455625</text:p>
          </table:table-cell>
          <table:table-cell office:value-type="float" office:value="84629627">
            <text:p>84629627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42715154207">
            <text:p>4271515420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1.330 ( &lt;3.100 µg/L ) , Vaba PSA 0.20 ( µg/L )</text:p>
          </table:table-cell>
          <table:table-cell office:value-type="string">
            <text:p>Vaba PSA 0.20 ( µg/L )</text:p>
          </table:table-cell>
          <table:table-cell office:value-type="string">
            <text:p><text:s/>, CEA 1.5 ( &lt;3.8 Mittesuitsetaj</text:p>
          </table:table-cell>
          <table:table-cell office:value-type="string">
            <text:p>Vaba PSA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88667">
            <text:p>14888667</text:p>
          </table:table-cell>
          <table:table-cell office:value-type="float" office:value="191504282">
            <text:p>191504282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95227013712">
            <text:p>952270137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0 ( µg/L )</text:p>
          </table:table-cell>
          <table:table-cell office:value-type="string">
            <text:p>Vaba PSA 0.20 ( µg/L )</text:p>
          </table:table-cell>
          <table:table-cell/>
          <table:table-cell office:value-type="string">
            <text:p>Vaba PSA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53271">
            <text:p>22653271</text:p>
          </table:table-cell>
          <table:table-cell office:value-type="float" office:value="183882410">
            <text:p>183882410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47317869856">
            <text:p>47317869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0 ( µg/L )</text:p>
          </table:table-cell>
          <table:table-cell/>
          <table:table-cell office:value-type="string">
            <text:p>fPSA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7506">
            <text:p>2107506</text:p>
          </table:table-cell>
          <table:table-cell office:value-type="float" office:value="82019154">
            <text:p>82019154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984157739">
            <text:p>889841577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.88 ng/mL , 19.01.201218 : 05 : Vaba PSA 0.20 ng/mL</text:p>
          </table:table-cell>
          <table:table-cell office:value-type="string">
            <text:p>Vaba PSA 0.20 ng/mL</text:p>
          </table:table-cell>
          <table:table-cell/>
          <table:table-cell office:value-type="string">
            <text:p>Vaba PSA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45637">
            <text:p>8345637</text:p>
          </table:table-cell>
          <table:table-cell office:value-type="float" office:value="152483331">
            <text:p>15248333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35146682133">
            <text:p>351466821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0 ( µg/L )</text:p>
          </table:table-cell>
          <table:table-cell/>
          <table:table-cell office:value-type="string">
            <text:p>fPSA</text:p>
          </table:table-cell>
          <table:table-cell office:value-type="float" office:value="0.2">
            <text:p>0,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92785">
            <text:p>4292785</text:p>
          </table:table-cell>
          <table:table-cell office:value-type="float" office:value="123626706">
            <text:p>123626706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62087737555">
            <text:p>620877375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1 ( µg/L )</text:p>
          </table:table-cell>
          <table:table-cell/>
          <table:table-cell office:value-type="string">
            <text:p>Vaba PSA</text:p>
          </table:table-cell>
          <table:table-cell office:value-type="float" office:value="0.21">
            <text:p>0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3442">
            <text:p>16553442</text:p>
          </table:table-cell>
          <table:table-cell office:value-type="float" office:value="195518441">
            <text:p>195518441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2013-07-29</text:p>
          </table:table-cell>
          <table:table-cell office:value-type="float" office:value="34078033090">
            <text:p>340780330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1 ( µg/L )</text:p>
          </table:table-cell>
          <table:table-cell/>
          <table:table-cell office:value-type="string">
            <text:p>fPSA</text:p>
          </table:table-cell>
          <table:table-cell office:value-type="float" office:value="0.21">
            <text:p>0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69284">
            <text:p>16669284</text:p>
          </table:table-cell>
          <table:table-cell office:value-type="float" office:value="168492840">
            <text:p>168492840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75154864353">
            <text:p>751548643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1 ( µg/L )</text:p>
          </table:table-cell>
          <table:table-cell/>
          <table:table-cell office:value-type="string">
            <text:p>fPSA</text:p>
          </table:table-cell>
          <table:table-cell office:value-type="float" office:value="0.21">
            <text:p>0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04611">
            <text:p>16604611</text:p>
          </table:table-cell>
          <table:table-cell office:value-type="float" office:value="202924666">
            <text:p>202924666</text:p>
          </table:table-cell>
          <table:table-cell office:value-type="string">
            <text:p>2013-10-14</text:p>
          </table:table-cell>
          <table:table-cell office:value-type="string">
            <text:p>S</text:p>
          </table:table-cell>
          <table:table-cell office:value-type="string">
            <text:p>2013-10-04</text:p>
          </table:table-cell>
          <table:table-cell office:value-type="float" office:value="22960941883">
            <text:p>229609418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1 ( µg/L )</text:p>
          </table:table-cell>
          <table:table-cell/>
          <table:table-cell office:value-type="string">
            <text:p>fPSA</text:p>
          </table:table-cell>
          <table:table-cell office:value-type="float" office:value="0.21">
            <text:p>0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51807">
            <text:p>18551807</text:p>
          </table:table-cell>
          <table:table-cell office:value-type="float" office:value="174635821">
            <text:p>17463582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508624690">
            <text:p>80508624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aterjal Vaba PSA0.214 </text:p>
          </table:table-cell>
          <table:table-cell office:value-type="string">
            <text:p>Vaba PSA0.214 </text:p>
          </table:table-cell>
          <table:table-cell office:value-type="string">
            <text:p>TSH / Türeotropiin0,4-4,0 mIU/L2</text:p>
          </table:table-cell>
          <table:table-cell office:value-type="string">
            <text:p>Vaba PSA</text:p>
          </table:table-cell>
          <table:table-cell office:value-type="float" office:value="0.214">
            <text:p>0,2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8986">
            <text:p>448986</text:p>
          </table:table-cell>
          <table:table-cell office:value-type="float" office:value="138438291">
            <text:p>138438291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2012-09-05</text:p>
          </table:table-cell>
          <table:table-cell office:value-type="float" office:value="44748393634">
            <text:p>447483936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2 ( µg/L )</text:p>
          </table:table-cell>
          <table:table-cell office:value-type="string">
            <text:p>Vaba PSA 0.22 ( µg/L )</text:p>
          </table:table-cell>
          <table:table-cell/>
          <table:table-cell office:value-type="string">
            <text:p>Vaba 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3200">
            <text:p>713200</text:p>
          </table:table-cell>
          <table:table-cell office:value-type="float" office:value="136339643">
            <text:p>136339643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59376136481">
            <text:p>593761364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2 ( µg/L )</text:p>
          </table:table-cell>
          <table:table-cell office:value-type="string">
            <text:p>Vaba PSA 0.22 ( µg/L )</text:p>
          </table:table-cell>
          <table:table-cell/>
          <table:table-cell office:value-type="string">
            <text:p>Vaba 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55370">
            <text:p>7855370</text:p>
          </table:table-cell>
          <table:table-cell office:value-type="float" office:value="83047258">
            <text:p>83047258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87589373585">
            <text:p>875893735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2 ( µg/L )</text:p>
          </table:table-cell>
          <table:table-cell/>
          <table:table-cell office:value-type="string">
            <text:p>Vaba 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34897">
            <text:p>16334897</text:p>
          </table:table-cell>
          <table:table-cell office:value-type="float" office:value="216205550">
            <text:p>216205550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2-12</text:p>
          </table:table-cell>
          <table:table-cell office:value-type="float" office:value="43996982018">
            <text:p>439969820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2 ( µg/L )</text:p>
          </table:table-cell>
          <table:table-cell/>
          <table:table-cell office:value-type="string">
            <text:p>f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28271">
            <text:p>21628271</text:p>
          </table:table-cell>
          <table:table-cell office:value-type="float" office:value="213070391">
            <text:p>213070391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7685144">
            <text:p>6730376851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3.140 ( &lt;4.100 µg/L ) , fPSA 0.22 ( µg/L )</text:p>
          </table:table-cell>
          <table:table-cell office:value-type="string">
            <text:p>fPSA 0.22 ( µg/L )</text:p>
          </table:table-cell>
          <table:table-cell/>
          <table:table-cell office:value-type="string">
            <text:p>f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73685">
            <text:p>21773685</text:p>
          </table:table-cell>
          <table:table-cell office:value-type="float" office:value="158984847">
            <text:p>158984847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79404344574">
            <text:p>79404344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2 ( µg/L )</text:p>
          </table:table-cell>
          <table:table-cell/>
          <table:table-cell office:value-type="string">
            <text:p>Vaba PSA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51568">
            <text:p>22951568</text:p>
          </table:table-cell>
          <table:table-cell office:value-type="float" office:value="158969696">
            <text:p>158969696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78269355304">
            <text:p>78269355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3 ( µg/L )</text:p>
          </table:table-cell>
          <table:table-cell/>
          <table:table-cell office:value-type="string">
            <text:p>f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8893">
            <text:p>528893</text:p>
          </table:table-cell>
          <table:table-cell office:value-type="float" office:value="90464051">
            <text:p>90464051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93115925505">
            <text:p>931159255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3 ( µg/L )</text:p>
          </table:table-cell>
          <table:table-cell/>
          <table:table-cell office:value-type="string">
            <text:p>Vaba 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16390">
            <text:p>7816390</text:p>
          </table:table-cell>
          <table:table-cell office:value-type="float" office:value="90545305">
            <text:p>90545305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69773951247">
            <text:p>697739512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3 ( µg/L )</text:p>
          </table:table-cell>
          <table:table-cell/>
          <table:table-cell office:value-type="string">
            <text:p>Vaba 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91516">
            <text:p>8491516</text:p>
          </table:table-cell>
          <table:table-cell office:value-type="float" office:value="140919416">
            <text:p>140919416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72817443727">
            <text:p>728174437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PSA 0.680 ( &lt;2.000 µg/L ) S , P-Vaba PSA 0.23 ( µg/L )</text:p>
          </table:table-cell>
          <table:table-cell office:value-type="string">
            <text:p>Vaba PSA 0.23 ( µg/L )</text:p>
          </table:table-cell>
          <table:table-cell office:value-type="string">
            <text:p><text:s/>B-HbA1c ( IFCC ) 84 ( 29 . 42 m</text:p>
          </table:table-cell>
          <table:table-cell office:value-type="string">
            <text:p>Vaba 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06318">
            <text:p>21906318</text:p>
          </table:table-cell>
          <table:table-cell office:value-type="float" office:value="168465443">
            <text:p>168465443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73030394951">
            <text:p>6730303949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1.730 ( &lt;4.100 µg/L ) , S , P-Vaba PSA 0.23 ( µg/L )</text:p>
          </table:table-cell>
          <table:table-cell office:value-type="string">
            <text:p>Vaba PSA 0.23 ( µg/L )</text:p>
          </table:table-cell>
          <table:table-cell/>
          <table:table-cell office:value-type="string">
            <text:p>Vaba 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01750">
            <text:p>5101750</text:p>
          </table:table-cell>
          <table:table-cell office:value-type="float" office:value="140919416">
            <text:p>140919416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72817443727">
            <text:p>728174437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PSA 0.680 ( &lt;2.000 µg/L ) S , P-Vaba PSA 0.23 ( µg/L )</text:p>
          </table:table-cell>
          <table:table-cell office:value-type="string">
            <text:p>Vaba PSA 0.23 ( µg/L )</text:p>
          </table:table-cell>
          <table:table-cell office:value-type="string">
            <text:p><text:s/>B-HbA1c ( IFCC ) 84 ( 29 . 42 m</text:p>
          </table:table-cell>
          <table:table-cell office:value-type="string">
            <text:p>Vaba PSA</text:p>
          </table:table-cell>
          <table:table-cell office:value-type="float" office:value="0.23">
            <text:p>0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69505">
            <text:p>7569505</text:p>
          </table:table-cell>
          <table:table-cell office:value-type="float" office:value="81647193">
            <text:p>81647193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45452223233">
            <text:p>454522232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4 ( µg/L )</text:p>
          </table:table-cell>
          <table:table-cell office:value-type="string">
            <text:p>Vaba PSA 0.24 ( µg/L )</text:p>
          </table:table-cell>
          <table:table-cell/>
          <table:table-cell office:value-type="string">
            <text:p>Vaba 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73628">
            <text:p>4673628</text:p>
          </table:table-cell>
          <table:table-cell office:value-type="float" office:value="84647179">
            <text:p>84647179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89348522543">
            <text:p>893485225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4 ( µg/L )</text:p>
          </table:table-cell>
          <table:table-cell/>
          <table:table-cell office:value-type="string">
            <text:p>Vaba 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32968">
            <text:p>24032968</text:p>
          </table:table-cell>
          <table:table-cell office:value-type="float" office:value="181027005">
            <text:p>181027005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88856681214">
            <text:p>88856681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4 ( µg/L )</text:p>
          </table:table-cell>
          <table:table-cell/>
          <table:table-cell office:value-type="string">
            <text:p>f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97946">
            <text:p>5097946</text:p>
          </table:table-cell>
          <table:table-cell office:value-type="float" office:value="133260179">
            <text:p>133260179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57587937450">
            <text:p>575879374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4 ( µg/L )</text:p>
          </table:table-cell>
          <table:table-cell office:value-type="string">
            <text:p>Vaba PSA 0.24 ( µg/L )</text:p>
          </table:table-cell>
          <table:table-cell/>
          <table:table-cell office:value-type="string">
            <text:p>Vaba 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06675">
            <text:p>16606675</text:p>
          </table:table-cell>
          <table:table-cell office:value-type="float" office:value="190278619">
            <text:p>190278619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2013-06-03</text:p>
          </table:table-cell>
          <table:table-cell office:value-type="float" office:value="61136870979">
            <text:p>611368709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4 ( µg/L )</text:p>
          </table:table-cell>
          <table:table-cell/>
          <table:table-cell office:value-type="string">
            <text:p>f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03531">
            <text:p>8103531</text:p>
          </table:table-cell>
          <table:table-cell office:value-type="float" office:value="132090434">
            <text:p>132090434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53395466746">
            <text:p>533954667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4 ( µg/L )</text:p>
          </table:table-cell>
          <table:table-cell/>
          <table:table-cell office:value-type="string">
            <text:p>Vaba 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346">
            <text:p>434346</text:p>
          </table:table-cell>
          <table:table-cell office:value-type="float" office:value="90025716">
            <text:p>90025716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39355669205">
            <text:p>393556692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4 ( µg/L )</text:p>
          </table:table-cell>
          <table:table-cell/>
          <table:table-cell office:value-type="string">
            <text:p>Vaba PSA</text:p>
          </table:table-cell>
          <table:table-cell office:value-type="float" office:value="0.24">
            <text:p>0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92054">
            <text:p>22292054</text:p>
          </table:table-cell>
          <table:table-cell office:value-type="float" office:value="159033479">
            <text:p>159033479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10902440811">
            <text:p>109024408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5 ( µg/L )</text:p>
          </table:table-cell>
          <table:table-cell/>
          <table:table-cell office:value-type="string">
            <text:p>f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85323">
            <text:p>16285323</text:p>
          </table:table-cell>
          <table:table-cell office:value-type="float" office:value="197158651">
            <text:p>197158651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2013-09-09</text:p>
          </table:table-cell>
          <table:table-cell office:value-type="float" office:value="673047575255">
            <text:p>6730475752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5 ( µg/L )</text:p>
          </table:table-cell>
          <table:table-cell/>
          <table:table-cell office:value-type="string">
            <text:p>f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17376">
            <text:p>4617376</text:p>
          </table:table-cell>
          <table:table-cell office:value-type="float" office:value="82573342">
            <text:p>82573342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28305193212">
            <text:p>283051932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5 ( µg/L )</text:p>
          </table:table-cell>
          <table:table-cell office:value-type="string">
            <text:p>Vaba PSA 0.25 ( µg/L )</text:p>
          </table:table-cell>
          <table:table-cell/>
          <table:table-cell office:value-type="string">
            <text:p>Vaba 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835468">
            <text:p>11835468</text:p>
          </table:table-cell>
          <table:table-cell office:value-type="float" office:value="166478831">
            <text:p>16647883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38652654560">
            <text:p>38652654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5 ( µg/L )</text:p>
          </table:table-cell>
          <table:table-cell/>
          <table:table-cell office:value-type="string">
            <text:p>f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77474">
            <text:p>16677474</text:p>
          </table:table-cell>
          <table:table-cell office:value-type="float" office:value="155216835">
            <text:p>155216835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673031574980">
            <text:p>6730315749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5 ( µg/L )</text:p>
          </table:table-cell>
          <table:table-cell office:value-type="string">
            <text:p>Vaba PSA 0.25 ( µg/L )</text:p>
          </table:table-cell>
          <table:table-cell/>
          <table:table-cell office:value-type="string">
            <text:p>Vaba 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08363">
            <text:p>21508363</text:p>
          </table:table-cell>
          <table:table-cell office:value-type="float" office:value="168023476">
            <text:p>168023476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48855468975">
            <text:p>48855468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0.967 ( &lt;4.400 µg/L ) , fPSA 0.25 ( µg/L )</text:p>
          </table:table-cell>
          <table:table-cell office:value-type="string">
            <text:p>fPSA 0.25 ( µg/L )</text:p>
          </table:table-cell>
          <table:table-cell/>
          <table:table-cell office:value-type="string">
            <text:p>fPSA</text:p>
          </table:table-cell>
          <table:table-cell office:value-type="float" office:value="0.25">
            <text:p>0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093132">
            <text:p>13093132</text:p>
          </table:table-cell>
          <table:table-cell office:value-type="float" office:value="169119078">
            <text:p>169119078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090084003">
            <text:p>670900840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1.740 ( &lt;4.400 µg/L ) , fPSA 0.26 ( µg/L )</text:p>
          </table:table-cell>
          <table:table-cell office:value-type="string">
            <text:p>fPSA 0.26 ( µg/L )</text:p>
          </table:table-cell>
          <table:table-cell/>
          <table:table-cell office:value-type="string">
            <text:p>fPSA</text:p>
          </table:table-cell>
          <table:table-cell office:value-type="float" office:value="0.26">
            <text:p>0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43865">
            <text:p>5143865</text:p>
          </table:table-cell>
          <table:table-cell office:value-type="float" office:value="134145832">
            <text:p>134145832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66897023438">
            <text:p>668970234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6 ( µg/L )</text:p>
          </table:table-cell>
          <table:table-cell office:value-type="string">
            <text:p>Vaba PSA 0.26 ( µg/L )</text:p>
          </table:table-cell>
          <table:table-cell/>
          <table:table-cell office:value-type="string">
            <text:p>Vaba PSA</text:p>
          </table:table-cell>
          <table:table-cell office:value-type="float" office:value="0.26">
            <text:p>0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74583">
            <text:p>16674583</text:p>
          </table:table-cell>
          <table:table-cell office:value-type="float" office:value="155198231">
            <text:p>155198231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3</text:p>
          </table:table-cell>
          <table:table-cell office:value-type="float" office:value="56456980199">
            <text:p>564569801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0.814 ( &lt;4.100 µg/L ) fPSA 0.26 ( µg/L )</text:p>
          </table:table-cell>
          <table:table-cell office:value-type="string">
            <text:p>fPSA 0.26 ( µg/L )</text:p>
          </table:table-cell>
          <table:table-cell/>
          <table:table-cell office:value-type="string">
            <text:p>fPSA</text:p>
          </table:table-cell>
          <table:table-cell office:value-type="float" office:value="0.26">
            <text:p>0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39879">
            <text:p>8439879</text:p>
          </table:table-cell>
          <table:table-cell office:value-type="float" office:value="145823309">
            <text:p>145823309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76890792443">
            <text:p>768907924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6 ( µg/L )</text:p>
          </table:table-cell>
          <table:table-cell office:value-type="string">
            <text:p>Vaba PSA 0.26 ( µg/L )</text:p>
          </table:table-cell>
          <table:table-cell/>
          <table:table-cell office:value-type="string">
            <text:p>Vaba PSA</text:p>
          </table:table-cell>
          <table:table-cell office:value-type="float" office:value="0.26">
            <text:p>0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12280">
            <text:p>7812280</text:p>
          </table:table-cell>
          <table:table-cell office:value-type="float" office:value="81646188">
            <text:p>81646188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1-12-08</text:p>
          </table:table-cell>
          <table:table-cell office:value-type="float" office:value="26620813151">
            <text:p>266208131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7 ( µg/L )</text:p>
          </table:table-cell>
          <table:table-cell office:value-type="string">
            <text:p>Vaba PSA 0.27 ( µg/L )</text:p>
          </table:table-cell>
          <table:table-cell/>
          <table:table-cell office:value-type="string">
            <text:p>Vaba PSA</text:p>
          </table:table-cell>
          <table:table-cell office:value-type="float" office:value="0.27">
            <text:p>0,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31660">
            <text:p>4631660</text:p>
          </table:table-cell>
          <table:table-cell office:value-type="float" office:value="81646188">
            <text:p>81646188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1-12-08</text:p>
          </table:table-cell>
          <table:table-cell office:value-type="float" office:value="26620813151">
            <text:p>266208131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7 ( µg/L )</text:p>
          </table:table-cell>
          <table:table-cell office:value-type="string">
            <text:p>Vaba PSA 0.27 ( µg/L )</text:p>
          </table:table-cell>
          <table:table-cell/>
          <table:table-cell office:value-type="string">
            <text:p>Vaba PSA</text:p>
          </table:table-cell>
          <table:table-cell office:value-type="float" office:value="0.27">
            <text:p>0,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41150">
            <text:p>21241150</text:p>
          </table:table-cell>
          <table:table-cell office:value-type="float" office:value="188221185">
            <text:p>188221185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31323787487">
            <text:p>31323787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5.900 ( &lt;4.100 µg/L ) , S , P-Vaba PSA 0.27 ( µg/L )</text:p>
          </table:table-cell>
          <table:table-cell office:value-type="string">
            <text:p>Vaba PSA 0.27 ( µg/L )</text:p>
          </table:table-cell>
          <table:table-cell/>
          <table:table-cell office:value-type="string">
            <text:p>Vaba PSA</text:p>
          </table:table-cell>
          <table:table-cell office:value-type="float" office:value="0.27">
            <text:p>0,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176447">
            <text:p>20176447</text:p>
          </table:table-cell>
          <table:table-cell office:value-type="float" office:value="163950382">
            <text:p>163950382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078879327">
            <text:p>240788793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eale anal[sidi - FPSA 0,28</text:p>
          </table:table-cell>
          <table:table-cell office:value-type="string">
            <text:p>FPSA 0,28</text:p>
          </table:table-cell>
          <table:table-cell office:value-type="string">
            <text:p>-hea , Fe - 21 -hea ( oli 14 ) k</text:p>
          </table:table-cell>
          <table:table-cell office:value-type="string">
            <text:p>FPSA</text:p>
          </table:table-cell>
          <table:table-cell office:value-type="float" office:value="0.28">
            <text:p>0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90569">
            <text:p>4190569</text:p>
          </table:table-cell>
          <table:table-cell office:value-type="float" office:value="122373153">
            <text:p>122373153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70779143473">
            <text:p>707791434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8 ( µg/L )</text:p>
          </table:table-cell>
          <table:table-cell/>
          <table:table-cell office:value-type="string">
            <text:p>Vaba 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02316">
            <text:p>23102316</text:p>
          </table:table-cell>
          <table:table-cell office:value-type="float" office:value="217204967">
            <text:p>217204967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39305712758">
            <text:p>39305712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8 ( µg/L )</text:p>
          </table:table-cell>
          <table:table-cell/>
          <table:table-cell office:value-type="string">
            <text:p>f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60011">
            <text:p>4160011</text:p>
          </table:table-cell>
          <table:table-cell office:value-type="float" office:value="123659439">
            <text:p>123659439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46395733070">
            <text:p>46395733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28 ( µg/L )</text:p>
          </table:table-cell>
          <table:table-cell/>
          <table:table-cell office:value-type="string">
            <text:p>Vaba 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61071">
            <text:p>22661071</text:p>
          </table:table-cell>
          <table:table-cell office:value-type="float" office:value="210918362">
            <text:p>210918362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330432">
            <text:p>673030330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8 ( µg/L )</text:p>
          </table:table-cell>
          <table:table-cell/>
          <table:table-cell office:value-type="string">
            <text:p>f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50140">
            <text:p>22350140</text:p>
          </table:table-cell>
          <table:table-cell office:value-type="float" office:value="176280930">
            <text:p>176280930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2108398">
            <text:p>673032108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8 ( µg/L )</text:p>
          </table:table-cell>
          <table:table-cell/>
          <table:table-cell office:value-type="string">
            <text:p>f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92764">
            <text:p>4392764</text:p>
          </table:table-cell>
          <table:table-cell office:value-type="float" office:value="124107692">
            <text:p>124107692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1-08-12</text:p>
          </table:table-cell>
          <table:table-cell office:value-type="float" office:value="11877780597">
            <text:p>118777805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4.970 ( &lt;4.100 µg/L ) , S , P-Vaba PSA 0.28 ( µg/L )</text:p>
          </table:table-cell>
          <table:table-cell office:value-type="string">
            <text:p>Vaba PSA 0.28 ( µg/L )</text:p>
          </table:table-cell>
          <table:table-cell/>
          <table:table-cell office:value-type="string">
            <text:p>Vaba PSA</text:p>
          </table:table-cell>
          <table:table-cell office:value-type="float" office:value="0.28">
            <text:p>0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14596">
            <text:p>7814596</text:p>
          </table:table-cell>
          <table:table-cell office:value-type="float" office:value="79924630">
            <text:p>79924630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84296454598">
            <text:p>842964545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29 ( µg/L )</text:p>
          </table:table-cell>
          <table:table-cell office:value-type="string">
            <text:p>Vaba PSA 0.29 ( µg/L )</text:p>
          </table:table-cell>
          <table:table-cell/>
          <table:table-cell office:value-type="string">
            <text:p>Vaba PSA</text:p>
          </table:table-cell>
          <table:table-cell office:value-type="float" office:value="0.29">
            <text:p>0,2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96425">
            <text:p>23796425</text:p>
          </table:table-cell>
          <table:table-cell office:value-type="float" office:value="194427595">
            <text:p>194427595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76451">
            <text:p>673030376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% ) PSA 2.590 ↑ ( &lt;2.000 µg/L ) fPSA 0.29 ( µg/L )</text:p>
          </table:table-cell>
          <table:table-cell office:value-type="string">
            <text:p>fPSA 0.29 ( µg/L )</text:p>
          </table:table-cell>
          <table:table-cell/>
          <table:table-cell office:value-type="string">
            <text:p>fPSA</text:p>
          </table:table-cell>
          <table:table-cell office:value-type="float" office:value="0.29">
            <text:p>0,2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02417">
            <text:p>11202417</text:p>
          </table:table-cell>
          <table:table-cell office:value-type="float" office:value="179440443">
            <text:p>179440443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673030448870">
            <text:p>6730304488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29 ( µg/L )</text:p>
          </table:table-cell>
          <table:table-cell/>
          <table:table-cell office:value-type="string">
            <text:p>fPSA</text:p>
          </table:table-cell>
          <table:table-cell office:value-type="float" office:value="0.29">
            <text:p>0,2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63495">
            <text:p>21763495</text:p>
          </table:table-cell>
          <table:table-cell office:value-type="float" office:value="177576411">
            <text:p>17757641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40209497790">
            <text:p>40209497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0 ( µg/L )</text:p>
          </table:table-cell>
          <table:table-cell/>
          <table:table-cell office:value-type="string">
            <text:p>f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32718">
            <text:p>24632718</text:p>
          </table:table-cell>
          <table:table-cell office:value-type="float" office:value="171736648">
            <text:p>171736648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46029431">
            <text:p>6730460294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0 ( µg/L )</text:p>
          </table:table-cell>
          <table:table-cell/>
          <table:table-cell office:value-type="string">
            <text:p>f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23696">
            <text:p>4523696</text:p>
          </table:table-cell>
          <table:table-cell office:value-type="float" office:value="82538724">
            <text:p>82538724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33868283394">
            <text:p>338682833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0 ( µg/L )</text:p>
          </table:table-cell>
          <table:table-cell office:value-type="string">
            <text:p>Vaba PSA 0.30 ( µg/L )</text:p>
          </table:table-cell>
          <table:table-cell/>
          <table:table-cell office:value-type="string">
            <text:p>Vaba 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60362">
            <text:p>17960362</text:p>
          </table:table-cell>
          <table:table-cell office:value-type="float" office:value="158994491">
            <text:p>158994491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186592863">
            <text:p>421865928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äitajad ja uriinnormis PSA1,7 , fPSA=0,3 </text:p>
          </table:table-cell>
          <table:table-cell office:value-type="string">
            <text:p>fPSA=0,3 </text:p>
          </table:table-cell>
          <table:table-cell office:value-type="float" office:value="0">
            <text:p>0</text:p>
          </table:table-cell>
          <table:table-cell office:value-type="string">
            <text:p>fPSA</text:p>
          </table:table-cell>
          <table:table-cell office:value-type="float" office:value="0.3">
            <text:p>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46656">
            <text:p>10646656</text:p>
          </table:table-cell>
          <table:table-cell office:value-type="float" office:value="165639243">
            <text:p>165639243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40491671">
            <text:p>6730404916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0.909 ( &lt;2.000 µg/L ) fPSA 0.30 ( µg/L )</text:p>
          </table:table-cell>
          <table:table-cell office:value-type="string">
            <text:p>fPSA 0.30 ( µg/L )</text:p>
          </table:table-cell>
          <table:table-cell/>
          <table:table-cell office:value-type="string">
            <text:p>f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0620">
            <text:p>750620</text:p>
          </table:table-cell>
          <table:table-cell office:value-type="float" office:value="144407915">
            <text:p>144407915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2012-10-17</text:p>
          </table:table-cell>
          <table:table-cell office:value-type="float" office:value="28596144958">
            <text:p>285961449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0 ( µg/L )</text:p>
          </table:table-cell>
          <table:table-cell office:value-type="string">
            <text:p>Vaba PSA 0.30 ( µg/L )</text:p>
          </table:table-cell>
          <table:table-cell/>
          <table:table-cell office:value-type="string">
            <text:p>Vaba 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00906">
            <text:p>23800906</text:p>
          </table:table-cell>
          <table:table-cell office:value-type="float" office:value="202382635">
            <text:p>202382635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379746">
            <text:p>6730303797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0 ( µg/L )</text:p>
          </table:table-cell>
          <table:table-cell/>
          <table:table-cell office:value-type="string">
            <text:p>f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85185">
            <text:p>4985185</text:p>
          </table:table-cell>
          <table:table-cell office:value-type="float" office:value="143409194">
            <text:p>143409194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38213566647">
            <text:p>382135666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0 ( µg/L )</text:p>
          </table:table-cell>
          <table:table-cell office:value-type="string">
            <text:p>Vaba PSA 0.30 ( µg/L )</text:p>
          </table:table-cell>
          <table:table-cell/>
          <table:table-cell office:value-type="string">
            <text:p>Vaba PSA</text:p>
          </table:table-cell>
          <table:table-cell office:value-type="float" office:value="0.3">
            <text:p>0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48296">
            <text:p>22748296</text:p>
          </table:table-cell>
          <table:table-cell office:value-type="float" office:value="179891334">
            <text:p>179891334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37846652605">
            <text:p>37846652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1 ( µg/L )</text:p>
          </table:table-cell>
          <table:table-cell/>
          <table:table-cell office:value-type="string">
            <text:p>fPSA</text:p>
          </table:table-cell>
          <table:table-cell office:value-type="float" office:value="0.31">
            <text:p>0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55562">
            <text:p>7155562</text:p>
          </table:table-cell>
          <table:table-cell office:value-type="float" office:value="123412552">
            <text:p>123412552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19264418778">
            <text:p>192644187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1 ( µg/L )</text:p>
          </table:table-cell>
          <table:table-cell/>
          <table:table-cell office:value-type="string">
            <text:p>Vaba PSA</text:p>
          </table:table-cell>
          <table:table-cell office:value-type="float" office:value="0.31">
            <text:p>0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96861">
            <text:p>16296861</text:p>
          </table:table-cell>
          <table:table-cell office:value-type="float" office:value="183491628">
            <text:p>183491628</text:p>
          </table:table-cell>
          <table:table-cell office:value-type="string">
            <text:p>2013-06-15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64731039407">
            <text:p>647310394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1 ( µg/L )</text:p>
          </table:table-cell>
          <table:table-cell/>
          <table:table-cell office:value-type="string">
            <text:p>fPSA</text:p>
          </table:table-cell>
          <table:table-cell office:value-type="float" office:value="0.31">
            <text:p>0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41000">
            <text:p>23341000</text:p>
          </table:table-cell>
          <table:table-cell office:value-type="float" office:value="162575152">
            <text:p>162575152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13177768387">
            <text:p>13177768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1 ( µg/L )</text:p>
          </table:table-cell>
          <table:table-cell/>
          <table:table-cell office:value-type="string">
            <text:p>fPSA</text:p>
          </table:table-cell>
          <table:table-cell office:value-type="float" office:value="0.31">
            <text:p>0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9205">
            <text:p>8339205</text:p>
          </table:table-cell>
          <table:table-cell office:value-type="float" office:value="131767453">
            <text:p>131767453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53909147228">
            <text:p>539091472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2 ( µg/L )</text:p>
          </table:table-cell>
          <table:table-cell office:value-type="string">
            <text:p>Vaba PSA 0.32 ( µg/L )</text:p>
          </table:table-cell>
          <table:table-cell/>
          <table:table-cell office:value-type="string">
            <text:p>Vaba PSA</text:p>
          </table:table-cell>
          <table:table-cell office:value-type="float" office:value="0.32">
            <text:p>0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10826">
            <text:p>7910826</text:p>
          </table:table-cell>
          <table:table-cell office:value-type="float" office:value="133252196">
            <text:p>133252196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38453395346">
            <text:p>384533953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4.560 ( &lt;4.400 µg/L ) , S , P-Vaba PSA 0.32 ( µg/L )</text:p>
          </table:table-cell>
          <table:table-cell office:value-type="string">
            <text:p>Vaba PSA 0.32 ( µg/L )</text:p>
          </table:table-cell>
          <table:table-cell/>
          <table:table-cell office:value-type="string">
            <text:p>Vaba PSA</text:p>
          </table:table-cell>
          <table:table-cell office:value-type="float" office:value="0.32">
            <text:p>0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43844">
            <text:p>6343844</text:p>
          </table:table-cell>
          <table:table-cell office:value-type="float" office:value="79913731">
            <text:p>79913731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907986444">
            <text:p>9890798644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5.270 ( &lt;4.400 µg/L ) , S , P-Vaba PSA 0.32 ( µg/L )</text:p>
          </table:table-cell>
          <table:table-cell office:value-type="string">
            <text:p>Vaba PSA 0.32 ( µg/L )</text:p>
          </table:table-cell>
          <table:table-cell office:value-type="string">
            <text:p><text:s/>20.10.2011 .</text:p>
          </table:table-cell>
          <table:table-cell office:value-type="string">
            <text:p>Vaba PSA</text:p>
          </table:table-cell>
          <table:table-cell office:value-type="float" office:value="0.32">
            <text:p>0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1749">
            <text:p>551749</text:p>
          </table:table-cell>
          <table:table-cell office:value-type="float" office:value="131447425">
            <text:p>131447425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2012-07-13</text:p>
          </table:table-cell>
          <table:table-cell office:value-type="float" office:value="47065165820">
            <text:p>470651658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2 ( µg/L )</text:p>
          </table:table-cell>
          <table:table-cell office:value-type="string">
            <text:p>Vaba PSA 0.32 ( µg/L )</text:p>
          </table:table-cell>
          <table:table-cell/>
          <table:table-cell office:value-type="string">
            <text:p>Vaba PSA</text:p>
          </table:table-cell>
          <table:table-cell office:value-type="float" office:value="0.32">
            <text:p>0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93711">
            <text:p>14893711</text:p>
          </table:table-cell>
          <table:table-cell office:value-type="float" office:value="160349394">
            <text:p>160349394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90980957153">
            <text:p>909809571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2 ( µg/L )</text:p>
          </table:table-cell>
          <table:table-cell/>
          <table:table-cell office:value-type="string">
            <text:p>fPSA</text:p>
          </table:table-cell>
          <table:table-cell office:value-type="float" office:value="0.32">
            <text:p>0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08628">
            <text:p>23108628</text:p>
          </table:table-cell>
          <table:table-cell office:value-type="float" office:value="212343118">
            <text:p>212343118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20799377238">
            <text:p>20799377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3 ( µg/L )</text:p>
          </table:table-cell>
          <table:table-cell/>
          <table:table-cell office:value-type="string">
            <text:p>f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30940">
            <text:p>21530940</text:p>
          </table:table-cell>
          <table:table-cell office:value-type="float" office:value="205026460">
            <text:p>205026460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7151603">
            <text:p>673037151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0.934 ( &lt;4.400 µg/L ) fPSA 0.33 ( µg/L )</text:p>
          </table:table-cell>
          <table:table-cell office:value-type="string">
            <text:p>fPSA 0.33 ( µg/L )</text:p>
          </table:table-cell>
          <table:table-cell/>
          <table:table-cell office:value-type="string">
            <text:p>f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26881">
            <text:p>16226881</text:p>
          </table:table-cell>
          <table:table-cell office:value-type="float" office:value="185987898">
            <text:p>185987898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42507272397">
            <text:p>425072723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3 ( µg/L )</text:p>
          </table:table-cell>
          <table:table-cell/>
          <table:table-cell office:value-type="string">
            <text:p>f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18103">
            <text:p>7418103</text:p>
          </table:table-cell>
          <table:table-cell office:value-type="float" office:value="124154339">
            <text:p>124154339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36115730022">
            <text:p>361157300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3 ( µg/L )</text:p>
          </table:table-cell>
          <table:table-cell office:value-type="string">
            <text:p>Vaba PSA 0.33 ( µg/L )</text:p>
          </table:table-cell>
          <table:table-cell/>
          <table:table-cell office:value-type="string">
            <text:p>Vaba 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51002">
            <text:p>24451002</text:p>
          </table:table-cell>
          <table:table-cell office:value-type="float" office:value="171536360">
            <text:p>171536360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19575180543">
            <text:p>19575180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3 ( µg/L )</text:p>
          </table:table-cell>
          <table:table-cell/>
          <table:table-cell office:value-type="string">
            <text:p>f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412454">
            <text:p>12412454</text:p>
          </table:table-cell>
          <table:table-cell office:value-type="float" office:value="181240067">
            <text:p>181240067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30061086395">
            <text:p>300610863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3 ( µg/L )</text:p>
          </table:table-cell>
          <table:table-cell/>
          <table:table-cell office:value-type="string">
            <text:p>fPSA</text:p>
          </table:table-cell>
          <table:table-cell office:value-type="float" office:value="0.33">
            <text:p>0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2705">
            <text:p>692705</text:p>
          </table:table-cell>
          <table:table-cell office:value-type="float" office:value="80288685">
            <text:p>80288685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22027599142">
            <text:p>220275991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4 ( µg/L )</text:p>
          </table:table-cell>
          <table:table-cell office:value-type="string">
            <text:p>Vaba PSA 0.34 ( µg/L )</text:p>
          </table:table-cell>
          <table:table-cell/>
          <table:table-cell office:value-type="string">
            <text:p>Vaba PSA</text:p>
          </table:table-cell>
          <table:table-cell office:value-type="float" office:value="0.34">
            <text:p>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16316">
            <text:p>6916316</text:p>
          </table:table-cell>
          <table:table-cell office:value-type="float" office:value="126834892">
            <text:p>12683489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65234468534">
            <text:p>652344685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4 ( µg/L )</text:p>
          </table:table-cell>
          <table:table-cell/>
          <table:table-cell office:value-type="string">
            <text:p>Vaba PSA</text:p>
          </table:table-cell>
          <table:table-cell office:value-type="float" office:value="0.34">
            <text:p>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00994">
            <text:p>7500994</text:p>
          </table:table-cell>
          <table:table-cell office:value-type="float" office:value="86478196">
            <text:p>86478196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77036399666">
            <text:p>770363996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4 ( µg/L )</text:p>
          </table:table-cell>
          <table:table-cell/>
          <table:table-cell office:value-type="string">
            <text:p>Vaba PSA</text:p>
          </table:table-cell>
          <table:table-cell office:value-type="float" office:value="0.34">
            <text:p>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0917">
            <text:p>630917</text:p>
          </table:table-cell>
          <table:table-cell office:value-type="float" office:value="84617042">
            <text:p>84617042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07</text:p>
          </table:table-cell>
          <table:table-cell office:value-type="float" office:value="39036733827">
            <text:p>390367338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4 ( µg/L )</text:p>
          </table:table-cell>
          <table:table-cell/>
          <table:table-cell office:value-type="string">
            <text:p>Vaba PSA</text:p>
          </table:table-cell>
          <table:table-cell office:value-type="float" office:value="0.34">
            <text:p>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56434">
            <text:p>7056434</text:p>
          </table:table-cell>
          <table:table-cell office:value-type="float" office:value="124154743">
            <text:p>124154743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65734784209">
            <text:p>657347842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4 ( µg/L )</text:p>
          </table:table-cell>
          <table:table-cell/>
          <table:table-cell office:value-type="string">
            <text:p>Vaba PSA</text:p>
          </table:table-cell>
          <table:table-cell office:value-type="float" office:value="0.34">
            <text:p>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595">
            <text:p>163595</text:p>
          </table:table-cell>
          <table:table-cell office:value-type="float" office:value="146300195">
            <text:p>146300195</text:p>
          </table:table-cell>
          <table:table-cell office:value-type="string">
            <text:p>2012-10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344578588">
            <text:p>123445785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- 0,342 </text:p>
          </table:table-cell>
          <table:table-cell office:value-type="string">
            <text:p>( 7,1 % )</text:p>
          </table:table-cell>
          <table:table-cell office:value-type="string">
            <text:p>Vaba PSA</text:p>
          </table:table-cell>
          <table:table-cell office:value-type="float" office:value="0.342">
            <text:p>0,3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75811">
            <text:p>4175811</text:p>
          </table:table-cell>
          <table:table-cell office:value-type="float" office:value="123660448">
            <text:p>123660448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69311739659">
            <text:p>693117396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5 ( µg/L )</text:p>
          </table:table-cell>
          <table:table-cell/>
          <table:table-cell office:value-type="string">
            <text:p>Vaba PSA</text:p>
          </table:table-cell>
          <table:table-cell office:value-type="float" office:value="0.35">
            <text:p>0,3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23519">
            <text:p>8023519</text:p>
          </table:table-cell>
          <table:table-cell office:value-type="float" office:value="138445156">
            <text:p>138445156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7-24</text:p>
          </table:table-cell>
          <table:table-cell office:value-type="float" office:value="18103758035">
            <text:p>181037580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6 ( µg/L )</text:p>
          </table:table-cell>
          <table:table-cell office:value-type="string">
            <text:p>Vaba PSA 0.36 ( µg/L )</text:p>
          </table:table-cell>
          <table:table-cell/>
          <table:table-cell office:value-type="string">
            <text:p>Vaba PSA</text:p>
          </table:table-cell>
          <table:table-cell office:value-type="float" office:value="0.36">
            <text:p>0,3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32389">
            <text:p>22732389</text:p>
          </table:table-cell>
          <table:table-cell office:value-type="float" office:value="173403918">
            <text:p>173403918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53286878426">
            <text:p>53286878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6 ( µg/L )</text:p>
          </table:table-cell>
          <table:table-cell/>
          <table:table-cell office:value-type="string">
            <text:p>fPSA</text:p>
          </table:table-cell>
          <table:table-cell office:value-type="float" office:value="0.36">
            <text:p>0,3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142841">
            <text:p>14142841</text:p>
          </table:table-cell>
          <table:table-cell office:value-type="float" office:value="174251941">
            <text:p>17425194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14113036433">
            <text:p>141130364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- 1,4 , FPSA - 0,363 </text:p>
          </table:table-cell>
          <table:table-cell office:value-type="string">
            <text:p>FPSA - 0,363 </text:p>
          </table:table-cell>
          <table:table-cell office:value-type="string">
            <text:p>. + USG , TRUS+jääk , uriini an </text:p>
          </table:table-cell>
          <table:table-cell office:value-type="string">
            <text:p>FPSA</text:p>
          </table:table-cell>
          <table:table-cell office:value-type="float" office:value="0.363">
            <text:p>0,3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7716">
            <text:p>257716</text:p>
          </table:table-cell>
          <table:table-cell office:value-type="float" office:value="79913559">
            <text:p>79913559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office:value-type="string">
            <text:p>2011-12-19</text:p>
          </table:table-cell>
          <table:table-cell office:value-type="float" office:value="88341069210">
            <text:p>883410692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1.550 ( &lt;3.100 µg/L ) , S , P-Vaba PSA 0.37 ( µg/L )</text:p>
          </table:table-cell>
          <table:table-cell office:value-type="string">
            <text:p>Vaba PSA 0.37 ( µg/L )</text:p>
          </table:table-cell>
          <table:table-cell office:value-type="string">
            <text:p><text:s/>, S , P-CEA 5.3 ( &lt;3.8 Mittesui</text:p>
          </table:table-cell>
          <table:table-cell office:value-type="string">
            <text:p>Vaba 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05365">
            <text:p>24305365</text:p>
          </table:table-cell>
          <table:table-cell office:value-type="float" office:value="160377109">
            <text:p>16037710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65405137487">
            <text:p>65405137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7 ( µg/L )</text:p>
          </table:table-cell>
          <table:table-cell/>
          <table:table-cell office:value-type="string">
            <text:p>f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12781">
            <text:p>23212781</text:p>
          </table:table-cell>
          <table:table-cell office:value-type="float" office:value="219571927">
            <text:p>219571927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673030327239">
            <text:p>6730303272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7 ( µg/L )</text:p>
          </table:table-cell>
          <table:table-cell/>
          <table:table-cell office:value-type="string">
            <text:p>f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79472">
            <text:p>5279472</text:p>
          </table:table-cell>
          <table:table-cell office:value-type="float" office:value="149899950">
            <text:p>149899950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17086099224">
            <text:p>170860992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7 ( µg/L )</text:p>
          </table:table-cell>
          <table:table-cell office:value-type="string">
            <text:p>Vaba PSA 0.37 ( µg/L )</text:p>
          </table:table-cell>
          <table:table-cell/>
          <table:table-cell office:value-type="string">
            <text:p>Vaba 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0692">
            <text:p>810692</text:p>
          </table:table-cell>
          <table:table-cell office:value-type="float" office:value="90036891">
            <text:p>90036891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15361267533">
            <text:p>153612675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37 ( µg/L )</text:p>
          </table:table-cell>
          <table:table-cell/>
          <table:table-cell office:value-type="string">
            <text:p>Vaba 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17287">
            <text:p>24417287</text:p>
          </table:table-cell>
          <table:table-cell office:value-type="float" office:value="210362204">
            <text:p>210362204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29051159973">
            <text:p>29051159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7 ( µg/L )</text:p>
          </table:table-cell>
          <table:table-cell/>
          <table:table-cell office:value-type="string">
            <text:p>f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89455">
            <text:p>23889455</text:p>
          </table:table-cell>
          <table:table-cell office:value-type="float" office:value="198457418">
            <text:p>198457418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673038886520">
            <text:p>6730388865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7 ( µg/L )</text:p>
          </table:table-cell>
          <table:table-cell/>
          <table:table-cell office:value-type="string">
            <text:p>fPSA</text:p>
          </table:table-cell>
          <table:table-cell office:value-type="float" office:value="0.37">
            <text:p>0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82139">
            <text:p>4882139</text:p>
          </table:table-cell>
          <table:table-cell office:value-type="float" office:value="133262416">
            <text:p>133262416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70379753106">
            <text:p>703797531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8 ( µg/L )</text:p>
          </table:table-cell>
          <table:table-cell office:value-type="string">
            <text:p>Vaba PSA 0.38 ( µg/L )</text:p>
          </table:table-cell>
          <table:table-cell/>
          <table:table-cell office:value-type="string">
            <text:p>Vaba PSA</text:p>
          </table:table-cell>
          <table:table-cell office:value-type="float" office:value="0.38">
            <text:p>0,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41978">
            <text:p>4541978</text:p>
          </table:table-cell>
          <table:table-cell office:value-type="float" office:value="79924732">
            <text:p>79924732</text:p>
          </table:table-cell>
          <table:table-cell office:value-type="string">
            <text:p>2011-12-29</text:p>
          </table:table-cell>
          <table:table-cell office:value-type="string">
            <text:p>A</text:p>
          </table:table-cell>
          <table:table-cell office:value-type="string">
            <text:p>2011-12-08</text:p>
          </table:table-cell>
          <table:table-cell office:value-type="float" office:value="40449591792">
            <text:p>404495917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8 ( µg/L )</text:p>
          </table:table-cell>
          <table:table-cell office:value-type="string">
            <text:p>Vaba PSA 0.38 ( µg/L )</text:p>
          </table:table-cell>
          <table:table-cell/>
          <table:table-cell office:value-type="string">
            <text:p>Vaba PSA</text:p>
          </table:table-cell>
          <table:table-cell office:value-type="float" office:value="0.38">
            <text:p>0,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15322">
            <text:p>8315322</text:p>
          </table:table-cell>
          <table:table-cell office:value-type="float" office:value="152484953">
            <text:p>152484953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49037761571">
            <text:p>490377615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38 ( µg/L )</text:p>
          </table:table-cell>
          <table:table-cell/>
          <table:table-cell office:value-type="string">
            <text:p>fPSA</text:p>
          </table:table-cell>
          <table:table-cell office:value-type="float" office:value="0.38">
            <text:p>0,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79634">
            <text:p>8179634</text:p>
          </table:table-cell>
          <table:table-cell office:value-type="float" office:value="133262416">
            <text:p>133262416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70379753106">
            <text:p>703797531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8 ( µg/L )</text:p>
          </table:table-cell>
          <table:table-cell office:value-type="string">
            <text:p>Vaba PSA 0.38 ( µg/L )</text:p>
          </table:table-cell>
          <table:table-cell/>
          <table:table-cell office:value-type="string">
            <text:p>Vaba PSA</text:p>
          </table:table-cell>
          <table:table-cell office:value-type="float" office:value="0.38">
            <text:p>0,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57094">
            <text:p>5057094</text:p>
          </table:table-cell>
          <table:table-cell office:value-type="float" office:value="139390282">
            <text:p>139390282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99987043375">
            <text:p>99987043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39 ( µg/L )</text:p>
          </table:table-cell>
          <table:table-cell office:value-type="string">
            <text:p>Vaba PSA 0.39 ( µg/L )</text:p>
          </table:table-cell>
          <table:table-cell/>
          <table:table-cell office:value-type="string">
            <text:p>Vaba PSA</text:p>
          </table:table-cell>
          <table:table-cell office:value-type="float" office:value="0.39">
            <text:p>0,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30044">
            <text:p>22430044</text:p>
          </table:table-cell>
          <table:table-cell office:value-type="float" office:value="174289353">
            <text:p>17428935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20750520395">
            <text:p>20750520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0 ( µg/L )</text:p>
          </table:table-cell>
          <table:table-cell/>
          <table:table-cell office:value-type="string">
            <text:p>f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87546">
            <text:p>23487546</text:p>
          </table:table-cell>
          <table:table-cell office:value-type="float" office:value="199269692">
            <text:p>199269692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35146682133">
            <text:p>35146682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0 ( µg/L )</text:p>
          </table:table-cell>
          <table:table-cell/>
          <table:table-cell office:value-type="string">
            <text:p>f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73424">
            <text:p>21773424</text:p>
          </table:table-cell>
          <table:table-cell office:value-type="float" office:value="176322654">
            <text:p>17632265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26695019395">
            <text:p>26695019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0 ( µg/L )</text:p>
          </table:table-cell>
          <table:table-cell/>
          <table:table-cell office:value-type="string">
            <text:p>f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55605">
            <text:p>23555605</text:p>
          </table:table-cell>
          <table:table-cell office:value-type="float" office:value="195761797">
            <text:p>19576179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79260762295">
            <text:p>79260762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2.300 ( &lt;4.100 µg/L ) , fPSA 0.40 ( µg/L )</text:p>
          </table:table-cell>
          <table:table-cell office:value-type="string">
            <text:p>fPSA 0.40 ( µg/L )</text:p>
          </table:table-cell>
          <table:table-cell/>
          <table:table-cell office:value-type="string">
            <text:p>f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7596">
            <text:p>97596</text:p>
          </table:table-cell>
          <table:table-cell office:value-type="float" office:value="101063407">
            <text:p>101063407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0096763426">
            <text:p>400967634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 hormoonid normis , PSA 4,34 , vaba PSA 0,403 </text:p>
          </table:table-cell>
          <table:table-cell office:value-type="string">
            <text:p>vaba PSA 0,403 </text:p>
          </table:table-cell>
          <table:table-cell office:value-type="string">
            <text:p>, D-dim</text:p>
          </table:table-cell>
          <table:table-cell office:value-type="string">
            <text:p>vaba PSA</text:p>
          </table:table-cell>
          <table:table-cell office:value-type="float" office:value="0.403">
            <text:p>0,4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60193">
            <text:p>10960193</text:p>
          </table:table-cell>
          <table:table-cell office:value-type="float" office:value="178301754">
            <text:p>178301754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16635446774">
            <text:p>166354467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1 ( µg/L )</text:p>
          </table:table-cell>
          <table:table-cell office:value-type="string">
            <text:p>Vaba PSA 0.41 ( µg/L )</text:p>
          </table:table-cell>
          <table:table-cell/>
          <table:table-cell office:value-type="string">
            <text:p>Vaba PSA</text:p>
          </table:table-cell>
          <table:table-cell office:value-type="float" office:value="0.41">
            <text:p>0,4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64332">
            <text:p>16364332</text:p>
          </table:table-cell>
          <table:table-cell office:value-type="float" office:value="175372312">
            <text:p>175372312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4-26</text:p>
          </table:table-cell>
          <table:table-cell office:value-type="float" office:value="50506911803">
            <text:p>505069118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1 ( µg/L )</text:p>
          </table:table-cell>
          <table:table-cell/>
          <table:table-cell office:value-type="string">
            <text:p>fPSA</text:p>
          </table:table-cell>
          <table:table-cell office:value-type="float" office:value="0.41">
            <text:p>0,4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70443">
            <text:p>7770443</text:p>
          </table:table-cell>
          <table:table-cell office:value-type="float" office:value="82538369">
            <text:p>82538369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30158026898">
            <text:p>301580268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1 ( µg/L )</text:p>
          </table:table-cell>
          <table:table-cell office:value-type="string">
            <text:p>Vaba PSA 0.41 ( µg/L )</text:p>
          </table:table-cell>
          <table:table-cell/>
          <table:table-cell office:value-type="string">
            <text:p>Vaba PSA</text:p>
          </table:table-cell>
          <table:table-cell office:value-type="float" office:value="0.41">
            <text:p>0,4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10697">
            <text:p>22710697</text:p>
          </table:table-cell>
          <table:table-cell office:value-type="float" office:value="187452735">
            <text:p>187452735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53066030167">
            <text:p>53066030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2 ( µg/L )</text:p>
          </table:table-cell>
          <table:table-cell/>
          <table:table-cell office:value-type="string">
            <text:p>f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16109">
            <text:p>6916109</text:p>
          </table:table-cell>
          <table:table-cell office:value-type="float" office:value="95971858">
            <text:p>95971858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85072552947">
            <text:p>850725529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42 ( µg/L )</text:p>
          </table:table-cell>
          <table:table-cell/>
          <table:table-cell office:value-type="string">
            <text:p>Vaba 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94369">
            <text:p>16794369</text:p>
          </table:table-cell>
          <table:table-cell office:value-type="float" office:value="185099433">
            <text:p>185099433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396654">
            <text:p>6730403966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2 ( µg/L )</text:p>
          </table:table-cell>
          <table:table-cell/>
          <table:table-cell office:value-type="string">
            <text:p>f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2767">
            <text:p>582767</text:p>
          </table:table-cell>
          <table:table-cell office:value-type="float" office:value="122326569">
            <text:p>122326569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5-14</text:p>
          </table:table-cell>
          <table:table-cell office:value-type="float" office:value="27221893351">
            <text:p>272218933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42 ( µg/L )</text:p>
          </table:table-cell>
          <table:table-cell/>
          <table:table-cell office:value-type="string">
            <text:p>Vaba 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299149">
            <text:p>9299149</text:p>
          </table:table-cell>
          <table:table-cell office:value-type="float" office:value="206816737">
            <text:p>206816737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81115210782">
            <text:p>8111521078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3.610 ( &lt;4.400 µg/L ) , fPSA 0.42 ( µg/L )</text:p>
          </table:table-cell>
          <table:table-cell office:value-type="string">
            <text:p>fPSA 0.42 ( µg/L )</text:p>
          </table:table-cell>
          <table:table-cell/>
          <table:table-cell office:value-type="string">
            <text:p>f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59571">
            <text:p>4259571</text:p>
          </table:table-cell>
          <table:table-cell office:value-type="float" office:value="124148508">
            <text:p>124148508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1-12-06</text:p>
          </table:table-cell>
          <table:table-cell office:value-type="float" office:value="40866117531">
            <text:p>408661175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2 ( µg/L )</text:p>
          </table:table-cell>
          <table:table-cell office:value-type="string">
            <text:p>Vaba PSA 0.42 ( µg/L )</text:p>
          </table:table-cell>
          <table:table-cell/>
          <table:table-cell office:value-type="string">
            <text:p>Vaba 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44510">
            <text:p>4444510</text:p>
          </table:table-cell>
          <table:table-cell office:value-type="float" office:value="84638788">
            <text:p>84638788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58041970247">
            <text:p>580419702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45 ( µg/L )</text:p>
          </table:table-cell>
          <table:table-cell/>
          <table:table-cell office:value-type="string">
            <text:p>Vaba PSA</text:p>
          </table:table-cell>
          <table:table-cell office:value-type="float" office:value="0.45">
            <text:p>0,4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7143">
            <text:p>16237143</text:p>
          </table:table-cell>
          <table:table-cell office:value-type="float" office:value="209084594">
            <text:p>209084594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0-30</text:p>
          </table:table-cell>
          <table:table-cell office:value-type="float" office:value="57589825568">
            <text:p>575898255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5 ( µg/L )</text:p>
          </table:table-cell>
          <table:table-cell/>
          <table:table-cell office:value-type="string">
            <text:p>fPSA</text:p>
          </table:table-cell>
          <table:table-cell office:value-type="float" office:value="0.45">
            <text:p>0,4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37742">
            <text:p>21937742</text:p>
          </table:table-cell>
          <table:table-cell office:value-type="float" office:value="187264136">
            <text:p>187264136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60221350657">
            <text:p>602213506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PSA 1.960 ( &lt;4.400 µg/L ) S , P-Vaba PSA 0.45 ( µg/L )</text:p>
          </table:table-cell>
          <table:table-cell office:value-type="string">
            <text:p>Vaba PSA 0.45 ( µg/L )</text:p>
          </table:table-cell>
          <table:table-cell/>
          <table:table-cell office:value-type="string">
            <text:p>Vaba PSA</text:p>
          </table:table-cell>
          <table:table-cell office:value-type="float" office:value="0.45">
            <text:p>0,4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28233">
            <text:p>7728233</text:p>
          </table:table-cell>
          <table:table-cell office:value-type="float" office:value="79924151">
            <text:p>79924151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8</text:p>
          </table:table-cell>
          <table:table-cell office:value-type="float" office:value="78876255227">
            <text:p>788762552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6 ( µg/L )</text:p>
          </table:table-cell>
          <table:table-cell office:value-type="string">
            <text:p>Vaba PSA 0.46 ( µg/L )</text:p>
          </table:table-cell>
          <table:table-cell/>
          <table:table-cell office:value-type="string">
            <text:p>Vaba PSA</text:p>
          </table:table-cell>
          <table:table-cell office:value-type="float" office:value="0.46">
            <text:p>0,4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50346">
            <text:p>4450346</text:p>
          </table:table-cell>
          <table:table-cell office:value-type="float" office:value="82538926">
            <text:p>82538926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24164010403">
            <text:p>24164010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6 ( µg/L )</text:p>
          </table:table-cell>
          <table:table-cell office:value-type="string">
            <text:p>Vaba PSA 0.46 ( µg/L )</text:p>
          </table:table-cell>
          <table:table-cell/>
          <table:table-cell office:value-type="string">
            <text:p>Vaba PSA</text:p>
          </table:table-cell>
          <table:table-cell office:value-type="float" office:value="0.46">
            <text:p>0,4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740221">
            <text:p>13740221</text:p>
          </table:table-cell>
          <table:table-cell office:value-type="float" office:value="217191079">
            <text:p>21719107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673031578639">
            <text:p>6730315786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7 ( µg/L )</text:p>
          </table:table-cell>
          <table:table-cell/>
          <table:table-cell office:value-type="string">
            <text:p>fPSA</text:p>
          </table:table-cell>
          <table:table-cell office:value-type="float" office:value="0.47">
            <text:p>0,4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0407">
            <text:p>520407</text:p>
          </table:table-cell>
          <table:table-cell office:value-type="float" office:value="152464546">
            <text:p>152464546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16970522665">
            <text:p>169705226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8 ( µg/L )</text:p>
          </table:table-cell>
          <table:table-cell/>
          <table:table-cell office:value-type="string">
            <text:p>fPSA</text:p>
          </table:table-cell>
          <table:table-cell office:value-type="float" office:value="0.48">
            <text:p>0,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26717">
            <text:p>22926717</text:p>
          </table:table-cell>
          <table:table-cell office:value-type="float" office:value="213064969">
            <text:p>213064969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1605658564">
            <text:p>616056585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48 ( µg/L )</text:p>
          </table:table-cell>
          <table:table-cell/>
          <table:table-cell office:value-type="string">
            <text:p>fPSA</text:p>
          </table:table-cell>
          <table:table-cell office:value-type="float" office:value="0.48">
            <text:p>0,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04378">
            <text:p>11204378</text:p>
          </table:table-cell>
          <table:table-cell office:value-type="float" office:value="156267260">
            <text:p>156267260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41077676460">
            <text:p>410776764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8 ( µg/L )</text:p>
          </table:table-cell>
          <table:table-cell office:value-type="string">
            <text:p>Vaba PSA 0.48 ( µg/L )</text:p>
          </table:table-cell>
          <table:table-cell/>
          <table:table-cell office:value-type="string">
            <text:p>Vaba PSA</text:p>
          </table:table-cell>
          <table:table-cell office:value-type="float" office:value="0.48">
            <text:p>0,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45247">
            <text:p>13545247</text:p>
          </table:table-cell>
          <table:table-cell office:value-type="float" office:value="173602952">
            <text:p>17360295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1-04-29</text:p>
          </table:table-cell>
          <table:table-cell office:value-type="float" office:value="46188635211">
            <text:p>461886352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9 ( µg/L )</text:p>
          </table:table-cell>
          <table:table-cell office:value-type="string">
            <text:p>Vaba PSA 0.49 ( µg/L )</text:p>
          </table:table-cell>
          <table:table-cell/>
          <table:table-cell office:value-type="string">
            <text:p>Vaba PSA</text:p>
          </table:table-cell>
          <table:table-cell office:value-type="float" office:value="0.49">
            <text:p>0,4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943547">
            <text:p>13943547</text:p>
          </table:table-cell>
          <table:table-cell office:value-type="float" office:value="193993966">
            <text:p>193993966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0467269">
            <text:p>6730304672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3.370 ( &lt;4.100 µg/L ) , fPSA 0.49 ( µg/L )</text:p>
          </table:table-cell>
          <table:table-cell office:value-type="string">
            <text:p>fPSA 0.49 ( µg/L )</text:p>
          </table:table-cell>
          <table:table-cell/>
          <table:table-cell office:value-type="string">
            <text:p>fPSA</text:p>
          </table:table-cell>
          <table:table-cell office:value-type="float" office:value="0.49">
            <text:p>0,4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56481">
            <text:p>4556481</text:p>
          </table:table-cell>
          <table:table-cell office:value-type="float" office:value="80970602">
            <text:p>80970602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94174084235">
            <text:p>941740842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49 ( µg/L )</text:p>
          </table:table-cell>
          <table:table-cell office:value-type="string">
            <text:p>Vaba PSA 0.49 ( µg/L )</text:p>
          </table:table-cell>
          <table:table-cell/>
          <table:table-cell office:value-type="string">
            <text:p>Vaba PSA</text:p>
          </table:table-cell>
          <table:table-cell office:value-type="float" office:value="0.49">
            <text:p>0,4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108961">
            <text:p>22108961</text:p>
          </table:table-cell>
          <table:table-cell office:value-type="float" office:value="160230230">
            <text:p>160230230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1516653485">
            <text:p>61516653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2.480 ( &lt;4.100 µg/L ) fPSA 0.51 ( µg/L )</text:p>
          </table:table-cell>
          <table:table-cell office:value-type="string">
            <text:p>fPSA 0.51 ( µg/L )</text:p>
          </table:table-cell>
          <table:table-cell/>
          <table:table-cell office:value-type="string">
            <text:p>f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94246">
            <text:p>8094246</text:p>
          </table:table-cell>
          <table:table-cell office:value-type="float" office:value="140861950">
            <text:p>140861950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13</text:p>
          </table:table-cell>
          <table:table-cell office:value-type="float" office:value="86869932348">
            <text:p>868699323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1 ( µg/L )</text:p>
          </table:table-cell>
          <table:table-cell office:value-type="string">
            <text:p>Vaba PSA 0.51 ( µg/L )</text:p>
          </table:table-cell>
          <table:table-cell/>
          <table:table-cell office:value-type="string">
            <text:p>Vaba 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17505">
            <text:p>16617505</text:p>
          </table:table-cell>
          <table:table-cell office:value-type="float" office:value="208016099">
            <text:p>208016099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2013-10-31</text:p>
          </table:table-cell>
          <table:table-cell office:value-type="float" office:value="80338978549">
            <text:p>803389785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1 ( µg/L )</text:p>
          </table:table-cell>
          <table:table-cell/>
          <table:table-cell office:value-type="string">
            <text:p>f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4885">
            <text:p>814885</text:p>
          </table:table-cell>
          <table:table-cell office:value-type="float" office:value="137444655">
            <text:p>137444655</text:p>
          </table:table-cell>
          <table:table-cell office:value-type="string">
            <text:p>2012-09-05</text:p>
          </table:table-cell>
          <table:table-cell office:value-type="string">
            <text:p>S</text:p>
          </table:table-cell>
          <table:table-cell office:value-type="string">
            <text:p>2012-09-04</text:p>
          </table:table-cell>
          <table:table-cell office:value-type="float" office:value="60526667182">
            <text:p>605266671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1 ( µg/L )</text:p>
          </table:table-cell>
          <table:table-cell office:value-type="string">
            <text:p>Vaba PSA 0.51 ( µg/L )</text:p>
          </table:table-cell>
          <table:table-cell office:value-type="string">
            <text:p><text:s/>04.09.2012 Ehhokardiograafia ko</text:p>
          </table:table-cell>
          <table:table-cell office:value-type="string">
            <text:p>Vaba 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61123">
            <text:p>11361123</text:p>
          </table:table-cell>
          <table:table-cell office:value-type="float" office:value="181237830">
            <text:p>181237830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41697">
            <text:p>6730303416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1 ( µg/L )</text:p>
          </table:table-cell>
          <table:table-cell/>
          <table:table-cell office:value-type="string">
            <text:p>f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64353">
            <text:p>7564353</text:p>
          </table:table-cell>
          <table:table-cell office:value-type="float" office:value="83046278">
            <text:p>83046278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51164370778">
            <text:p>511643707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52 ( µg/L )</text:p>
          </table:table-cell>
          <table:table-cell/>
          <table:table-cell office:value-type="string">
            <text:p>Vaba PSA</text:p>
          </table:table-cell>
          <table:table-cell office:value-type="float" office:value="0.52">
            <text:p>0,5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71865">
            <text:p>8371865</text:p>
          </table:table-cell>
          <table:table-cell office:value-type="float" office:value="151138962">
            <text:p>151138962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37042040063">
            <text:p>370420400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2 ( µg/L )</text:p>
          </table:table-cell>
          <table:table-cell office:value-type="string">
            <text:p>Vaba PSA 0.52 ( µg/L )</text:p>
          </table:table-cell>
          <table:table-cell/>
          <table:table-cell office:value-type="string">
            <text:p>Vaba PSA</text:p>
          </table:table-cell>
          <table:table-cell office:value-type="float" office:value="0.52">
            <text:p>0,5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62851">
            <text:p>8362851</text:p>
          </table:table-cell>
          <table:table-cell office:value-type="float" office:value="131597316">
            <text:p>131597316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16682267317">
            <text:p>166822673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3 ( µg/L )</text:p>
          </table:table-cell>
          <table:table-cell office:value-type="string">
            <text:p>Vaba PSA 0.53 ( µg/L )</text:p>
          </table:table-cell>
          <table:table-cell/>
          <table:table-cell office:value-type="string">
            <text:p>Vaba 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99290">
            <text:p>4399290</text:p>
          </table:table-cell>
          <table:table-cell office:value-type="float" office:value="125149084">
            <text:p>125149084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93833026045">
            <text:p>938330260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3 ( µg/L )</text:p>
          </table:table-cell>
          <table:table-cell office:value-type="string">
            <text:p>Vaba PSA 0.53 ( µg/L )</text:p>
          </table:table-cell>
          <table:table-cell/>
          <table:table-cell office:value-type="string">
            <text:p>Vaba 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96275">
            <text:p>4496275</text:p>
          </table:table-cell>
          <table:table-cell office:value-type="float" office:value="79927015">
            <text:p>79927015</text:p>
          </table:table-cell>
          <table:table-cell office:value-type="string">
            <text:p>2011-12-29</text:p>
          </table:table-cell>
          <table:table-cell office:value-type="string">
            <text:p>A</text:p>
          </table:table-cell>
          <table:table-cell office:value-type="string">
            <text:p>2011-12-28</text:p>
          </table:table-cell>
          <table:table-cell office:value-type="float" office:value="50423423001">
            <text:p>504234230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3 ( µg/L )</text:p>
          </table:table-cell>
          <table:table-cell office:value-type="string">
            <text:p>Vaba PSA 0.53 ( µg/L )</text:p>
          </table:table-cell>
          <table:table-cell/>
          <table:table-cell office:value-type="string">
            <text:p>Vaba 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05747">
            <text:p>23405747</text:p>
          </table:table-cell>
          <table:table-cell office:value-type="float" office:value="178320888">
            <text:p>17832088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10413641198">
            <text:p>104136411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3 ( µg/L )</text:p>
          </table:table-cell>
          <table:table-cell office:value-type="string">
            <text:p>Vaba PSA 0.53 ( µg/L )</text:p>
          </table:table-cell>
          <table:table-cell/>
          <table:table-cell office:value-type="string">
            <text:p>Vaba 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02406">
            <text:p>24502406</text:p>
          </table:table-cell>
          <table:table-cell office:value-type="float" office:value="216493728">
            <text:p>216493728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23780926874">
            <text:p>23780926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3 ( µg/L )</text:p>
          </table:table-cell>
          <table:table-cell/>
          <table:table-cell office:value-type="string">
            <text:p>f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47271">
            <text:p>11447271</text:p>
          </table:table-cell>
          <table:table-cell office:value-type="float" office:value="189361916">
            <text:p>189361916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37610437799">
            <text:p>376104377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3 ( µg/L )</text:p>
          </table:table-cell>
          <table:table-cell/>
          <table:table-cell office:value-type="string">
            <text:p>fPSA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18895">
            <text:p>12118895</text:p>
          </table:table-cell>
          <table:table-cell office:value-type="float" office:value="213730674">
            <text:p>213730674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58610743734">
            <text:p>586107437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4 ( µg/L )</text:p>
          </table:table-cell>
          <table:table-cell/>
          <table:table-cell office:value-type="string">
            <text:p>fPSA</text:p>
          </table:table-cell>
          <table:table-cell office:value-type="float" office:value="0.54">
            <text:p>0,5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91914">
            <text:p>4591914</text:p>
          </table:table-cell>
          <table:table-cell office:value-type="float" office:value="90524247">
            <text:p>90524247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58200993070">
            <text:p>58200993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54 ( µg/L )</text:p>
          </table:table-cell>
          <table:table-cell/>
          <table:table-cell office:value-type="string">
            <text:p>Vaba PSA</text:p>
          </table:table-cell>
          <table:table-cell office:value-type="float" office:value="0.54">
            <text:p>0,5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37236">
            <text:p>23337236</text:p>
          </table:table-cell>
          <table:table-cell office:value-type="float" office:value="176056537">
            <text:p>176056537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0-05-19</text:p>
          </table:table-cell>
          <table:table-cell office:value-type="float" office:value="47703264366">
            <text:p>47703264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544 ( µg/L )</text:p>
          </table:table-cell>
          <table:table-cell/>
          <table:table-cell office:value-type="string">
            <text:p>Vaba PSA</text:p>
          </table:table-cell>
          <table:table-cell office:value-type="float" office:value="0.544">
            <text:p>0,54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44038">
            <text:p>4844038</text:p>
          </table:table-cell>
          <table:table-cell office:value-type="float" office:value="148426238">
            <text:p>148426238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73377044058">
            <text:p>73377044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5 ( µg/L )</text:p>
          </table:table-cell>
          <table:table-cell office:value-type="string">
            <text:p>Vaba PSA 0.55 ( µg/L )</text:p>
          </table:table-cell>
          <table:table-cell/>
          <table:table-cell office:value-type="string">
            <text:p>Vaba PSA</text:p>
          </table:table-cell>
          <table:table-cell office:value-type="float" office:value="0.55">
            <text:p>0,5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705943">
            <text:p>11705943</text:p>
          </table:table-cell>
          <table:table-cell office:value-type="float" office:value="173418758">
            <text:p>173418758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86579253790">
            <text:p>865792537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6 ( µg/L )</text:p>
          </table:table-cell>
          <table:table-cell/>
          <table:table-cell office:value-type="string">
            <text:p>fPSA</text:p>
          </table:table-cell>
          <table:table-cell office:value-type="float" office:value="0.56">
            <text:p>0,5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58193">
            <text:p>7258193</text:p>
          </table:table-cell>
          <table:table-cell office:value-type="float" office:value="124168761">
            <text:p>124168761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28134075391">
            <text:p>2813407539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57 ( µg/L )</text:p>
          </table:table-cell>
          <table:table-cell/>
          <table:table-cell office:value-type="string">
            <text:p>Vaba PSA</text:p>
          </table:table-cell>
          <table:table-cell office:value-type="float" office:value="0.57">
            <text:p>0,5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63689">
            <text:p>7763689</text:p>
          </table:table-cell>
          <table:table-cell office:value-type="float" office:value="81646853">
            <text:p>81646853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74956551524">
            <text:p>749565515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57 ( µg/L )</text:p>
          </table:table-cell>
          <table:table-cell office:value-type="string">
            <text:p>Vaba PSA 0.57 ( µg/L )</text:p>
          </table:table-cell>
          <table:table-cell/>
          <table:table-cell office:value-type="string">
            <text:p>Vaba PSA</text:p>
          </table:table-cell>
          <table:table-cell office:value-type="float" office:value="0.57">
            <text:p>0,5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20833">
            <text:p>7320833</text:p>
          </table:table-cell>
          <table:table-cell office:value-type="float" office:value="122367481">
            <text:p>122367481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55373181046">
            <text:p>553731810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58 ( µg/L )</text:p>
          </table:table-cell>
          <table:table-cell/>
          <table:table-cell office:value-type="string">
            <text:p>Vaba PSA</text:p>
          </table:table-cell>
          <table:table-cell office:value-type="float" office:value="0.58">
            <text:p>0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64943">
            <text:p>22664943</text:p>
          </table:table-cell>
          <table:table-cell office:value-type="float" office:value="192246157">
            <text:p>192246157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0303019">
            <text:p>6730303030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8 ( µg/L )</text:p>
          </table:table-cell>
          <table:table-cell/>
          <table:table-cell office:value-type="string">
            <text:p>fPSA</text:p>
          </table:table-cell>
          <table:table-cell office:value-type="float" office:value="0.58">
            <text:p>0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2587">
            <text:p>502587</text:p>
          </table:table-cell>
          <table:table-cell office:value-type="float" office:value="95649436">
            <text:p>95649436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18</text:p>
          </table:table-cell>
          <table:table-cell office:value-type="float" office:value="35769095641">
            <text:p>357690956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3.390 ( &lt;4.400 µg/L ) , Vaba PSA 0.59 ( µg/L )</text:p>
          </table:table-cell>
          <table:table-cell office:value-type="string">
            <text:p>Vaba PSA 0.59 ( µg/L )</text:p>
          </table:table-cell>
          <table:table-cell/>
          <table:table-cell office:value-type="string">
            <text:p>Vaba PSA</text:p>
          </table:table-cell>
          <table:table-cell office:value-type="float" office:value="0.59">
            <text:p>0,5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90284">
            <text:p>22490284</text:p>
          </table:table-cell>
          <table:table-cell office:value-type="float" office:value="180136862">
            <text:p>180136862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57244615352">
            <text:p>57244615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9 ( µg/L )</text:p>
          </table:table-cell>
          <table:table-cell/>
          <table:table-cell office:value-type="string">
            <text:p>fPSA</text:p>
          </table:table-cell>
          <table:table-cell office:value-type="float" office:value="0.59">
            <text:p>0,5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20408">
            <text:p>23620408</text:p>
          </table:table-cell>
          <table:table-cell office:value-type="float" office:value="179875336">
            <text:p>17987533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973488">
            <text:p>6730309734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59 ( µg/L )</text:p>
          </table:table-cell>
          <table:table-cell/>
          <table:table-cell office:value-type="string">
            <text:p>fPSA</text:p>
          </table:table-cell>
          <table:table-cell office:value-type="float" office:value="0.59">
            <text:p>0,5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20760">
            <text:p>5220760</text:p>
          </table:table-cell>
          <table:table-cell office:value-type="float" office:value="145823156">
            <text:p>14582315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09-07-03</text:p>
          </table:table-cell>
          <table:table-cell office:value-type="float" office:value="69522663969">
            <text:p>695226639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03 ( µg/L )</text:p>
          </table:table-cell>
          <table:table-cell office:value-type="string">
            <text:p><text:s/>18.06.200913 : 09 - <text:s/>, <text:s/>- D0357</text:p>
          </table:table-cell>
          <table:table-cell office:value-type="string">
            <text:p>Vaba PSA</text:p>
          </table:table-cell>
          <table:table-cell office:value-type="float" office:value="0.603">
            <text:p>0,6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9487">
            <text:p>799487</text:p>
          </table:table-cell>
          <table:table-cell office:value-type="float" office:value="81639636">
            <text:p>81639636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25463735355">
            <text:p>254637353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1 ( µg/L )</text:p>
          </table:table-cell>
          <table:table-cell office:value-type="string">
            <text:p>Vaba PSA 0.61 ( µg/L )</text:p>
          </table:table-cell>
          <table:table-cell/>
          <table:table-cell office:value-type="string">
            <text:p>Vaba PSA</text:p>
          </table:table-cell>
          <table:table-cell office:value-type="float" office:value="0.61">
            <text:p>0,6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0695">
            <text:p>1220695</text:p>
          </table:table-cell>
          <table:table-cell office:value-type="float" office:value="151519536">
            <text:p>151519536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856774561">
            <text:p>6385677456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gniteedile ( PSA 4,55 mkg/L ja vaba PSA 0,618 </text:p>
          </table:table-cell>
          <table:table-cell office:value-type="string">
            <text:p>vaba PSA 0,618 </text:p>
          </table:table-cell>
          <table:table-cell office:value-type="string">
            <text:p>- 13,6 % )</text:p>
          </table:table-cell>
          <table:table-cell office:value-type="string">
            <text:p>vaba PSA</text:p>
          </table:table-cell>
          <table:table-cell office:value-type="float" office:value="0.618">
            <text:p>0,6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53886">
            <text:p>23553886</text:p>
          </table:table-cell>
          <table:table-cell office:value-type="float" office:value="156265631">
            <text:p>156265631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673045155727">
            <text:p>673045155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2 ( µg/L )</text:p>
          </table:table-cell>
          <table:table-cell office:value-type="string">
            <text:p>Vaba PSA 0.62 ( µg/L )</text:p>
          </table:table-cell>
          <table:table-cell/>
          <table:table-cell office:value-type="string">
            <text:p>Vaba PSA</text:p>
          </table:table-cell>
          <table:table-cell office:value-type="float" office:value="0.62">
            <text:p>0,6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71579">
            <text:p>7471579</text:p>
          </table:table-cell>
          <table:table-cell office:value-type="float" office:value="87186065">
            <text:p>87186065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30990823192">
            <text:p>3099082319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2 ( µg/L )</text:p>
          </table:table-cell>
          <table:table-cell/>
          <table:table-cell office:value-type="string">
            <text:p>Vaba PSA</text:p>
          </table:table-cell>
          <table:table-cell office:value-type="float" office:value="0.62">
            <text:p>0,6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85883">
            <text:p>6485883</text:p>
          </table:table-cell>
          <table:table-cell office:value-type="float" office:value="130735896">
            <text:p>130735896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111345977">
            <text:p>321113459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=6 ; PSA 22.05.20128,35 ug/l , fPSA 0,621 </text:p>
          </table:table-cell>
          <table:table-cell office:value-type="string">
            <text:p>fPSA 0,621 </text:p>
          </table:table-cell>
          <table:table-cell office:value-type="string">
            <text:p>ug/l</text:p>
          </table:table-cell>
          <table:table-cell office:value-type="string">
            <text:p>fPSA</text:p>
          </table:table-cell>
          <table:table-cell office:value-type="float" office:value="0.621">
            <text:p>0,6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49911">
            <text:p>14349911</text:p>
          </table:table-cell>
          <table:table-cell office:value-type="float" office:value="205668972">
            <text:p>205668972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0-09-07</text:p>
          </table:table-cell>
          <table:table-cell office:value-type="float" office:value="35418088672">
            <text:p>354180886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( &gt; 15.0 % ) PSA 3.99 ( µg/L ) Vaba PSA 0.627 ( µg/L )</text:p>
          </table:table-cell>
          <table:table-cell office:value-type="string">
            <text:p>Vaba PSA 0.627 ( µg/L )</text:p>
          </table:table-cell>
          <table:table-cell/>
          <table:table-cell office:value-type="string">
            <text:p>Vaba PSA</text:p>
          </table:table-cell>
          <table:table-cell office:value-type="float" office:value="0.627">
            <text:p>0,6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62559">
            <text:p>4562559</text:p>
          </table:table-cell>
          <table:table-cell office:value-type="float" office:value="85828072">
            <text:p>8582807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0-09-07</text:p>
          </table:table-cell>
          <table:table-cell office:value-type="float" office:value="35418088672">
            <text:p>354180886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27 ( µg/L )</text:p>
          </table:table-cell>
          <table:table-cell office:value-type="string">
            <text:p><text:s/>07.09.201014 : 15 - <text:s/>, <text:s/>- D0544</text:p>
          </table:table-cell>
          <table:table-cell office:value-type="string">
            <text:p>Vaba PSA</text:p>
          </table:table-cell>
          <table:table-cell office:value-type="float" office:value="0.627">
            <text:p>0,6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6020">
            <text:p>8336020</text:p>
          </table:table-cell>
          <table:table-cell office:value-type="float" office:value="131568470">
            <text:p>131568470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75042020614">
            <text:p>750420206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3 ( µg/L )</text:p>
          </table:table-cell>
          <table:table-cell/>
          <table:table-cell office:value-type="string">
            <text:p>Vaba PSA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87954">
            <text:p>13587954</text:p>
          </table:table-cell>
          <table:table-cell office:value-type="float" office:value="160871938">
            <text:p>16087193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96082481902">
            <text:p>96082481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63 ( µg/L )</text:p>
          </table:table-cell>
          <table:table-cell/>
          <table:table-cell office:value-type="string">
            <text:p>fPSA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95085">
            <text:p>7595085</text:p>
          </table:table-cell>
          <table:table-cell office:value-type="float" office:value="79924952">
            <text:p>79924952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10471830108">
            <text:p>1047183010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3 ( µg/L )</text:p>
          </table:table-cell>
          <table:table-cell office:value-type="string">
            <text:p>Vaba PSA 0.63 ( µg/L )</text:p>
          </table:table-cell>
          <table:table-cell/>
          <table:table-cell office:value-type="string">
            <text:p>Vaba PSA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93331">
            <text:p>7993331</text:p>
          </table:table-cell>
          <table:table-cell office:value-type="float" office:value="144417155">
            <text:p>144417155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97612785631">
            <text:p>976127856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3 ( µg/L )</text:p>
          </table:table-cell>
          <table:table-cell office:value-type="string">
            <text:p>Vaba PSA 0.63 ( µg/L )</text:p>
          </table:table-cell>
          <table:table-cell/>
          <table:table-cell office:value-type="string">
            <text:p>Vaba PSA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84888">
            <text:p>7484888</text:p>
          </table:table-cell>
          <table:table-cell office:value-type="float" office:value="85828143">
            <text:p>85828143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15930390777">
            <text:p>159303907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4 ( µg/L )</text:p>
          </table:table-cell>
          <table:table-cell/>
          <table:table-cell office:value-type="string">
            <text:p>Vaba PSA</text:p>
          </table:table-cell>
          <table:table-cell office:value-type="float" office:value="0.64">
            <text:p>0,6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70568">
            <text:p>5170568</text:p>
          </table:table-cell>
          <table:table-cell office:value-type="float" office:value="144454942">
            <text:p>144454942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82785057216">
            <text:p>827850572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4 ( µg/L )</text:p>
          </table:table-cell>
          <table:table-cell office:value-type="string">
            <text:p>Vaba PSA 0.64 ( µg/L )</text:p>
          </table:table-cell>
          <table:table-cell/>
          <table:table-cell office:value-type="string">
            <text:p>Vaba PSA</text:p>
          </table:table-cell>
          <table:table-cell office:value-type="float" office:value="0.64">
            <text:p>0,6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455977">
            <text:p>13455977</text:p>
          </table:table-cell>
          <table:table-cell office:value-type="float" office:value="211456742">
            <text:p>211456742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0405143">
            <text:p>6730304051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65 ( µg/L )</text:p>
          </table:table-cell>
          <table:table-cell/>
          <table:table-cell office:value-type="string">
            <text:p>fPSA</text:p>
          </table:table-cell>
          <table:table-cell office:value-type="float" office:value="0.65">
            <text:p>0,6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618745">
            <text:p>13618745</text:p>
          </table:table-cell>
          <table:table-cell office:value-type="float" office:value="178812770">
            <text:p>17881277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394978">
            <text:p>6730303949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67 ( µg/L )</text:p>
          </table:table-cell>
          <table:table-cell/>
          <table:table-cell office:value-type="string">
            <text:p>fPSA</text:p>
          </table:table-cell>
          <table:table-cell office:value-type="float" office:value="0.67">
            <text:p>0,6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08687">
            <text:p>23708687</text:p>
          </table:table-cell>
          <table:table-cell office:value-type="float" office:value="178812770">
            <text:p>17881277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394978">
            <text:p>6730303949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67 ( µg/L )</text:p>
          </table:table-cell>
          <table:table-cell/>
          <table:table-cell office:value-type="string">
            <text:p>fPSA</text:p>
          </table:table-cell>
          <table:table-cell office:value-type="float" office:value="0.67">
            <text:p>0,6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21283">
            <text:p>4821283</text:p>
          </table:table-cell>
          <table:table-cell office:value-type="float" office:value="133262298">
            <text:p>133262298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87053331855">
            <text:p>870533318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8 ( µg/L )</text:p>
          </table:table-cell>
          <table:table-cell office:value-type="string">
            <text:p>Vaba PSA 0.68 ( µg/L )</text:p>
          </table:table-cell>
          <table:table-cell/>
          <table:table-cell office:value-type="string">
            <text:p>Vaba PSA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04640">
            <text:p>7404640</text:p>
          </table:table-cell>
          <table:table-cell office:value-type="float" office:value="124148880">
            <text:p>124148880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42750298317">
            <text:p>427502983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69 ( µg/L )</text:p>
          </table:table-cell>
          <table:table-cell/>
          <table:table-cell office:value-type="string">
            <text:p>Vaba PSA</text:p>
          </table:table-cell>
          <table:table-cell office:value-type="float" office:value="0.69">
            <text:p>0,6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66029">
            <text:p>7266029</text:p>
          </table:table-cell>
          <table:table-cell office:value-type="float" office:value="125073324">
            <text:p>125073324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51164370778">
            <text:p>511643707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69 ( µg/L )</text:p>
          </table:table-cell>
          <table:table-cell office:value-type="string">
            <text:p>Vaba PSA 0.69 ( µg/L )</text:p>
          </table:table-cell>
          <table:table-cell/>
          <table:table-cell office:value-type="string">
            <text:p>Vaba PSA</text:p>
          </table:table-cell>
          <table:table-cell office:value-type="float" office:value="0.69">
            <text:p>0,6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73325">
            <text:p>23573325</text:p>
          </table:table-cell>
          <table:table-cell office:value-type="float" office:value="199252286">
            <text:p>19925228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38213566647">
            <text:p>382135666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0 ( µg/L )</text:p>
          </table:table-cell>
          <table:table-cell/>
          <table:table-cell office:value-type="string">
            <text:p>fPSA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33727">
            <text:p>8033727</text:p>
          </table:table-cell>
          <table:table-cell office:value-type="float" office:value="152538486">
            <text:p>152538486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82835322487">
            <text:p>828353224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0 ( µg/L )</text:p>
          </table:table-cell>
          <table:table-cell office:value-type="string">
            <text:p>Vaba PSA 0.70 ( µg/L )</text:p>
          </table:table-cell>
          <table:table-cell/>
          <table:table-cell office:value-type="string">
            <text:p>Vaba PSA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01947">
            <text:p>8701947</text:p>
          </table:table-cell>
          <table:table-cell office:value-type="float" office:value="134145728">
            <text:p>134145728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33454282957">
            <text:p>334542829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1 ( µg/L )</text:p>
          </table:table-cell>
          <table:table-cell office:value-type="string">
            <text:p>Vaba PSA 0.71 ( µg/L )</text:p>
          </table:table-cell>
          <table:table-cell/>
          <table:table-cell office:value-type="string">
            <text:p>Vaba PSA</text:p>
          </table:table-cell>
          <table:table-cell office:value-type="float" office:value="0.71">
            <text:p>0,7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86666">
            <text:p>24086666</text:p>
          </table:table-cell>
          <table:table-cell office:value-type="float" office:value="162560147">
            <text:p>162560147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56823835601">
            <text:p>56823835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3 ( µg/L )</text:p>
          </table:table-cell>
          <table:table-cell/>
          <table:table-cell office:value-type="string">
            <text:p>fPSA</text:p>
          </table:table-cell>
          <table:table-cell office:value-type="float" office:value="0.73">
            <text:p>0,7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41695">
            <text:p>10241695</text:p>
          </table:table-cell>
          <table:table-cell office:value-type="float" office:value="185433057">
            <text:p>185433057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11298578955">
            <text:p>112985789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4 ( µg/L )</text:p>
          </table:table-cell>
          <table:table-cell/>
          <table:table-cell office:value-type="string">
            <text:p>fPSA</text:p>
          </table:table-cell>
          <table:table-cell office:value-type="float" office:value="0.74">
            <text:p>0,7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95683">
            <text:p>18395683</text:p>
          </table:table-cell>
          <table:table-cell office:value-type="float" office:value="168066566">
            <text:p>168066566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2369978">
            <text:p>6730323699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-fPSA 0.74 µg/L</text:p>
          </table:table-cell>
          <table:table-cell office:value-type="string">
            <text:p>fPSA 0.74 µg/L</text:p>
          </table:table-cell>
          <table:table-cell office:value-type="string">
            <text:p><text:s/>&lt; 0.5 µg/L</text:p>
          </table:table-cell>
          <table:table-cell office:value-type="string">
            <text:p>fPSA</text:p>
          </table:table-cell>
          <table:table-cell office:value-type="float" office:value="0.74">
            <text:p>0,7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31457">
            <text:p>13831457</text:p>
          </table:table-cell>
          <table:table-cell office:value-type="float" office:value="207118185">
            <text:p>207118185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43951833861">
            <text:p>43951833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4 ( µg/L )</text:p>
          </table:table-cell>
          <table:table-cell/>
          <table:table-cell office:value-type="string">
            <text:p>fPSA</text:p>
          </table:table-cell>
          <table:table-cell office:value-type="float" office:value="0.74">
            <text:p>0,7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3065">
            <text:p>4343065</text:p>
          </table:table-cell>
          <table:table-cell office:value-type="float" office:value="127432170">
            <text:p>127432170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1-12-28</text:p>
          </table:table-cell>
          <table:table-cell office:value-type="float" office:value="70650737925">
            <text:p>70650737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5 ( µg/L )</text:p>
          </table:table-cell>
          <table:table-cell office:value-type="string">
            <text:p>Vaba PSA 0.75 ( µg/L )</text:p>
          </table:table-cell>
          <table:table-cell/>
          <table:table-cell office:value-type="string">
            <text:p>Vaba PSA</text:p>
          </table:table-cell>
          <table:table-cell office:value-type="float" office:value="0.75">
            <text:p>0,7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666747">
            <text:p>11666747</text:p>
          </table:table-cell>
          <table:table-cell office:value-type="float" office:value="160218954">
            <text:p>16021895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09-09-10</text:p>
          </table:table-cell>
          <table:table-cell office:value-type="float" office:value="52817645712">
            <text:p>528176457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754 ( µg/L )</text:p>
          </table:table-cell>
          <table:table-cell office:value-type="string">
            <text:p><text:s/>09.09.200911 : 45 - TEEÄÄR , <text:s/>-</text:p>
          </table:table-cell>
          <table:table-cell office:value-type="string">
            <text:p>Vaba PSA</text:p>
          </table:table-cell>
          <table:table-cell office:value-type="float" office:value="0.754">
            <text:p>0,75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03569">
            <text:p>4303569</text:p>
          </table:table-cell>
          <table:table-cell office:value-type="float" office:value="123659881">
            <text:p>123659881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1-11-10</text:p>
          </table:table-cell>
          <table:table-cell office:value-type="float" office:value="20666522176">
            <text:p>206665221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6 ( µg/L )</text:p>
          </table:table-cell>
          <table:table-cell office:value-type="string">
            <text:p>Vaba PSA 0.76 ( µg/L )</text:p>
          </table:table-cell>
          <table:table-cell/>
          <table:table-cell office:value-type="string">
            <text:p>Vaba PSA</text:p>
          </table:table-cell>
          <table:table-cell office:value-type="float" office:value="0.76">
            <text:p>0,7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30446">
            <text:p>14330446</text:p>
          </table:table-cell>
          <table:table-cell office:value-type="float" office:value="203370274">
            <text:p>203370274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93513664416">
            <text:p>935136644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6 ( µg/L )</text:p>
          </table:table-cell>
          <table:table-cell/>
          <table:table-cell office:value-type="string">
            <text:p>fPSA</text:p>
          </table:table-cell>
          <table:table-cell office:value-type="float" office:value="0.76">
            <text:p>0,7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67863">
            <text:p>4767863</text:p>
          </table:table-cell>
          <table:table-cell office:value-type="float" office:value="152485974">
            <text:p>152485974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71433966223">
            <text:p>714339662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6 ( µg/L )</text:p>
          </table:table-cell>
          <table:table-cell office:value-type="string">
            <text:p>Vaba PSA 0.76 ( µg/L )</text:p>
          </table:table-cell>
          <table:table-cell/>
          <table:table-cell office:value-type="string">
            <text:p>Vaba PSA</text:p>
          </table:table-cell>
          <table:table-cell office:value-type="float" office:value="0.76">
            <text:p>0,7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296194">
            <text:p>9296194</text:p>
          </table:table-cell>
          <table:table-cell office:value-type="float" office:value="207189274">
            <text:p>207189274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26695019395">
            <text:p>2669501939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SA 7.850 ↑ ( &lt;4.100 µg/L ) , fPSA 0.78 ( µg/L )</text:p>
          </table:table-cell>
          <table:table-cell office:value-type="string">
            <text:p>fPSA 0.78 ( µg/L )</text:p>
          </table:table-cell>
          <table:table-cell/>
          <table:table-cell office:value-type="string">
            <text:p>fPSA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30378">
            <text:p>10930378</text:p>
          </table:table-cell>
          <table:table-cell office:value-type="float" office:value="165958819">
            <text:p>165958819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11860119867">
            <text:p>118601198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8 ( µg/L )</text:p>
          </table:table-cell>
          <table:table-cell/>
          <table:table-cell office:value-type="string">
            <text:p>fPSA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68773">
            <text:p>5268773</text:p>
          </table:table-cell>
          <table:table-cell office:value-type="float" office:value="152544176">
            <text:p>152544176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71506059971">
            <text:p>715060599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78 ( µg/L )</text:p>
          </table:table-cell>
          <table:table-cell office:value-type="string">
            <text:p>Vaba PSA 0.78 ( µg/L )</text:p>
          </table:table-cell>
          <table:table-cell/>
          <table:table-cell office:value-type="string">
            <text:p>Vaba PSA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57394">
            <text:p>22657394</text:p>
          </table:table-cell>
          <table:table-cell office:value-type="float" office:value="160219203">
            <text:p>160219203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29612246310">
            <text:p>29612246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8 ( µg/L )</text:p>
          </table:table-cell>
          <table:table-cell/>
          <table:table-cell office:value-type="string">
            <text:p>fPSA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56191">
            <text:p>16856191</text:p>
          </table:table-cell>
          <table:table-cell office:value-type="float" office:value="214249915">
            <text:p>214249915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2013-12-05</text:p>
          </table:table-cell>
          <table:table-cell office:value-type="float" office:value="33158497581">
            <text:p>331584975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8 ( µg/L )</text:p>
          </table:table-cell>
          <table:table-cell table:style-name="ce1" office:value-type="string">
            <text:p><text:s/>22 %</text:p>
          </table:table-cell>
          <table:table-cell office:value-type="string">
            <text:p>fPSA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41266">
            <text:p>18541266</text:p>
          </table:table-cell>
          <table:table-cell office:value-type="float" office:value="180668077">
            <text:p>180668077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70305867110">
            <text:p>70305867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30.04.2013 : vabaPSA 0,789</text:p>
          </table:table-cell>
          <table:table-cell office:value-type="string">
            <text:p>vabaPSA 0,789</text:p>
          </table:table-cell>
          <table:table-cell/>
          <table:table-cell office:value-type="string">
            <text:p>vabaPSA</text:p>
          </table:table-cell>
          <table:table-cell office:value-type="float" office:value="0.789">
            <text:p>0,7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89706">
            <text:p>14589706</text:p>
          </table:table-cell>
          <table:table-cell office:value-type="float" office:value="176035806">
            <text:p>176035806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30532929750">
            <text:p>305329297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79 ( µg/L )</text:p>
          </table:table-cell>
          <table:table-cell/>
          <table:table-cell office:value-type="string">
            <text:p>fPSA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675569">
            <text:p>14675569</text:p>
          </table:table-cell>
          <table:table-cell office:value-type="float" office:value="177346839">
            <text:p>17734683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86276838933">
            <text:p>86276838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81 ( µg/L )</text:p>
          </table:table-cell>
          <table:table-cell/>
          <table:table-cell office:value-type="string">
            <text:p>fPSA</text:p>
          </table:table-cell>
          <table:table-cell office:value-type="float" office:value="0.81">
            <text:p>0,8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15805">
            <text:p>24515805</text:p>
          </table:table-cell>
          <table:table-cell office:value-type="float" office:value="177346839">
            <text:p>17734683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86276838933">
            <text:p>86276838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81 ( µg/L )</text:p>
          </table:table-cell>
          <table:table-cell/>
          <table:table-cell office:value-type="string">
            <text:p>fPSA</text:p>
          </table:table-cell>
          <table:table-cell office:value-type="float" office:value="0.81">
            <text:p>0,8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81722">
            <text:p>16781722</text:p>
          </table:table-cell>
          <table:table-cell office:value-type="float" office:value="205102170">
            <text:p>205102170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72796283761">
            <text:p>72796283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% ) PSA 5.310 ↑ ( &lt;4.400 µg/L ) fPSA 0.82 ( µg/L )</text:p>
          </table:table-cell>
          <table:table-cell office:value-type="string">
            <text:p>fPSA 0.82 ( µg/L )</text:p>
          </table:table-cell>
          <table:table-cell/>
          <table:table-cell office:value-type="string">
            <text:p>fPSA</text:p>
          </table:table-cell>
          <table:table-cell office:value-type="float" office:value="0.82">
            <text:p>0,8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50246">
            <text:p>4950246</text:p>
          </table:table-cell>
          <table:table-cell office:value-type="float" office:value="144422417">
            <text:p>144422417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85606676075">
            <text:p>856066760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2 ( µg/L )</text:p>
          </table:table-cell>
          <table:table-cell office:value-type="string">
            <text:p>Vaba PSA 0.82 ( µg/L )</text:p>
          </table:table-cell>
          <table:table-cell/>
          <table:table-cell office:value-type="string">
            <text:p>Vaba PSA</text:p>
          </table:table-cell>
          <table:table-cell office:value-type="float" office:value="0.82">
            <text:p>0,8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47129">
            <text:p>4847129</text:p>
          </table:table-cell>
          <table:table-cell office:value-type="float" office:value="134143484">
            <text:p>134143484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27673531131">
            <text:p>27673531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3 ( µg/L )</text:p>
          </table:table-cell>
          <table:table-cell office:value-type="string">
            <text:p>Vaba PSA 0.83 ( µg/L )</text:p>
          </table:table-cell>
          <table:table-cell/>
          <table:table-cell office:value-type="string">
            <text:p>Vaba 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60908">
            <text:p>8260908</text:p>
          </table:table-cell>
          <table:table-cell office:value-type="float" office:value="141722206">
            <text:p>141722206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80074584716">
            <text:p>800745847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3 ( µg/L )</text:p>
          </table:table-cell>
          <table:table-cell office:value-type="string">
            <text:p>Vaba PSA 0.83 ( µg/L )</text:p>
          </table:table-cell>
          <table:table-cell/>
          <table:table-cell office:value-type="string">
            <text:p>Vaba 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95729">
            <text:p>7995729</text:p>
          </table:table-cell>
          <table:table-cell office:value-type="float" office:value="149896619">
            <text:p>149896619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50467390145">
            <text:p>504673901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3 ( µg/L )</text:p>
          </table:table-cell>
          <table:table-cell office:value-type="string">
            <text:p>Vaba PSA 0.83 ( µg/L )</text:p>
          </table:table-cell>
          <table:table-cell/>
          <table:table-cell office:value-type="string">
            <text:p>Vaba 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30036">
            <text:p>22030036</text:p>
          </table:table-cell>
          <table:table-cell office:value-type="float" office:value="174804594">
            <text:p>17480459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10153113127">
            <text:p>10153113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83 ( µg/L )</text:p>
          </table:table-cell>
          <table:table-cell/>
          <table:table-cell office:value-type="string">
            <text:p>f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02214">
            <text:p>7702214</text:p>
          </table:table-cell>
          <table:table-cell office:value-type="float" office:value="83049493">
            <text:p>83049493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69137463770">
            <text:p>691374637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4 ( µg/L )</text:p>
          </table:table-cell>
          <table:table-cell office:value-type="string">
            <text:p>Vaba PSA 0.84 ( µg/L )</text:p>
          </table:table-cell>
          <table:table-cell/>
          <table:table-cell office:value-type="string">
            <text:p>Vaba PSA</text:p>
          </table:table-cell>
          <table:table-cell office:value-type="float" office:value="0.84">
            <text:p>0,8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18266">
            <text:p>7918266</text:p>
          </table:table-cell>
          <table:table-cell office:value-type="float" office:value="148421174">
            <text:p>148421174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29371475412">
            <text:p>293714754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5 ( µg/L )</text:p>
          </table:table-cell>
          <table:table-cell office:value-type="string">
            <text:p>Vaba PSA 0.85 ( µg/L )</text:p>
          </table:table-cell>
          <table:table-cell/>
          <table:table-cell office:value-type="string">
            <text:p>Vaba PSA</text:p>
          </table:table-cell>
          <table:table-cell office:value-type="float" office:value="0.85">
            <text:p>0,8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778638">
            <text:p>14778638</text:p>
          </table:table-cell>
          <table:table-cell office:value-type="float" office:value="170145680">
            <text:p>170145680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91270058387">
            <text:p>912700583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3.580 ( &lt;4.400 µg/L ) , fPSA 0.86 ( µg/L )</text:p>
          </table:table-cell>
          <table:table-cell office:value-type="string">
            <text:p>fPSA 0.86 ( µg/L )</text:p>
          </table:table-cell>
          <table:table-cell/>
          <table:table-cell office:value-type="string">
            <text:p>fPSA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54447">
            <text:p>24354447</text:p>
          </table:table-cell>
          <table:table-cell office:value-type="float" office:value="197987794">
            <text:p>197987794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85606676075">
            <text:p>85606676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86 ( µg/L )</text:p>
          </table:table-cell>
          <table:table-cell/>
          <table:table-cell office:value-type="string">
            <text:p>fPSA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6138">
            <text:p>586138</text:p>
          </table:table-cell>
          <table:table-cell office:value-type="float" office:value="86471645">
            <text:p>86471645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2012-02-07</text:p>
          </table:table-cell>
          <table:table-cell office:value-type="float" office:value="67773114323">
            <text:p>677731143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86 ( µg/L )</text:p>
          </table:table-cell>
          <table:table-cell/>
          <table:table-cell office:value-type="string">
            <text:p>Vaba PSA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53228">
            <text:p>2553228</text:p>
          </table:table-cell>
          <table:table-cell office:value-type="float" office:value="149313523">
            <text:p>149313523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33383076654">
            <text:p>333830766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2.05.201216 : 16Materjalseerum Vaba PSA0.873</text:p>
          </table:table-cell>
          <table:table-cell office:value-type="string">
            <text:p>Vaba PSA0.873</text:p>
          </table:table-cell>
          <table:table-cell office:value-type="string">
            <text:p>suhe vaba PSA/PSA &gt; 0,150.23PSA </text:p>
          </table:table-cell>
          <table:table-cell office:value-type="string">
            <text:p>Vaba PSA</text:p>
          </table:table-cell>
          <table:table-cell office:value-type="float" office:value="0.873">
            <text:p>0,8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40528">
            <text:p>22740528</text:p>
          </table:table-cell>
          <table:table-cell office:value-type="float" office:value="204807729">
            <text:p>20480772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14138889638">
            <text:p>141388896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8 ( µg/L )</text:p>
          </table:table-cell>
          <table:table-cell office:value-type="string">
            <text:p>Vaba PSA 0.88 ( µg/L )</text:p>
          </table:table-cell>
          <table:table-cell/>
          <table:table-cell office:value-type="string">
            <text:p>Vaba PSA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72856">
            <text:p>8572856</text:p>
          </table:table-cell>
          <table:table-cell office:value-type="float" office:value="153122522">
            <text:p>153122522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498992524">
            <text:p>464989925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([0-9]+([ ,.]+[0-9]{3})|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,880</text:p>
          </table:table-cell>
          <table:table-cell/>
          <table:table-cell office:value-type="string">
            <text:p>Vaba PSA</text:p>
          </table:table-cell>
          <table:table-cell office:value-type="float" office:value="0.88">
            <text:p>0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94552">
            <text:p>4994552</text:p>
          </table:table-cell>
          <table:table-cell office:value-type="float" office:value="143408985">
            <text:p>143408985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50740613726">
            <text:p>507406137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88 ( µg/L )</text:p>
          </table:table-cell>
          <table:table-cell office:value-type="string">
            <text:p>Vaba PSA 0.88 ( µg/L )</text:p>
          </table:table-cell>
          <table:table-cell/>
          <table:table-cell office:value-type="string">
            <text:p>Vaba PSA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21850">
            <text:p>22521850</text:p>
          </table:table-cell>
          <table:table-cell office:value-type="float" office:value="200546890">
            <text:p>2005468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57223332954">
            <text:p>57223332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89 ( µg/L )</text:p>
          </table:table-cell>
          <table:table-cell/>
          <table:table-cell office:value-type="string">
            <text:p>fPSA</text:p>
          </table:table-cell>
          <table:table-cell office:value-type="float" office:value="0.89">
            <text:p>0,8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40896">
            <text:p>24640896</text:p>
          </table:table-cell>
          <table:table-cell office:value-type="float" office:value="176566817">
            <text:p>176566817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1-12-09</text:p>
          </table:table-cell>
          <table:table-cell office:value-type="float" office:value="673030407367">
            <text:p>6730304073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91 ( µg/L )</text:p>
          </table:table-cell>
          <table:table-cell office:value-type="string">
            <text:p>Vaba PSA 0.91 ( µg/L )</text:p>
          </table:table-cell>
          <table:table-cell/>
          <table:table-cell office:value-type="string">
            <text:p>Vaba PSA</text:p>
          </table:table-cell>
          <table:table-cell office:value-type="float" office:value="0.91">
            <text:p>0,9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01081">
            <text:p>8601081</text:p>
          </table:table-cell>
          <table:table-cell office:value-type="float" office:value="133260733">
            <text:p>133260733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09-11-02</text:p>
          </table:table-cell>
          <table:table-cell office:value-type="float" office:value="60797014440">
            <text:p>607970144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911 ( µg/L )</text:p>
          </table:table-cell>
          <table:table-cell office:value-type="string">
            <text:p><text:s/>02.11.200909 : 33 - <text:s/>, <text:s/>- D0424</text:p>
          </table:table-cell>
          <table:table-cell office:value-type="string">
            <text:p>Vaba PSA</text:p>
          </table:table-cell>
          <table:table-cell office:value-type="float" office:value="0.911">
            <text:p>0,9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80694">
            <text:p>23480694</text:p>
          </table:table-cell>
          <table:table-cell office:value-type="float" office:value="171003017">
            <text:p>17100301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4653375022">
            <text:p>24653375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2 ( µg/L )</text:p>
          </table:table-cell>
          <table:table-cell/>
          <table:table-cell office:value-type="string">
            <text:p>fPSA</text:p>
          </table:table-cell>
          <table:table-cell office:value-type="float" office:value="0.92">
            <text:p>0,9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78074">
            <text:p>8278074</text:p>
          </table:table-cell>
          <table:table-cell office:value-type="float" office:value="140860823">
            <text:p>140860823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09-11-26</text:p>
          </table:table-cell>
          <table:table-cell office:value-type="float" office:value="34400118929">
            <text:p>344001189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925 ( µg/L )</text:p>
          </table:table-cell>
          <table:table-cell/>
          <table:table-cell office:value-type="string">
            <text:p>Vaba PSA</text:p>
          </table:table-cell>
          <table:table-cell office:value-type="float" office:value="0.925">
            <text:p>0,9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73593">
            <text:p>4273593</text:p>
          </table:table-cell>
          <table:table-cell office:value-type="float" office:value="122367637">
            <text:p>12236763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32964172164">
            <text:p>32964172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93 ( µg/L )</text:p>
          </table:table-cell>
          <table:table-cell/>
          <table:table-cell office:value-type="string">
            <text:p>Vaba PSA</text:p>
          </table:table-cell>
          <table:table-cell office:value-type="float" office:value="0.93">
            <text:p>0,9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75452">
            <text:p>8775452</text:p>
          </table:table-cell>
          <table:table-cell office:value-type="float" office:value="139391607">
            <text:p>139391607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49255249669">
            <text:p>492552496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94 ( µg/L )</text:p>
          </table:table-cell>
          <table:table-cell office:value-type="string">
            <text:p>Vaba PSA 0.94 ( µg/L )</text:p>
          </table:table-cell>
          <table:table-cell/>
          <table:table-cell office:value-type="string">
            <text:p>Vaba PSA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08751">
            <text:p>7308751</text:p>
          </table:table-cell>
          <table:table-cell office:value-type="float" office:value="124151399">
            <text:p>124151399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89733097901">
            <text:p>897330979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0.94 ( µg/L )</text:p>
          </table:table-cell>
          <table:table-cell/>
          <table:table-cell office:value-type="string">
            <text:p>Vaba PSA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85419">
            <text:p>11285419</text:p>
          </table:table-cell>
          <table:table-cell office:value-type="float" office:value="160221792">
            <text:p>16022179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58679938161">
            <text:p>586799381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5 ( µg/L )</text:p>
          </table:table-cell>
          <table:table-cell/>
          <table:table-cell office:value-type="string">
            <text:p>fPSA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77209">
            <text:p>6477209</text:p>
          </table:table-cell>
          <table:table-cell office:value-type="float" office:value="130927100">
            <text:p>130927100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895114698">
            <text:p>6389511469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rsetes analüüsides PSA 11.9 ja fPSA 0,95</text:p>
          </table:table-cell>
          <table:table-cell office:value-type="string">
            <text:p>fPSA 0,95</text:p>
          </table:table-cell>
          <table:table-cell/>
          <table:table-cell office:value-type="string">
            <text:p>fPSA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41798">
            <text:p>21741798</text:p>
          </table:table-cell>
          <table:table-cell office:value-type="float" office:value="196805724">
            <text:p>19680572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39930121167">
            <text:p>39930121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5 ( µg/L )</text:p>
          </table:table-cell>
          <table:table-cell/>
          <table:table-cell office:value-type="string">
            <text:p>fPSA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99062">
            <text:p>4799062</text:p>
          </table:table-cell>
          <table:table-cell office:value-type="float" office:value="131597096">
            <text:p>131597096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28213129145">
            <text:p>282131291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95 ( µg/L )</text:p>
          </table:table-cell>
          <table:table-cell office:value-type="string">
            <text:p>Vaba PSA 0.95 ( µg/L )</text:p>
          </table:table-cell>
          <table:table-cell/>
          <table:table-cell office:value-type="string">
            <text:p>Vaba PSA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07839">
            <text:p>23207839</text:p>
          </table:table-cell>
          <table:table-cell office:value-type="float" office:value="160240429">
            <text:p>160240429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56137947105">
            <text:p>561379471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5 ( µg/L )</text:p>
          </table:table-cell>
          <table:table-cell/>
          <table:table-cell office:value-type="string">
            <text:p>fPSA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64494">
            <text:p>12964494</text:p>
          </table:table-cell>
          <table:table-cell office:value-type="float" office:value="160240429">
            <text:p>160240429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56137947105">
            <text:p>561379471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5 ( µg/L )</text:p>
          </table:table-cell>
          <table:table-cell/>
          <table:table-cell office:value-type="string">
            <text:p>fPSA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14826">
            <text:p>8614826</text:p>
          </table:table-cell>
          <table:table-cell office:value-type="float" office:value="133265617">
            <text:p>133265617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float" office:value="40938153799">
            <text:p>409381537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97 ( µg/L )</text:p>
          </table:table-cell>
          <table:table-cell office:value-type="string">
            <text:p>Vaba PSA 0.97 ( µg/L )</text:p>
          </table:table-cell>
          <table:table-cell/>
          <table:table-cell office:value-type="string">
            <text:p>Vaba PSA</text:p>
          </table:table-cell>
          <table:table-cell office:value-type="float" office:value="0.97">
            <text:p>0,9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9943">
            <text:p>16559943</text:p>
          </table:table-cell>
          <table:table-cell office:value-type="float" office:value="166252334">
            <text:p>166252334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2-27</text:p>
          </table:table-cell>
          <table:table-cell office:value-type="float" office:value="18583952236">
            <text:p>185839522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0.97 ( µg/L )</text:p>
          </table:table-cell>
          <table:table-cell office:value-type="string">
            <text:p><text:s/>26.02.201307 : 35 - <text:s/>, <text:s/>- D0666</text:p>
          </table:table-cell>
          <table:table-cell office:value-type="string">
            <text:p>fPSA</text:p>
          </table:table-cell>
          <table:table-cell office:value-type="float" office:value="0.97">
            <text:p>0,9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77335">
            <text:p>8477335</text:p>
          </table:table-cell>
          <table:table-cell office:value-type="float" office:value="147397744">
            <text:p>147397744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21885363911">
            <text:p>218853639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0.99 ( µg/L )</text:p>
          </table:table-cell>
          <table:table-cell office:value-type="string">
            <text:p>Vaba PSA 0.99 ( µg/L )</text:p>
          </table:table-cell>
          <table:table-cell/>
          <table:table-cell office:value-type="string">
            <text:p>Vaba PSA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37980">
            <text:p>14337980</text:p>
          </table:table-cell>
          <table:table-cell office:value-type="float" office:value="186103682">
            <text:p>186103682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673030559230">
            <text:p>6730305592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) PSA 11.220 ↑ ( &lt;4.100 µg/L ) fPSA 0.99 ( µg/L )</text:p>
          </table:table-cell>
          <table:table-cell office:value-type="string">
            <text:p>fPSA 0.99 ( µg/L )</text:p>
          </table:table-cell>
          <table:table-cell office:value-type="string">
            <text:p><text:s/>CEA 0.9 ( &lt;3.8 Mittesuitsetajal</text:p>
          </table:table-cell>
          <table:table-cell office:value-type="string">
            <text:p>fPSA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62826">
            <text:p>23862826</text:p>
          </table:table-cell>
          <table:table-cell office:value-type="float" office:value="208559324">
            <text:p>208559324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1162626">
            <text:p>673031162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00 ( µg/L )</text:p>
          </table:table-cell>
          <table:table-cell/>
          <table:table-cell office:value-type="string">
            <text:p>fPS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53634">
            <text:p>23653634</text:p>
          </table:table-cell>
          <table:table-cell office:value-type="float" office:value="193970563">
            <text:p>193970563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27673531131">
            <text:p>27673531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00 ( µg/L )</text:p>
          </table:table-cell>
          <table:table-cell/>
          <table:table-cell office:value-type="string">
            <text:p>fPS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92768">
            <text:p>4992768</text:p>
          </table:table-cell>
          <table:table-cell office:value-type="float" office:value="131568470">
            <text:p>131568470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75042020614">
            <text:p>75042020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, P-PSA 4.250 ( &lt;4.400 µg/L ) , Vaba PSA 1.01 ( µg/L )</text:p>
          </table:table-cell>
          <table:table-cell office:value-type="string">
            <text:p>Vaba PSA 1.01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01">
            <text:p>1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6855">
            <text:p>806855</text:p>
          </table:table-cell>
          <table:table-cell office:value-type="float" office:value="90465208">
            <text:p>90465208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58187277882">
            <text:p>581872778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05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08854">
            <text:p>12708854</text:p>
          </table:table-cell>
          <table:table-cell office:value-type="float" office:value="170977837">
            <text:p>17097783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45859646327">
            <text:p>45859646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l % ) PSA 7.840 ( &lt;4.400 µg/L ) fPSA 1.05 ( µg/L )</text:p>
          </table:table-cell>
          <table:table-cell office:value-type="string">
            <text:p>fPSA 1.05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39210">
            <text:p>14539210</text:p>
          </table:table-cell>
          <table:table-cell office:value-type="float" office:value="200582208">
            <text:p>20058220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25452873071">
            <text:p>254528730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05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28897">
            <text:p>4128897</text:p>
          </table:table-cell>
          <table:table-cell office:value-type="float" office:value="120608118">
            <text:p>120608118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84089430518">
            <text:p>840894305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 alanenud ja jõudnud 3,53ng\ml fPSA 1,06 </text:p>
          </table:table-cell>
          <table:table-cell office:value-type="string">
            <text:p>fPSA 1,06 </text:p>
          </table:table-cell>
          <table:table-cell office:value-type="string">
            <text:p>ja suhteprotsent 30 % seega ei s</text:p>
          </table:table-cell>
          <table:table-cell office:value-type="string">
            <text:p>fPSA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19718">
            <text:p>16719718</text:p>
          </table:table-cell>
          <table:table-cell office:value-type="float" office:value="158943693">
            <text:p>158943693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673037822395">
            <text:p>6730378223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10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12773">
            <text:p>2512773</text:p>
          </table:table-cell>
          <table:table-cell office:value-type="float" office:value="146847715">
            <text:p>146847715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1-09-09</text:p>
          </table:table-cell>
          <table:table-cell office:value-type="float" office:value="52242339931">
            <text:p>522423399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9.09.2011 PSA 3,666 , fPSA 1,108 </text:p>
          </table:table-cell>
          <table:table-cell office:value-type="string">
            <text:p>fPSA 1,108 </text:p>
          </table:table-cell>
          <table:table-cell office:value-type="string">
            <text:p>; fPSA / PSA suhe 0,30 .</text:p>
          </table:table-cell>
          <table:table-cell office:value-type="string">
            <text:p>fPSA</text:p>
          </table:table-cell>
          <table:table-cell office:value-type="float" office:value="1.108">
            <text:p>1,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56200">
            <text:p>23556200</text:p>
          </table:table-cell>
          <table:table-cell office:value-type="float" office:value="213395321">
            <text:p>213395321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46888135500">
            <text:p>468881355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11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11">
            <text:p>1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27618">
            <text:p>7427618</text:p>
          </table:table-cell>
          <table:table-cell office:value-type="float" office:value="122369712">
            <text:p>122369712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97923461343">
            <text:p>979234613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2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96523">
            <text:p>4396523</text:p>
          </table:table-cell>
          <table:table-cell office:value-type="float" office:value="122369712">
            <text:p>122369712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97923461343">
            <text:p>979234613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2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75187">
            <text:p>8275187</text:p>
          </table:table-cell>
          <table:table-cell office:value-type="float" office:value="139391352">
            <text:p>139391352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0-01-08</text:p>
          </table:table-cell>
          <table:table-cell office:value-type="float" office:value="79254873362">
            <text:p>792548733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2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67944">
            <text:p>6967944</text:p>
          </table:table-cell>
          <table:table-cell office:value-type="float" office:value="124149051">
            <text:p>124149051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64146924404">
            <text:p>641469244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3 ( µg/L )</text:p>
          </table:table-cell>
          <table:table-cell/>
          <table:table-cell office:value-type="string">
            <text:p>Vaba PSA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015368">
            <text:p>20015368</text:p>
          </table:table-cell>
          <table:table-cell office:value-type="float" office:value="164221781">
            <text:p>164221781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48232124503">
            <text:p>48232124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PSA 5.320 ( &lt;4.400 µg/L ) Vaba PSA 1.13 ( µg/L )</text:p>
          </table:table-cell>
          <table:table-cell office:value-type="string">
            <text:p>Vaba PSA 1.13 ( µg/L )</text:p>
          </table:table-cell>
          <table:table-cell office:value-type="string">
            <text:p><text:s/>Ordineeritud casodex</text:p>
          </table:table-cell>
          <table:table-cell office:value-type="string">
            <text:p>Vaba PSA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07800">
            <text:p>7407800</text:p>
          </table:table-cell>
          <table:table-cell office:value-type="float" office:value="123661982">
            <text:p>123661982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81212064120">
            <text:p>812120641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3 ( µg/L )</text:p>
          </table:table-cell>
          <table:table-cell/>
          <table:table-cell office:value-type="string">
            <text:p>Vaba PSA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56406">
            <text:p>4356406</text:p>
          </table:table-cell>
          <table:table-cell office:value-type="float" office:value="126800247">
            <text:p>126800247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32156777700">
            <text:p>321567777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14 ( µg/L )</text:p>
          </table:table-cell>
          <table:table-cell office:value-type="string">
            <text:p>Vaba PSA 1.14 ( µg/L )</text:p>
          </table:table-cell>
          <table:table-cell/>
          <table:table-cell office:value-type="string">
            <text:p>Vaba PSA</text:p>
          </table:table-cell>
          <table:table-cell office:value-type="float" office:value="1.14">
            <text:p>1,1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4637">
            <text:p>494637</text:p>
          </table:table-cell>
          <table:table-cell office:value-type="float" office:value="138437743">
            <text:p>138437743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14</text:p>
          </table:table-cell>
          <table:table-cell office:value-type="float" office:value="95378634072">
            <text:p>953786340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14 ( µg/L )</text:p>
          </table:table-cell>
          <table:table-cell office:value-type="string">
            <text:p>Vaba PSA 1.14 ( µg/L )</text:p>
          </table:table-cell>
          <table:table-cell/>
          <table:table-cell office:value-type="string">
            <text:p>Vaba PSA</text:p>
          </table:table-cell>
          <table:table-cell office:value-type="float" office:value="1.14">
            <text:p>1,1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59556">
            <text:p>7659556</text:p>
          </table:table-cell>
          <table:table-cell office:value-type="float" office:value="79924996">
            <text:p>79924996</text:p>
          </table:table-cell>
          <table:table-cell office:value-type="string">
            <text:p>2011-12-28</text:p>
          </table:table-cell>
          <table:table-cell office:value-type="string">
            <text:p>A</text:p>
          </table:table-cell>
          <table:table-cell office:value-type="string">
            <text:p>2011-12-07</text:p>
          </table:table-cell>
          <table:table-cell office:value-type="float" office:value="49258767390">
            <text:p>492587673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15 ( µg/L )</text:p>
          </table:table-cell>
          <table:table-cell office:value-type="string">
            <text:p>Vaba PSA 1.15 ( µg/L )</text:p>
          </table:table-cell>
          <table:table-cell/>
          <table:table-cell office:value-type="string">
            <text:p>Vaba PSA</text:p>
          </table:table-cell>
          <table:table-cell office:value-type="float" office:value="1.15">
            <text:p>1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7035">
            <text:p>477035</text:p>
          </table:table-cell>
          <table:table-cell office:value-type="float" office:value="95615283">
            <text:p>95615283</text:p>
          </table:table-cell>
          <table:table-cell office:value-type="string">
            <text:p>2012-04-22</text:p>
          </table:table-cell>
          <table:table-cell office:value-type="string">
            <text:p>S</text:p>
          </table:table-cell>
          <table:table-cell office:value-type="string">
            <text:p>2012-04-13</text:p>
          </table:table-cell>
          <table:table-cell office:value-type="float" office:value="86401530553">
            <text:p>864015305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5 ( µg/L )</text:p>
          </table:table-cell>
          <table:table-cell/>
          <table:table-cell office:value-type="string">
            <text:p>Vaba PSA</text:p>
          </table:table-cell>
          <table:table-cell office:value-type="float" office:value="1.15">
            <text:p>1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93733">
            <text:p>22793733</text:p>
          </table:table-cell>
          <table:table-cell office:value-type="float" office:value="180151423">
            <text:p>18015142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46095783495">
            <text:p>46095783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P-PSA 19.830 ( &lt;4.100 µg/L ) , Vaba PSA 1.16 ( µg/L )</text:p>
          </table:table-cell>
          <table:table-cell office:value-type="string">
            <text:p>Vaba PSA 1.16 ( µg/L )</text:p>
          </table:table-cell>
          <table:table-cell/>
          <table:table-cell office:value-type="string">
            <text:p>Vaba PSA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91782">
            <text:p>22491782</text:p>
          </table:table-cell>
          <table:table-cell office:value-type="float" office:value="208557643">
            <text:p>208557643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346675">
            <text:p>6730303466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16 ( µg/L )</text:p>
          </table:table-cell>
          <table:table-cell/>
          <table:table-cell office:value-type="string">
            <text:p>fPSA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95131">
            <text:p>4795131</text:p>
          </table:table-cell>
          <table:table-cell office:value-type="float" office:value="134188949">
            <text:p>13418894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28855576371">
            <text:p>288555763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16 ( µg/L )</text:p>
          </table:table-cell>
          <table:table-cell office:value-type="string">
            <text:p>Vaba PSA 1.16 ( µg/L )</text:p>
          </table:table-cell>
          <table:table-cell/>
          <table:table-cell office:value-type="string">
            <text:p>Vaba PSA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95197">
            <text:p>595197</text:p>
          </table:table-cell>
          <table:table-cell office:value-type="float" office:value="131447712">
            <text:p>131447712</text:p>
          </table:table-cell>
          <table:table-cell office:value-type="string">
            <text:p>2012-07-23</text:p>
          </table:table-cell>
          <table:table-cell office:value-type="string">
            <text:p>S</text:p>
          </table:table-cell>
          <table:table-cell office:value-type="string">
            <text:p>2012-07-11</text:p>
          </table:table-cell>
          <table:table-cell office:value-type="float" office:value="12876595776">
            <text:p>128765957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A 10.020 ( &lt;4.400 µg/L ) S , P-Vaba PSA 1.16 ( µg/L )</text:p>
          </table:table-cell>
          <table:table-cell office:value-type="string">
            <text:p>Vaba PSA 1.16 ( µg/L )</text:p>
          </table:table-cell>
          <table:table-cell office:value-type="string">
            <text:p><text:s/>S , P-Beeta-2-mikroglobuliin 27</text:p>
          </table:table-cell>
          <table:table-cell office:value-type="string">
            <text:p>Vaba PSA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63969">
            <text:p>7063969</text:p>
          </table:table-cell>
          <table:table-cell office:value-type="float" office:value="124161529">
            <text:p>124161529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20600310866">
            <text:p>206003108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PSA 4.530 ( &lt;3.100 µg/L ) Vaba PSA 1.17 ( µg/L )</text:p>
          </table:table-cell>
          <table:table-cell office:value-type="string">
            <text:p>Vaba PSA 1.17 ( µg/L )</text:p>
          </table:table-cell>
          <table:table-cell/>
          <table:table-cell office:value-type="string">
            <text:p>Vaba PSA</text:p>
          </table:table-cell>
          <table:table-cell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02435">
            <text:p>14302435</text:p>
          </table:table-cell>
          <table:table-cell office:value-type="float" office:value="179897785">
            <text:p>179897785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46046563">
            <text:p>6730460465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17 ( µg/L )</text:p>
          </table:table-cell>
          <table:table-cell/>
          <table:table-cell office:value-type="string">
            <text:p>fPSA</text:p>
          </table:table-cell>
          <table:table-cell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601883">
            <text:p>12601883</text:p>
          </table:table-cell>
          <table:table-cell office:value-type="float" office:value="169766314">
            <text:p>169766314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20600310866">
            <text:p>206003108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7 ( µg/L )</text:p>
          </table:table-cell>
          <table:table-cell/>
          <table:table-cell office:value-type="string">
            <text:p>Vaba PSA</text:p>
          </table:table-cell>
          <table:table-cell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315235">
            <text:p>10315235</text:p>
          </table:table-cell>
          <table:table-cell office:value-type="float" office:value="189611568">
            <text:p>189611568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273518091">
            <text:p>102735180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ul korras Analüüsides PSA 6.5 , vaba PSA 1.170 </text:p>
          </table:table-cell>
          <table:table-cell office:value-type="string">
            <text:p>vaba PSA 1.170 </text:p>
          </table:table-cell>
          <table:table-cell office:value-type="string">
            <text:p>.</text:p>
          </table:table-cell>
          <table:table-cell office:value-type="string">
            <text:p>vaba PSA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914095">
            <text:p>23914095</text:p>
          </table:table-cell>
          <table:table-cell office:value-type="float" office:value="200591398">
            <text:p>20059139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48396632650">
            <text:p>483966326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19 ( µg/L )</text:p>
          </table:table-cell>
          <table:table-cell/>
          <table:table-cell office:value-type="string">
            <text:p>fPSA</text:p>
          </table:table-cell>
          <table:table-cell office:value-type="float" office:value="1.19">
            <text:p>1,1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6305">
            <text:p>686305</text:p>
          </table:table-cell>
          <table:table-cell office:value-type="float" office:value="85813962">
            <text:p>85813962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90976837044">
            <text:p>909768370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19 ( µg/L )</text:p>
          </table:table-cell>
          <table:table-cell office:value-type="string">
            <text:p>Vaba PSA 1.19 ( µg/L )</text:p>
          </table:table-cell>
          <table:table-cell/>
          <table:table-cell office:value-type="string">
            <text:p>Vaba PSA</text:p>
          </table:table-cell>
          <table:table-cell office:value-type="float" office:value="1.19">
            <text:p>1,1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10476">
            <text:p>4310476</text:p>
          </table:table-cell>
          <table:table-cell office:value-type="float" office:value="96264481">
            <text:p>96264481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43224186928">
            <text:p>432241869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19 ( µg/L )</text:p>
          </table:table-cell>
          <table:table-cell/>
          <table:table-cell office:value-type="string">
            <text:p>Vaba PSA</text:p>
          </table:table-cell>
          <table:table-cell office:value-type="float" office:value="1.19">
            <text:p>1,1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585878">
            <text:p>15585878</text:p>
          </table:table-cell>
          <table:table-cell office:value-type="float" office:value="192285225">
            <text:p>192285225</text:p>
          </table:table-cell>
          <table:table-cell office:value-type="string">
            <text:p>2013-08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1913168813">
            <text:p>51913168813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fPSA 1,2 </text:p>
          </table:table-cell>
          <table:table-cell office:value-type="string">
            <text:p>Kirjeldus : Eesnäärme ( per rect</text:p>
          </table:table-cell>
          <table:table-cell office:value-type="string">
            <text:p>fPSA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92652">
            <text:p>8192652</text:p>
          </table:table-cell>
          <table:table-cell office:value-type="float" office:value="149897873">
            <text:p>14989787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33143835171">
            <text:p>331438351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21 ( µg/L )</text:p>
          </table:table-cell>
          <table:table-cell office:value-type="string">
            <text:p>Vaba PSA 1.21 ( µg/L )</text:p>
          </table:table-cell>
          <table:table-cell/>
          <table:table-cell office:value-type="string">
            <text:p>Vaba PSA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09695">
            <text:p>7409695</text:p>
          </table:table-cell>
          <table:table-cell office:value-type="float" office:value="126799505">
            <text:p>126799505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1-06-16</text:p>
          </table:table-cell>
          <table:table-cell office:value-type="float" office:value="84495918997">
            <text:p>844959189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21 ( µg/L )</text:p>
          </table:table-cell>
          <table:table-cell office:value-type="string">
            <text:p>Vaba PSA 1.21 ( µg/L )</text:p>
          </table:table-cell>
          <table:table-cell/>
          <table:table-cell office:value-type="string">
            <text:p>Vaba PSA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98963">
            <text:p>24598963</text:p>
          </table:table-cell>
          <table:table-cell office:value-type="float" office:value="162653739">
            <text:p>16265373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3030458462">
            <text:p>673030458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21 ( µg/L )</text:p>
          </table:table-cell>
          <table:table-cell/>
          <table:table-cell office:value-type="string">
            <text:p>fPSA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733091">
            <text:p>10733091</text:p>
          </table:table-cell>
          <table:table-cell office:value-type="float" office:value="164221781">
            <text:p>164221781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48232124503">
            <text:p>482321245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4.130 ( &lt;4.400 µg/L ) , fPSA 1.21 ( µg/L )</text:p>
          </table:table-cell>
          <table:table-cell office:value-type="string">
            <text:p>fPSA 1.21 ( µg/L )</text:p>
          </table:table-cell>
          <table:table-cell/>
          <table:table-cell office:value-type="string">
            <text:p>fPSA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25001">
            <text:p>14925001</text:p>
          </table:table-cell>
          <table:table-cell office:value-type="float" office:value="213066393">
            <text:p>213066393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48840892576">
            <text:p>488408925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23 ( µg/L )</text:p>
          </table:table-cell>
          <table:table-cell office:value-type="string">
            <text:p>Vaba PSA 1.23 ( µg/L )</text:p>
          </table:table-cell>
          <table:table-cell/>
          <table:table-cell office:value-type="string">
            <text:p>Vaba PSA</text:p>
          </table:table-cell>
          <table:table-cell office:value-type="float" office:value="1.23">
            <text:p>1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30489">
            <text:p>16730489</text:p>
          </table:table-cell>
          <table:table-cell office:value-type="float" office:value="218655340">
            <text:p>218655340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12-27</text:p>
          </table:table-cell>
          <table:table-cell office:value-type="float" office:value="34277378178">
            <text:p>342773781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PSA 17.780 ↑ ( &lt;4.100 µg/L ) , fPSA 1.23 ( µg/L )</text:p>
          </table:table-cell>
          <table:table-cell office:value-type="string">
            <text:p>fPSA 1.23 ( µg/L )</text:p>
          </table:table-cell>
          <table:table-cell/>
          <table:table-cell office:value-type="string">
            <text:p>fPSA</text:p>
          </table:table-cell>
          <table:table-cell office:value-type="float" office:value="1.23">
            <text:p>1,2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86473189">
            <text:p>86473189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22426459474">
            <text:p>224264594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A 5.350 ( &lt;4.100 µg/L ) , S , P-Vaba PSA 1.24 ( µg/L )</text:p>
          </table:table-cell>
          <table:table-cell office:value-type="string">
            <text:p>Vaba PSA 1.24 ( µg/L )</text:p>
          </table:table-cell>
          <table:table-cell/>
          <table:table-cell office:value-type="string">
            <text:p>Vaba PSA</text:p>
          </table:table-cell>
          <table:table-cell office:value-type="float" office:value="1.24">
            <text:p>1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584320">
            <text:p>11584320</text:p>
          </table:table-cell>
          <table:table-cell office:value-type="float" office:value="167134577">
            <text:p>167134577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18796223336">
            <text:p>18796223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25 ( µg/L )</text:p>
          </table:table-cell>
          <table:table-cell office:value-type="string">
            <text:p>Vaba PSA 1.25 ( µg/L )</text:p>
          </table:table-cell>
          <table:table-cell/>
          <table:table-cell office:value-type="string">
            <text:p>Vaba PSA</text:p>
          </table:table-cell>
          <table:table-cell office:value-type="float" office:value="1.25">
            <text:p>1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27813">
            <text:p>13827813</text:p>
          </table:table-cell>
          <table:table-cell office:value-type="float" office:value="202319329">
            <text:p>202319329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30352218">
            <text:p>673030352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26 ( µg/L )</text:p>
          </table:table-cell>
          <table:table-cell/>
          <table:table-cell office:value-type="string">
            <text:p>fPSA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63894">
            <text:p>24763894</text:p>
          </table:table-cell>
          <table:table-cell office:value-type="float" office:value="158968482">
            <text:p>158968482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2220983332">
            <text:p>622209833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26 ( µg/L )</text:p>
          </table:table-cell>
          <table:table-cell/>
          <table:table-cell office:value-type="string">
            <text:p>fPSA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35311">
            <text:p>7335311</text:p>
          </table:table-cell>
          <table:table-cell office:value-type="float" office:value="125073589">
            <text:p>125073589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32072277666">
            <text:p>320722776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29 ( µg/L )</text:p>
          </table:table-cell>
          <table:table-cell/>
          <table:table-cell office:value-type="string">
            <text:p>Vaba PSA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27481">
            <text:p>5227481</text:p>
          </table:table-cell>
          <table:table-cell office:value-type="float" office:value="147394132">
            <text:p>147394132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24361682062">
            <text:p>243616820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29 ( µg/L )</text:p>
          </table:table-cell>
          <table:table-cell office:value-type="string">
            <text:p>Vaba PSA 1.29 ( µg/L )</text:p>
          </table:table-cell>
          <table:table-cell/>
          <table:table-cell office:value-type="string">
            <text:p>Vaba PSA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73691">
            <text:p>19173691</text:p>
          </table:table-cell>
          <table:table-cell office:value-type="float" office:value="191884196">
            <text:p>191884196</text:p>
          </table:table-cell>
          <table:table-cell office:value-type="string">
            <text:p>2013-08-10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73030526740">
            <text:p>673030526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 JA/VÕI kaebus PSA 3,87ng/ml , FPSA 1,3 ng/ml</text:p>
          </table:table-cell>
          <table:table-cell office:value-type="string">
            <text:p>FPSA 1,3 ng/ml</text:p>
          </table:table-cell>
          <table:table-cell office:value-type="string">
            <text:p><text:s/>Arvestades ka DRE leidu jääb pt</text:p>
          </table:table-cell>
          <table:table-cell office:value-type="string">
            <text:p>FPSA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26758">
            <text:p>16026758</text:p>
          </table:table-cell>
          <table:table-cell office:value-type="float" office:value="218520843">
            <text:p>218520843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12-16</text:p>
          </table:table-cell>
          <table:table-cell office:value-type="float" office:value="93973942694">
            <text:p>939739426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31 ( µg/L )</text:p>
          </table:table-cell>
          <table:table-cell/>
          <table:table-cell office:value-type="string">
            <text:p>fPSA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42308">
            <text:p>12142308</text:p>
          </table:table-cell>
          <table:table-cell office:value-type="float" office:value="179962592">
            <text:p>179962592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0622956869">
            <text:p>606229568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on 12,3 ja fPSA 1,31 </text:p>
          </table:table-cell>
          <table:table-cell office:value-type="string">
            <text:p>fPSA 1,31 </text:p>
          </table:table-cell>
          <table:table-cell office:value-type="string">
            <text:p>- - suunan uroloogile</text:p>
          </table:table-cell>
          <table:table-cell office:value-type="string">
            <text:p>fPSA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13474">
            <text:p>6513474</text:p>
          </table:table-cell>
          <table:table-cell office:value-type="float" office:value="125036386">
            <text:p>125036386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542889043">
            <text:p>815428890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10.040 ( &lt;4.400 µg/L ) , S , P-Vaba PSA 1.32 ( µg/L )</text:p>
          </table:table-cell>
          <table:table-cell office:value-type="string">
            <text:p>Vaba PSA 1.32 ( µg/L )</text:p>
          </table:table-cell>
          <table:table-cell office:value-type="string">
            <text:p><text:s/>HISTOLOOGILINE UURING nr 2080/1</text:p>
          </table:table-cell>
          <table:table-cell office:value-type="string">
            <text:p>Vaba PSA</text:p>
          </table:table-cell>
          <table:table-cell office:value-type="float" office:value="1.32">
            <text:p>1,3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87619">
            <text:p>22087619</text:p>
          </table:table-cell>
          <table:table-cell office:value-type="float" office:value="179864944">
            <text:p>179864944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2423520">
            <text:p>6730324235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37 ( µg/L )</text:p>
          </table:table-cell>
          <table:table-cell/>
          <table:table-cell office:value-type="string">
            <text:p>fPSA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93420">
            <text:p>11493420</text:p>
          </table:table-cell>
          <table:table-cell office:value-type="float" office:value="167527390">
            <text:p>167527390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94689446415">
            <text:p>946894464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39 ( µg/L )</text:p>
          </table:table-cell>
          <table:table-cell/>
          <table:table-cell office:value-type="string">
            <text:p>fPSA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27902">
            <text:p>15027902</text:p>
          </table:table-cell>
          <table:table-cell office:value-type="float" office:value="161123849">
            <text:p>161123849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30323393">
            <text:p>6730303233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, PSA 18.230 ( &lt;4.100 µg/L ) , fPSA 1.39 ( µg/L )</text:p>
          </table:table-cell>
          <table:table-cell office:value-type="string">
            <text:p>fPSA 1.39 ( µg/L )</text:p>
          </table:table-cell>
          <table:table-cell/>
          <table:table-cell office:value-type="string">
            <text:p>fPSA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18039">
            <text:p>7618039</text:p>
          </table:table-cell>
          <table:table-cell office:value-type="float" office:value="79941638">
            <text:p>79941638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30657330628">
            <text:p>306573306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40 ( µg/L )</text:p>
          </table:table-cell>
          <table:table-cell office:value-type="string">
            <text:p>Vaba PSA 1.40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23131">
            <text:p>23723131</text:p>
          </table:table-cell>
          <table:table-cell office:value-type="float" office:value="185214273">
            <text:p>185214273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30558352">
            <text:p>673030558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41 ( µg/L )</text:p>
          </table:table-cell>
          <table:table-cell/>
          <table:table-cell office:value-type="string">
            <text:p>fPSA</text:p>
          </table:table-cell>
          <table:table-cell office:value-type="float" office:value="1.41">
            <text:p>1,4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7499">
            <text:p>797499</text:p>
          </table:table-cell>
          <table:table-cell office:value-type="float" office:value="125037871">
            <text:p>125037871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25541189799">
            <text:p>255411897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42 ( µg/L )</text:p>
          </table:table-cell>
          <table:table-cell office:value-type="string">
            <text:p>Vaba PSA 1.42 ( µg/L )</text:p>
          </table:table-cell>
          <table:table-cell table:style-name="ce1" office:value-type="string">
            <text:p><text:s/>05.06.2012</text:p>
          </table:table-cell>
          <table:table-cell office:value-type="string">
            <text:p>Vaba PSA</text:p>
          </table:table-cell>
          <table:table-cell office:value-type="float" office:value="1.42">
            <text:p>1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98299">
            <text:p>4598299</text:p>
          </table:table-cell>
          <table:table-cell office:value-type="float" office:value="79924577">
            <text:p>79924577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24872283866">
            <text:p>24872283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44 ( µg/L )</text:p>
          </table:table-cell>
          <table:table-cell office:value-type="string">
            <text:p>Vaba PSA 1.44 ( µg/L )</text:p>
          </table:table-cell>
          <table:table-cell/>
          <table:table-cell office:value-type="string">
            <text:p>Vaba PSA</text:p>
          </table:table-cell>
          <table:table-cell office:value-type="float" office:value="1.44">
            <text:p>1,4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35542">
            <text:p>4035542</text:p>
          </table:table-cell>
          <table:table-cell office:value-type="float" office:value="127092670">
            <text:p>127092670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22230016138">
            <text:p>222300161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48 ( µg/L )</text:p>
          </table:table-cell>
          <table:table-cell office:value-type="string">
            <text:p>Vaba PSA 1.48 ( µg/L )</text:p>
          </table:table-cell>
          <table:table-cell/>
          <table:table-cell office:value-type="string">
            <text:p>Vaba PSA</text:p>
          </table:table-cell>
          <table:table-cell office:value-type="float" office:value="1.48">
            <text:p>1,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61135">
            <text:p>7261135</text:p>
          </table:table-cell>
          <table:table-cell office:value-type="float" office:value="124150882">
            <text:p>124150882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47255768619">
            <text:p>472557686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48 ( µg/L )</text:p>
          </table:table-cell>
          <table:table-cell/>
          <table:table-cell office:value-type="string">
            <text:p>Vaba PSA</text:p>
          </table:table-cell>
          <table:table-cell office:value-type="float" office:value="1.48">
            <text:p>1,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7171">
            <text:p>657171</text:p>
          </table:table-cell>
          <table:table-cell office:value-type="float" office:value="151116380">
            <text:p>151116380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70212530098">
            <text:p>702125300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50 ( µg/L )</text:p>
          </table:table-cell>
          <table:table-cell office:value-type="string">
            <text:p>Vaba PSA 1.50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51145">
            <text:p>23651145</text:p>
          </table:table-cell>
          <table:table-cell office:value-type="float" office:value="166351589">
            <text:p>166351589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17057664722">
            <text:p>17057664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50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20115">
            <text:p>2620115</text:p>
          </table:table-cell>
          <table:table-cell office:value-type="float" office:value="152135071">
            <text:p>152135071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787654165">
            <text:p>277876541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äärtus22.08.201212 : 36Materjal Vaba PSA1.530</text:p>
          </table:table-cell>
          <table:table-cell office:value-type="string">
            <text:p>Vaba PSA1.530</text:p>
          </table:table-cell>
          <table:table-cell office:value-type="string">
            <text:p>suhe vaba PSA/PSA &gt; 0,150.60PSA </text:p>
          </table:table-cell>
          <table:table-cell office:value-type="string">
            <text:p>Vaba PSA</text:p>
          </table:table-cell>
          <table:table-cell office:value-type="float" office:value="1.53">
            <text:p>1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738921">
            <text:p>14738921</text:p>
          </table:table-cell>
          <table:table-cell office:value-type="float" office:value="162565999">
            <text:p>162565999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63853991574">
            <text:p>638539915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55 ( µg/L )</text:p>
          </table:table-cell>
          <table:table-cell/>
          <table:table-cell office:value-type="string">
            <text:p>fPSA</text:p>
          </table:table-cell>
          <table:table-cell office:value-type="float" office:value="1.55">
            <text:p>1,5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614972">
            <text:p>3614972</text:p>
          </table:table-cell>
          <table:table-cell office:value-type="float" office:value="152106497">
            <text:p>152106497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496226914">
            <text:p>944962269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5.04.201214 : 00Materjalseerum Vaba PSA1.580</text:p>
          </table:table-cell>
          <table:table-cell office:value-type="string">
            <text:p>Vaba PSA1.580</text:p>
          </table:table-cell>
          <table:table-cell office:value-type="string">
            <text:p>suhe vaba PSA/PSA &gt; 0,150.23PSA </text:p>
          </table:table-cell>
          <table:table-cell office:value-type="string">
            <text:p>Vaba PSA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20251">
            <text:p>22920251</text:p>
          </table:table-cell>
          <table:table-cell office:value-type="float" office:value="212875496">
            <text:p>212875496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766059">
            <text:p>6730387660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kasutamist ; - PSA-6,43mcg/l , vaba PSA -1,580</text:p>
          </table:table-cell>
          <table:table-cell office:value-type="string">
            <text:p>vaba PSA -1,580</text:p>
          </table:table-cell>
          <table:table-cell office:value-type="string">
            <text:p>-suunan uroloogi konsultatsiooni</text:p>
          </table:table-cell>
          <table:table-cell office:value-type="string">
            <text:p>vaba PSA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5212">
            <text:p>715212</text:p>
          </table:table-cell>
          <table:table-cell office:value-type="float" office:value="122334768">
            <text:p>122334768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5-14</text:p>
          </table:table-cell>
          <table:table-cell office:value-type="float" office:value="56970293149">
            <text:p>569702931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61 ( µg/L )</text:p>
          </table:table-cell>
          <table:table-cell/>
          <table:table-cell office:value-type="string">
            <text:p>Vaba PSA</text:p>
          </table:table-cell>
          <table:table-cell office:value-type="float" office:value="1.61">
            <text:p>1,6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73964">
            <text:p>8073964</text:p>
          </table:table-cell>
          <table:table-cell office:value-type="float" office:value="151139436">
            <text:p>151139436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99337215811">
            <text:p>993372158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65 ( µg/L )</text:p>
          </table:table-cell>
          <table:table-cell office:value-type="string">
            <text:p>Vaba PSA 1.65 ( µg/L )</text:p>
          </table:table-cell>
          <table:table-cell/>
          <table:table-cell office:value-type="string">
            <text:p>Vaba PSA</text:p>
          </table:table-cell>
          <table:table-cell office:value-type="float" office:value="1.65">
            <text:p>1,6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7991">
            <text:p>4967991</text:p>
          </table:table-cell>
          <table:table-cell office:value-type="float" office:value="149898023">
            <text:p>149898023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0740613726">
            <text:p>507406137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1.69 ( µg/L )</text:p>
          </table:table-cell>
          <table:table-cell office:value-type="string">
            <text:p>Vaba PSA 1.69 ( µg/L )</text:p>
          </table:table-cell>
          <table:table-cell/>
          <table:table-cell office:value-type="string">
            <text:p>Vaba PSA</text:p>
          </table:table-cell>
          <table:table-cell office:value-type="float" office:value="1.69">
            <text:p>1,6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081986">
            <text:p>14081986</text:p>
          </table:table-cell>
          <table:table-cell office:value-type="float" office:value="214601977">
            <text:p>214601977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90671730243">
            <text:p>906717302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71 ( µg/L )</text:p>
          </table:table-cell>
          <table:table-cell/>
          <table:table-cell office:value-type="string">
            <text:p>fPSA</text:p>
          </table:table-cell>
          <table:table-cell office:value-type="float" office:value="1.71">
            <text:p>1,7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62884">
            <text:p>24062884</text:p>
          </table:table-cell>
          <table:table-cell office:value-type="float" office:value="214601977">
            <text:p>214601977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90671730243">
            <text:p>90671730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71 ( µg/L )</text:p>
          </table:table-cell>
          <table:table-cell/>
          <table:table-cell office:value-type="string">
            <text:p>fPSA</text:p>
          </table:table-cell>
          <table:table-cell office:value-type="float" office:value="1.71">
            <text:p>1,7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43634">
            <text:p>4043634</text:p>
          </table:table-cell>
          <table:table-cell office:value-type="float" office:value="120091959">
            <text:p>120091959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72745423994">
            <text:p>727454239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samas 8,02ng\ml ja fPSA 1,72ng\ml</text:p>
          </table:table-cell>
          <table:table-cell office:value-type="string">
            <text:p>fPSA 1,72ng\ml</text:p>
          </table:table-cell>
          <table:table-cell office:value-type="string">
            <text:p><text:s/>suhte % 21 , seega pahaloomulis</text:p>
          </table:table-cell>
          <table:table-cell office:value-type="string">
            <text:p>fPSA</text:p>
          </table:table-cell>
          <table:table-cell office:value-type="float" office:value="1.72">
            <text:p>1,72</text:p>
          </table:table-cell>
          <table:table-cell table:number-columns-repeated="2" office:value-type="string">
            <text:p>NULL</text:p>
          </table:table-cell>
          <table:table-cell office:value-type="string">
            <text:p>ng\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61121">
            <text:p>7261121</text:p>
          </table:table-cell>
          <table:table-cell office:value-type="float" office:value="124150882">
            <text:p>124150882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0-10-14</text:p>
          </table:table-cell>
          <table:table-cell office:value-type="float" office:value="47255768619">
            <text:p>472557686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75 ( µg/L )</text:p>
          </table:table-cell>
          <table:table-cell/>
          <table:table-cell office:value-type="string">
            <text:p>Vaba PSA</text:p>
          </table:table-cell>
          <table:table-cell office:value-type="float" office:value="1.75">
            <text:p>1,7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85853">
            <text:p>16885853</text:p>
          </table:table-cell>
          <table:table-cell office:value-type="float" office:value="155202567">
            <text:p>155202567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2-12</text:p>
          </table:table-cell>
          <table:table-cell office:value-type="float" office:value="673036494878">
            <text:p>6730364948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1.80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18747">
            <text:p>7818747</text:p>
          </table:table-cell>
          <table:table-cell office:value-type="float" office:value="84639223">
            <text:p>84639223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61910075277">
            <text:p>619100752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.92 ( µg/L )</text:p>
          </table:table-cell>
          <table:table-cell/>
          <table:table-cell office:value-type="string">
            <text:p>Vaba PSA</text:p>
          </table:table-cell>
          <table:table-cell office:value-type="float" office:value="1.92">
            <text:p>1,9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27926">
            <text:p>15927926</text:p>
          </table:table-cell>
          <table:table-cell office:value-type="float" office:value="176462627">
            <text:p>176462627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635149031">
            <text:p>716351490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- 10,8 ( fPSA - 2,0 </text:p>
          </table:table-cell>
          <table:table-cell office:value-type="string">
            <text:p>fPSA - 2,0 </text:p>
          </table:table-cell>
          <table:table-cell office:value-type="string">
            <text:p>)</text:p>
          </table:table-cell>
          <table:table-cell office:value-type="string">
            <text:p>fPS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23616">
            <text:p>5123616</text:p>
          </table:table-cell>
          <table:table-cell office:value-type="float" office:value="136348599">
            <text:p>136348599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42624288559">
            <text:p>426242885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04 ( µg/L )</text:p>
          </table:table-cell>
          <table:table-cell office:value-type="string">
            <text:p>Vaba PSA 2.04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2.04">
            <text:p>2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02238">
            <text:p>4602238</text:p>
          </table:table-cell>
          <table:table-cell office:value-type="float" office:value="79925444">
            <text:p>79925444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0-27</text:p>
          </table:table-cell>
          <table:table-cell office:value-type="float" office:value="54869228307">
            <text:p>548692283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13 ( µg/L )</text:p>
          </table:table-cell>
          <table:table-cell office:value-type="string">
            <text:p>Vaba PSA 2.13 ( µg/L )</text:p>
          </table:table-cell>
          <table:table-cell/>
          <table:table-cell office:value-type="string">
            <text:p>Vaba PSA</text:p>
          </table:table-cell>
          <table:table-cell office:value-type="float" office:value="2.13">
            <text:p>2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86639">
            <text:p>19686639</text:p>
          </table:table-cell>
          <table:table-cell office:value-type="float" office:value="215199405">
            <text:p>21519940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79233">
            <text:p>6730305792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3 . anal��sid : PSA-4.51ug/l , vaba PSA-2.2</text:p>
          </table:table-cell>
          <table:table-cell office:value-type="string">
            <text:p>vaba PSA-2.2</text:p>
          </table:table-cell>
          <table:table-cell office:value-type="string">
            <text:p>ug/l , Vaba%PSA-st-48.51 %</text:p>
          </table:table-cell>
          <table:table-cell office:value-type="string">
            <text:p>vaba PSA</text:p>
          </table:table-cell>
          <table:table-cell table:style-name="ce1" office:value-type="float" office:value="2.2">
            <text:p>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24731">
            <text:p>22324731</text:p>
          </table:table-cell>
          <table:table-cell office:value-type="float" office:value="210182703">
            <text:p>210182703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88387954686">
            <text:p>883879546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2.25 ( µg/L )</text:p>
          </table:table-cell>
          <table:table-cell/>
          <table:table-cell office:value-type="string">
            <text:p>fPSA</text:p>
          </table:table-cell>
          <table:table-cell office:value-type="float" office:value="2.25">
            <text:p>2,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9036">
            <text:p>619036</text:p>
          </table:table-cell>
          <table:table-cell office:value-type="float" office:value="123376136">
            <text:p>123376136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128768295">
            <text:p>981287682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26 ( µg/L )</text:p>
          </table:table-cell>
          <table:table-cell office:value-type="string">
            <text:p>Vaba PSA 2.26 ( µg/L )</text:p>
          </table:table-cell>
          <table:table-cell office:value-type="string">
            <text:p><text:s/>Veritsusaeg 7.00 ( &lt;8 min )</text:p>
          </table:table-cell>
          <table:table-cell office:value-type="string">
            <text:p>Vaba PSA</text:p>
          </table:table-cell>
          <table:table-cell office:value-type="float" office:value="2.26">
            <text:p>2,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64955">
            <text:p>5164955</text:p>
          </table:table-cell>
          <table:table-cell office:value-type="float" office:value="131796733">
            <text:p>131796733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77395932307">
            <text:p>773959323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31 ( µg/L )</text:p>
          </table:table-cell>
          <table:table-cell office:value-type="string">
            <text:p>Vaba PSA 2.31 ( µg/L )</text:p>
          </table:table-cell>
          <table:table-cell/>
          <table:table-cell office:value-type="string">
            <text:p>Vaba PSA</text:p>
          </table:table-cell>
          <table:table-cell office:value-type="float" office:value="2.31">
            <text:p>2,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56889">
            <text:p>10656889</text:p>
          </table:table-cell>
          <table:table-cell office:value-type="float" office:value="161323434">
            <text:p>161323434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39334577164">
            <text:p>393345771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2.43 ( µg/L )</text:p>
          </table:table-cell>
          <table:table-cell/>
          <table:table-cell office:value-type="string">
            <text:p>fPSA</text:p>
          </table:table-cell>
          <table:table-cell office:value-type="float" office:value="2.43">
            <text:p>2,4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09782">
            <text:p>14909782</text:p>
          </table:table-cell>
          <table:table-cell office:value-type="float" office:value="160245808">
            <text:p>160245808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61589980623">
            <text:p>615899806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52 ( µg/L )</text:p>
          </table:table-cell>
          <table:table-cell office:value-type="string">
            <text:p>Vaba PSA 2.52 ( µg/L )</text:p>
          </table:table-cell>
          <table:table-cell/>
          <table:table-cell office:value-type="string">
            <text:p>Vaba PSA</text:p>
          </table:table-cell>
          <table:table-cell office:value-type="float" office:value="2.52">
            <text:p>2,5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73820">
            <text:p>6273820</text:p>
          </table:table-cell>
          <table:table-cell office:value-type="float" office:value="135808198">
            <text:p>135808198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050883253">
            <text:p>710508832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 luu korteksit 29.06.12 LTKH-s fPSA 2.523 </text:p>
          </table:table-cell>
          <table:table-cell office:value-type="string">
            <text:p>fPSA 2.523 </text:p>
          </table:table-cell>
          <table:table-cell office:value-type="string">
            <text:p>mikrogr/l , PSA 13.6 mikrogr/l</text:p>
          </table:table-cell>
          <table:table-cell office:value-type="string">
            <text:p>fPSA</text:p>
          </table:table-cell>
          <table:table-cell office:value-type="float" office:value="2.523">
            <text:p>2,5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81308">
            <text:p>6181308</text:p>
          </table:table-cell>
          <table:table-cell office:value-type="float" office:value="140910105">
            <text:p>140910105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050883253">
            <text:p>710508832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 luu korteksit 29.06.12 LTKH-s fPSA 2.523 </text:p>
          </table:table-cell>
          <table:table-cell office:value-type="string">
            <text:p>fPSA 2.523 </text:p>
          </table:table-cell>
          <table:table-cell office:value-type="string">
            <text:p>mikrogr/l , PSA 13.6 mikrogr/l</text:p>
          </table:table-cell>
          <table:table-cell office:value-type="string">
            <text:p>fPSA</text:p>
          </table:table-cell>
          <table:table-cell office:value-type="float" office:value="2.523">
            <text:p>2,5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80892">
            <text:p>7680892</text:p>
          </table:table-cell>
          <table:table-cell office:value-type="float" office:value="87186610">
            <text:p>87186610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45093539157">
            <text:p>450935391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55 ( µg/L )</text:p>
          </table:table-cell>
          <table:table-cell office:value-type="string">
            <text:p>Vaba PSA 2.55 ( µg/L )</text:p>
          </table:table-cell>
          <table:table-cell/>
          <table:table-cell office:value-type="string">
            <text:p>Vaba PSA</text:p>
          </table:table-cell>
          <table:table-cell office:value-type="float" office:value="2.55">
            <text:p>2,5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12511">
            <text:p>16812511</text:p>
          </table:table-cell>
          <table:table-cell office:value-type="float" office:value="206835681">
            <text:p>206835681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4</text:p>
          </table:table-cell>
          <table:table-cell office:value-type="float" office:value="44424948922">
            <text:p>444249489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2.56 ( µg/L )</text:p>
          </table:table-cell>
          <table:table-cell/>
          <table:table-cell office:value-type="string">
            <text:p>fPSA</text:p>
          </table:table-cell>
          <table:table-cell office:value-type="float" office:value="2.56">
            <text:p>2,5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98298">
            <text:p>6998298</text:p>
          </table:table-cell>
          <table:table-cell office:value-type="float" office:value="125076277">
            <text:p>125076277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99851386290">
            <text:p>998513862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2.63 ( µg/L )</text:p>
          </table:table-cell>
          <table:table-cell office:value-type="string">
            <text:p>Vaba PSA 2.63 ( µg/L )</text:p>
          </table:table-cell>
          <table:table-cell/>
          <table:table-cell office:value-type="string">
            <text:p>Vaba PSA</text:p>
          </table:table-cell>
          <table:table-cell office:value-type="float" office:value="2.63">
            <text:p>2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70490">
            <text:p>16270490</text:p>
          </table:table-cell>
          <table:table-cell office:value-type="float" office:value="215481981">
            <text:p>215481981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19940580260">
            <text:p>199405802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% ) PSA 8.060 ↑ ( &lt;4.400 µg/L ) fPSA 2.72 ( µg/L )</text:p>
          </table:table-cell>
          <table:table-cell office:value-type="string">
            <text:p>fPSA 2.72 ( µg/L )</text:p>
          </table:table-cell>
          <table:table-cell/>
          <table:table-cell office:value-type="string">
            <text:p>fPSA</text:p>
          </table:table-cell>
          <table:table-cell office:value-type="float" office:value="2.72">
            <text:p>2,7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2160">
            <text:p>552160</text:p>
          </table:table-cell>
          <table:table-cell office:value-type="float" office:value="87149302">
            <text:p>87149302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07</text:p>
          </table:table-cell>
          <table:table-cell office:value-type="float" office:value="59305530848">
            <text:p>593055308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2.88 ( µg/L )</text:p>
          </table:table-cell>
          <table:table-cell/>
          <table:table-cell office:value-type="string">
            <text:p>Vaba PSA</text:p>
          </table:table-cell>
          <table:table-cell office:value-type="float" office:value="2.88">
            <text:p>2,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188665">
            <text:p>14188665</text:p>
          </table:table-cell>
          <table:table-cell office:value-type="float" office:value="186476348">
            <text:p>186476348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570433">
            <text:p>6730305704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oli 9,65 , FPSA - 2,96 </text:p>
          </table:table-cell>
          <table:table-cell office:value-type="string">
            <text:p>FPSA - 2,96 </text:p>
          </table:table-cell>
          <table:table-cell office:value-type="string">
            <text:p>, suhe 30 %</text:p>
          </table:table-cell>
          <table:table-cell office:value-type="string">
            <text:p>FPSA</text:p>
          </table:table-cell>
          <table:table-cell office:value-type="float" office:value="2.96">
            <text:p>2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911462">
            <text:p>11911462</text:p>
          </table:table-cell>
          <table:table-cell office:value-type="float" office:value="179593137">
            <text:p>17959313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441170">
            <text:p>673030441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, PSA 25.820 ( &lt;4.100 µg/L ) , fPSA 3.18 ( µg/L )</text:p>
          </table:table-cell>
          <table:table-cell office:value-type="string">
            <text:p>fPSA 3.18 ( µg/L )</text:p>
          </table:table-cell>
          <table:table-cell/>
          <table:table-cell office:value-type="string">
            <text:p>fPSA</text:p>
          </table:table-cell>
          <table:table-cell office:value-type="float" office:value="3.18">
            <text:p>3,1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72007">
            <text:p>10872007</text:p>
          </table:table-cell>
          <table:table-cell office:value-type="float" office:value="181514362">
            <text:p>18151436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1589980623">
            <text:p>615899806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3.22 ( µg/L )</text:p>
          </table:table-cell>
          <table:table-cell/>
          <table:table-cell office:value-type="string">
            <text:p>fPSA</text:p>
          </table:table-cell>
          <table:table-cell office:value-type="float" office:value="3.22">
            <text:p>3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94825">
            <text:p>24694825</text:p>
          </table:table-cell>
          <table:table-cell office:value-type="float" office:value="160245808">
            <text:p>160245808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1589980623">
            <text:p>61589980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3.22 ( µg/L )</text:p>
          </table:table-cell>
          <table:table-cell/>
          <table:table-cell office:value-type="string">
            <text:p>fPSA</text:p>
          </table:table-cell>
          <table:table-cell office:value-type="float" office:value="3.22">
            <text:p>3,2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06164">
            <text:p>12106164</text:p>
          </table:table-cell>
          <table:table-cell office:value-type="float" office:value="202349237">
            <text:p>202349237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40205145">
            <text:p>6730402051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3.35 ( µg/L )</text:p>
          </table:table-cell>
          <table:table-cell/>
          <table:table-cell office:value-type="string">
            <text:p>fPSA</text:p>
          </table:table-cell>
          <table:table-cell office:value-type="float" office:value="3.35">
            <text:p>3,3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96544">
            <text:p>22596544</text:p>
          </table:table-cell>
          <table:table-cell office:value-type="float" office:value="194169475">
            <text:p>194169475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11536842507">
            <text:p>11536842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3.45 ( µg/L )</text:p>
          </table:table-cell>
          <table:table-cell/>
          <table:table-cell office:value-type="string">
            <text:p>fPSA</text:p>
          </table:table-cell>
          <table:table-cell office:value-type="float" office:value="3.45">
            <text:p>3,4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63640">
            <text:p>1463640</text:p>
          </table:table-cell>
          <table:table-cell office:value-type="float" office:value="140128254">
            <text:p>140128254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119614951">
            <text:p>6111961495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-fPSA 3,894 </text:p>
          </table:table-cell>
          <table:table-cell office:value-type="string">
            <text:p>fPSA 3,894 </text:p>
          </table:table-cell>
          <table:table-cell office:value-type="string">
            <text:p>Kirjeldus : Jääkuriin - 0 uriini</text:p>
          </table:table-cell>
          <table:table-cell office:value-type="string">
            <text:p>fPSA</text:p>
          </table:table-cell>
          <table:table-cell office:value-type="float" office:value="3.894">
            <text:p>3,8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60108">
            <text:p>4260108</text:p>
          </table:table-cell>
          <table:table-cell office:value-type="float" office:value="127435028">
            <text:p>127435028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38213566647">
            <text:p>382135666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3.93 ( µg/L )</text:p>
          </table:table-cell>
          <table:table-cell office:value-type="string">
            <text:p>Vaba PSA 3.93 ( µg/L )</text:p>
          </table:table-cell>
          <table:table-cell/>
          <table:table-cell office:value-type="string">
            <text:p>Vaba PSA</text:p>
          </table:table-cell>
          <table:table-cell office:value-type="float" office:value="3.93">
            <text:p>3,9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92775">
            <text:p>23792775</text:p>
          </table:table-cell>
          <table:table-cell office:value-type="float" office:value="158963389">
            <text:p>158963389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11536842507">
            <text:p>11536842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3.96 ( µg/L )</text:p>
          </table:table-cell>
          <table:table-cell/>
          <table:table-cell office:value-type="string">
            <text:p>fPSA</text:p>
          </table:table-cell>
          <table:table-cell office:value-type="float" office:value="3.96">
            <text:p>3,9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44871">
            <text:p>10644871</text:p>
          </table:table-cell>
          <table:table-cell office:value-type="float" office:value="202353405">
            <text:p>202353405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34170630739">
            <text:p>341706307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3.99 ( µg/L )</text:p>
          </table:table-cell>
          <table:table-cell/>
          <table:table-cell office:value-type="string">
            <text:p>Vaba PSA</text:p>
          </table:table-cell>
          <table:table-cell office:value-type="float" office:value="3.99">
            <text:p>3,9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90790">
            <text:p>23290790</text:p>
          </table:table-cell>
          <table:table-cell office:value-type="float" office:value="168437873">
            <text:p>168437873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10580795177">
            <text:p>105807951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) , PSA 8.000 ( &lt;4.400 µg/L ) , fPSA 4.10 ( µg/L )</text:p>
          </table:table-cell>
          <table:table-cell office:value-type="string">
            <text:p>fPSA 4.10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72668">
            <text:p>7772668</text:p>
          </table:table-cell>
          <table:table-cell office:value-type="float" office:value="83049461">
            <text:p>83049461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84529225902">
            <text:p>845292259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S , P-Vaba PSA 4.11 ( µg/L )</text:p>
          </table:table-cell>
          <table:table-cell office:value-type="string">
            <text:p>Vaba PSA 4.11 ( µg/L )</text:p>
          </table:table-cell>
          <table:table-cell/>
          <table:table-cell office:value-type="string">
            <text:p>Vaba PSA</text:p>
          </table:table-cell>
          <table:table-cell table:style-name="ce1" office:value-type="float" office:value="4.11">
            <text:p>4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9648">
            <text:p>8339648</text:p>
          </table:table-cell>
          <table:table-cell office:value-type="float" office:value="142703190">
            <text:p>142703190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34615489678">
            <text:p>346154896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P-PSA 19.950 ( &lt;3.100 µg/L ) , Vaba PSA 4.68 ( µg/L )</text:p>
          </table:table-cell>
          <table:table-cell office:value-type="string">
            <text:p>Vaba PSA 4.68 ( µg/L )</text:p>
          </table:table-cell>
          <table:table-cell/>
          <table:table-cell office:value-type="string">
            <text:p>Vaba PSA</text:p>
          </table:table-cell>
          <table:table-cell office:value-type="float" office:value="4.68">
            <text:p>4,6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22023">
            <text:p>16822023</text:p>
          </table:table-cell>
          <table:table-cell office:value-type="float" office:value="155209942">
            <text:p>155209942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68215684330">
            <text:p>682156843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, PSA 36.680 ( &lt;4.400 µg/L ) , fPSA 5.07 ( µg/L )</text:p>
          </table:table-cell>
          <table:table-cell office:value-type="string">
            <text:p>fPSA 5.07 ( µg/L )</text:p>
          </table:table-cell>
          <table:table-cell/>
          <table:table-cell office:value-type="string">
            <text:p>fPSA</text:p>
          </table:table-cell>
          <table:table-cell table:style-name="ce1" office:value-type="float" office:value="5.07">
            <text:p>5,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19716">
            <text:p>16719716</text:p>
          </table:table-cell>
          <table:table-cell office:value-type="float" office:value="158943693">
            <text:p>158943693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18</text:p>
          </table:table-cell>
          <table:table-cell office:value-type="float" office:value="673037822395">
            <text:p>6730378223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5.74 ( µg/L )</text:p>
          </table:table-cell>
          <table:table-cell/>
          <table:table-cell office:value-type="string">
            <text:p>fPSA</text:p>
          </table:table-cell>
          <table:table-cell office:value-type="float" office:value="5.74">
            <text:p>5,7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633890">
            <text:p>9633890</text:p>
          </table:table-cell>
          <table:table-cell office:value-type="float" office:value="162216451">
            <text:p>162216451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712038998">
            <text:p>817120389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oli 6,64</text:p>
          </table:table-cell>
          <table:table-cell office:value-type="string">
            <text:p><text:s/>ja S PSA ( prostataspetsiifilin</text:p>
          </table:table-cell>
          <table:table-cell office:value-type="string">
            <text:p>Vaba PSA</text:p>
          </table:table-cell>
          <table:table-cell office:value-type="float" office:value="6.64">
            <text:p>6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27864">
            <text:p>16327864</text:p>
          </table:table-cell>
          <table:table-cell office:value-type="float" office:value="168865634">
            <text:p>168865634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3-26</text:p>
          </table:table-cell>
          <table:table-cell office:value-type="float" office:value="673034887750">
            <text:p>6730348877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6.65 ( µg/L )</text:p>
          </table:table-cell>
          <table:table-cell/>
          <table:table-cell office:value-type="string">
            <text:p>fPSA</text:p>
          </table:table-cell>
          <table:table-cell office:value-type="float" office:value="6.65">
            <text:p>6,6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9651">
            <text:p>8339651</text:p>
          </table:table-cell>
          <table:table-cell office:value-type="float" office:value="142703190">
            <text:p>142703190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34615489678">
            <text:p>346154896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20.850 ( &lt;3.100 µg/L ) , S , P-Vaba PSA 8.18 ( µg/L )</text:p>
          </table:table-cell>
          <table:table-cell office:value-type="string">
            <text:p>Vaba PSA 8.18 ( µg/L )</text:p>
          </table:table-cell>
          <table:table-cell/>
          <table:table-cell office:value-type="string">
            <text:p>Vaba PSA</text:p>
          </table:table-cell>
          <table:table-cell office:value-type="float" office:value="8.18">
            <text:p>8,1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76744">
            <text:p>10176744</text:p>
          </table:table-cell>
          <table:table-cell office:value-type="float" office:value="213453277">
            <text:p>213453277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694848">
            <text:p>6730336948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&gt; 100 ug/L , vaba PSA 9 ug/L</text:p>
          </table:table-cell>
          <table:table-cell office:value-type="string">
            <text:p>vaba PSA 9 ug/L</text:p>
          </table:table-cell>
          <table:table-cell office:value-type="string">
            <text:p><text:s/>Konsulteeritud uroloogi poolt ,</text:p>
          </table:table-cell>
          <table:table-cell office:value-type="string">
            <text:p>vaba PS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u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50800">
            <text:p>10150800</text:p>
          </table:table-cell>
          <table:table-cell office:value-type="float" office:value="182855669">
            <text:p>182855669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3-04</text:p>
          </table:table-cell>
          <table:table-cell office:value-type="float" office:value="24654992747">
            <text:p>246549927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- 5,72 , vaba PSA - 13 . </text:p>
          </table:table-cell>
          <table:table-cell office:value-type="string">
            <text:p>vaba PSA - 13 . </text:p>
          </table:table-cell>
          <table:table-cell office:value-type="string">
            <text:p>- Fe 7,7 , Ferritiin - 511,3 .</text:p>
          </table:table-cell>
          <table:table-cell office:value-type="string">
            <text:p>vaba PSA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11456">
            <text:p>3311456</text:p>
          </table:table-cell>
          <table:table-cell office:value-type="float" office:value="89407999">
            <text:p>89407999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036183659">
            <text:p>220361836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peratsioon Praegu urineerinine vaba PSA 13,480ng/ml</text:p>
          </table:table-cell>
          <table:table-cell office:value-type="string">
            <text:p>vaba PSA 13,480ng/ml</text:p>
          </table:table-cell>
          <table:table-cell office:value-type="string">
            <text:p><text:s/>langenud 6,15ng/ml</text:p>
          </table:table-cell>
          <table:table-cell office:value-type="string">
            <text:p>vaba PSA</text:p>
          </table:table-cell>
          <table:table-cell office:value-type="float" office:value="13.48">
            <text:p>13,4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79948">
            <text:p>7179948</text:p>
          </table:table-cell>
          <table:table-cell office:value-type="float" office:value="125074397">
            <text:p>125074397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47430180409">
            <text:p>474301804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3.75 ( µg/L )</text:p>
          </table:table-cell>
          <table:table-cell/>
          <table:table-cell office:value-type="string">
            <text:p>Vaba PSA</text:p>
          </table:table-cell>
          <table:table-cell office:value-type="float" office:value="13.75">
            <text:p>13,7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8253">
            <text:p>1438253</text:p>
          </table:table-cell>
          <table:table-cell office:value-type="float" office:value="127054733">
            <text:p>127054733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820031148">
            <text:p>14820031148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lus prostata Ca-le PSA &lt;270 ja fPSA&gt; 18 , </text:p>
          </table:table-cell>
          <table:table-cell office:value-type="string">
            <text:p>fPSA&gt; 18 , </text:p>
          </table:table-cell>
          <table:table-cell office:value-type="string">
            <text:p>normokroomne aneemia</text:p>
          </table:table-cell>
          <table:table-cell office:value-type="string">
            <text:p>fPSA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7595">
            <text:p>1227595</text:p>
          </table:table-cell>
          <table:table-cell office:value-type="float" office:value="127054733">
            <text:p>127054733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820031148">
            <text:p>1482003114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lus prostata Ca-le PSA &lt;270 ja fPSA&gt; 18 , </text:p>
          </table:table-cell>
          <table:table-cell office:value-type="string">
            <text:p>fPSA&gt; 18 , </text:p>
          </table:table-cell>
          <table:table-cell office:value-type="string">
            <text:p>normokroomne aneemia</text:p>
          </table:table-cell>
          <table:table-cell office:value-type="string">
            <text:p>fPSA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41546">
            <text:p>6741546</text:p>
          </table:table-cell>
          <table:table-cell office:value-type="float" office:value="123362047">
            <text:p>123362047</text:p>
          </table:table-cell>
          <table:table-cell office:value-type="string">
            <text:p>2012-05-23</text:p>
          </table:table-cell>
          <table:table-cell office:value-type="string">
            <text:p>S</text:p>
          </table:table-cell>
          <table:table-cell office:value-type="string">
            <text:p>2012-05-10</text:p>
          </table:table-cell>
          <table:table-cell office:value-type="float" office:value="61892820378">
            <text:p>618928203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P-PSA 83.400 ( &lt;3.100 µg/L ) , Vaba PSA 23.28 ( µg/L )</text:p>
          </table:table-cell>
          <table:table-cell office:value-type="string">
            <text:p>Vaba PSA 23.28 ( µg/L )</text:p>
          </table:table-cell>
          <table:table-cell/>
          <table:table-cell office:value-type="string">
            <text:p>Vaba PSA</text:p>
          </table:table-cell>
          <table:table-cell office:value-type="float" office:value="23.28">
            <text:p>23,2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44934">
            <text:p>23144934</text:p>
          </table:table-cell>
          <table:table-cell office:value-type="float" office:value="166462244">
            <text:p>166462244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673031597605">
            <text:p>673031597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</text:p>
          </table:table-cell>
          <table:table-cell office:value-type="string">
            <text:p>(?P&lt;key&gt;((([Ff]|[Vv]aba)[-_ ]*PSA)|(v\.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fPSA &gt; 50.00 ( µg/L )</text:p>
          </table:table-cell>
          <table:table-cell/>
          <table:table-cell office:value-type="string">
            <text:p>fPS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8:09:55.62</dc:date>
    <meta:document-statistic meta:table-count="1" meta:cell-count="14595" meta:object-count="0"/>
    <meta:generator>LibreOffice/4.0.0.3$Windows_x86 LibreOffice_project/7545bee9c2a0782548772a21bc84a9dcc583b89</meta:generator>
  </office:meta>
</office:document-meta>
</file>